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1.4pt"/>
    </style:style>
    <style:style style:name="co2" style:family="table-column">
      <style:table-column-properties fo:break-before="auto" style:column-width="63.89pt"/>
    </style:style>
    <style:style style:name="co3" style:family="table-column">
      <style:table-column-properties fo:break-before="auto" style:column-width="209.06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1734_conv:23469</text:p>
          </table:table-cell>
          <table:table-cell table:style-name="ce2" office:value-type="string" calcext:value-type="string">
            <text:p>excited</text:p>
          </table:table-cell>
          <table:table-cell table:style-name="ce4" office:value-type="string" calcext:value-type="string">
            <text:p>We became zoo members for the first time.</text:p>
          </table:table-cell>
          <table:table-cell table:style-name="ce2" office:value-type="float" office:value="123" calcext:value-type="float">
            <text:p>123</text:p>
          </table:table-cell>
          <table:table-cell table:style-name="ce4" office:value-type="string" calcext:value-type="string">
            <text:p>My family and I became zoo members this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do you get to go the zoo any number of times you want for f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do_comma_ you can go every day of the year if you w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unds like a dream for any animal lover! I am guessing you must be one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68_conv:2737</text:p>
          </table:table-cell>
          <table:table-cell table:style-name="ce2" office:value-type="string" calcext:value-type="string">
            <text:p>hopeful</text:p>
          </table:table-cell>
          <table:table-cell table:style-name="ce4" office:value-type="string" calcext:value-type="string">
            <text:p>I think this semester is going to go well. I am prepared.</text:p>
          </table:table-cell>
          <table:table-cell table:style-name="ce2" office:value-type="float" office:value="262" calcext:value-type="float">
            <text:p>262</text:p>
          </table:table-cell>
          <table:table-cell table:style-name="ce4" office:value-type="string" calcext:value-type="string">
            <text:p>I am excited about my next semester at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you're starting up again soon_comma_ too? Me too. I'm excited and a little bit unexcited. Will be good to have a schedule_comma_ but worried about being able to do school and earn money to pay rent. What are you majoring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majoring in Psychology and Criminology. I have gotten the hang of the work/school/mom balance so I think it's going to g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ey_comma_ that's pretty cool! I'm majoring in social work. Those both are close alternatives to social work that I gave some thought to. Sometimes I think I should have done criminology_comma_ but oh well. I hope you enjoy your semes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14_conv:22828</text:p>
          </table:table-cell>
          <table:table-cell table:style-name="ce2" office:value-type="string" calcext:value-type="string">
            <text:p>disgusted</text:p>
          </table:table-cell>
          <table:table-cell table:style-name="ce4" office:value-type="string" calcext:value-type="string">
            <text:p>My favorite team blew a big lead in the playoffs.</text:p>
          </table:table-cell>
          <table:table-cell table:style-name="ce2" office:value-type="float" office:value="804" calcext:value-type="float">
            <text:p>804</text:p>
          </table:table-cell>
          <table:table-cell table:style-name="ce4" office:value-type="string" calcext:value-type="string">
            <text:p>My favorite team blew a big lead in the playoffs. It was like drinking sour mil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im a browns fan i feel that p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I hate when teams choke. It makes m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yea me too it su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2_conv:5365</text:p>
          </table:table-cell>
          <table:table-cell table:style-name="ce2" office:value-type="string" calcext:value-type="string">
            <text:p>lonely</text:p>
          </table:table-cell>
          <table:table-cell table:style-name="ce4" office:value-type="string" calcext:value-type="string">
            <text:p>Is it bad to enjoy solitude_comma_ because I am enjoying it.</text:p>
          </table:table-cell>
          <table:table-cell table:style-name="ce2" office:value-type="float" office:value="326" calcext:value-type="float">
            <text:p>326</text:p>
          </table:table-cell>
          <table:table-cell table:style-name="ce4" office:value-type="string" calcext:value-type="string">
            <text:p>Recently I've been enjoying being by mysel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I like my alone time too. What do you enjoy doing by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just love people watch_comma_ if that's considered alon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Oh that's is fun. It's a way to be alone with your thoughts_comma_ but still be around others. I love to watch peopl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82_conv:8964</text:p>
          </table:table-cell>
          <table:table-cell table:style-name="ce2" office:value-type="string" calcext:value-type="string">
            <text:p>apprehensive</text:p>
          </table:table-cell>
          <table:table-cell table:style-name="ce4" office:value-type="string" calcext:value-type="string">
            <text:p>my dad is going to get his heart checked tomorrow. i am so nervous about it.</text:p>
          </table:table-cell>
          <table:table-cell table:style-name="ce2" office:value-type="float" office:value="391" calcext:value-type="float">
            <text:p>391</text:p>
          </table:table-cell>
          <table:table-cell table:style-name="ce4" office:value-type="string" calcext:value-type="string">
            <text:p>my dad is going to get his heart checked tomorr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is h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was not feeling well last week.. i am really hoping his heart is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Does he has any record with heart proble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7_conv:11014</text:p>
          </table:table-cell>
          <table:table-cell table:style-name="ce2" office:value-type="string" calcext:value-type="string">
            <text:p>disgusted</text:p>
          </table:table-cell>
          <table:table-cell table:style-name="ce4" office:value-type="string" calcext:value-type="string">
            <text:p>I stil have my old computer from the 90s in my basement.</text:p>
          </table:table-cell>
          <table:table-cell table:style-name="ce2" office:value-type="float" office:value="1" calcext:value-type="float">
            <text:p>1</text:p>
          </table:table-cell>
          <table:table-cell table:style-name="ce4" office:value-type="string" calcext:value-type="string">
            <text:p>I stil have my old computer from the 90s in my basemen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Does it run well st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 I don't think it even turns on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maybe it is worth something to a collec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25_conv:16251</text:p>
          </table:table-cell>
          <table:table-cell table:style-name="ce2" office:value-type="string" calcext:value-type="string">
            <text:p>excited</text:p>
          </table:table-cell>
          <table:table-cell table:style-name="ce4" office:value-type="string" calcext:value-type="string">
            <text:p>My wife is going to be back from out of the country for 2 months in about a week. <text:s/>I'm super happy.</text:p>
          </table:table-cell>
          <table:table-cell table:style-name="ce2" office:value-type="float" office:value="310" calcext:value-type="float">
            <text:p>310</text:p>
          </table:table-cell>
          <table:table-cell table:style-name="ce4" office:value-type="string" calcext:value-type="string">
            <text:p>My wife has been out of the country for two months and is getting back in a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I know you're happy ð���</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Definitely :) <text:s/>It's been a long and lonely summ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I feel ya_comma_ lonely inde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62_conv:7725</text:p>
          </table:table-cell>
          <table:table-cell table:style-name="ce2" office:value-type="string" calcext:value-type="string">
            <text:p>anticipating</text:p>
          </table:table-cell>
          <table:table-cell table:style-name="ce4" office:value-type="string" calcext:value-type="string">
            <text:p>I'm going to volunteer at a local food bank. I hope I can make a positive difference.</text:p>
          </table:table-cell>
          <table:table-cell table:style-name="ce2" office:value-type="float" office:value="1" calcext:value-type="float">
            <text:p>1</text:p>
          </table:table-cell>
          <table:table-cell table:style-name="ce4" office:value-type="string" calcext:value-type="string">
            <text:p>I'm going to volunteer at a local food bank. I hope I can make a positive differe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 is amazing. <text:s/>I have had to use a food bank before. <text:s/>I was so gra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are you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m great back on my feet. <text:s/>I just needed a little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76_conv:3753</text:p>
          </table:table-cell>
          <table:table-cell table:style-name="ce2" office:value-type="string" calcext:value-type="string">
            <text:p>guilty</text:p>
          </table:table-cell>
          <table:table-cell table:style-name="ce4" office:value-type="string" calcext:value-type="string">
            <text:p>i use to steal my moms money when i was younger</text:p>
          </table:table-cell>
          <table:table-cell table:style-name="ce2" office:value-type="float" office:value="271" calcext:value-type="float">
            <text:p>271</text:p>
          </table:table-cell>
          <table:table-cell table:style-name="ce4" office:value-type="string" calcext:value-type="string">
            <text:p>i always stole my moms money when i wasyoung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young we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float" office:value="12" calcext:value-type="float">
            <text:p>1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t bad then_comma_ that is being a k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46_conv:21893</text:p>
          </table:table-cell>
          <table:table-cell table:style-name="ce2" office:value-type="string" calcext:value-type="string">
            <text:p>furious</text:p>
          </table:table-cell>
          <table:table-cell table:style-name="ce4" office:value-type="string" calcext:value-type="string">
            <text:p>i came home yesterday_comma_ i found my sofa torn up_comma_ let's say this I am not happy with my pet dog</text:p>
          </table:table-cell>
          <table:table-cell table:style-name="ce2" office:value-type="float" office:value="675" calcext:value-type="float">
            <text:p>675</text:p>
          </table:table-cell>
          <table:table-cell table:style-name="ce4" office:value-type="string" calcext:value-type="string">
            <text:p>i came home yesterday_comma_ i found my sofa torn up_comma_ let's say this I am not very <text:s/>happy with my pet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Uh oh. I bet he knew he was in trouble. Did you get him a c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was on the verge of something more serious and probably would have regr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Yeah_comma_ I'm glad you didn't do anything you would regret. I hope he is better for you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7_conv:12134</text:p>
          </table:table-cell>
          <table:table-cell table:style-name="ce2" office:value-type="string" calcext:value-type="string">
            <text:p>jealous</text:p>
          </table:table-cell>
          <table:table-cell table:style-name="ce4" office:value-type="string" calcext:value-type="string">
            <text:p>im envious of everyone who is outside enjoying the sun right now</text:p>
          </table:table-cell>
          <table:table-cell table:style-name="ce2" office:value-type="float" office:value="44" calcext:value-type="float">
            <text:p>44</text:p>
          </table:table-cell>
          <table:table-cell table:style-name="ce4" office:value-type="string" calcext:value-type="string">
            <text:p>im envious of everyone who is outside enjoying the sun righ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I hear ya. Im stuck here at work for another da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same here_comma_ but the weekend will b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just hope it doesnt rain this week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23_conv:23246</text:p>
          </table:table-cell>
          <table:table-cell table:style-name="ce2" office:value-type="string" calcext:value-type="string">
            <text:p>jealous</text:p>
          </table:table-cell>
          <table:table-cell table:style-name="ce4" office:value-type="string" calcext:value-type="string">
            <text:p>My friend got some new Nike shoes. I have an old pair.</text:p>
          </table:table-cell>
          <table:table-cell table:style-name="ce2" office:value-type="float" office:value="375" calcext:value-type="float">
            <text:p>375</text:p>
          </table:table-cell>
          <table:table-cell table:style-name="ce4" office:value-type="string" calcext:value-type="string">
            <text:p>So jealous of my budd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hy is that_comma_ might I ask? Maybe I can help you reframe it better to look at it more positiv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got some new shoes and mine are old and bea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I see. Yeah_comma_ it kind of stinks being around people who can afford things you would like. But maybe you can view it as you being more mindful and responsible with your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7_conv:11495</text:p>
          </table:table-cell>
          <table:table-cell table:style-name="ce2" office:value-type="string" calcext:value-type="string">
            <text:p>sad</text:p>
          </table:table-cell>
          <table:table-cell table:style-name="ce4" office:value-type="string" calcext:value-type="string">
            <text:p>I felt sad when I watched a show last night. It was about school shootings in Texas.</text:p>
          </table:table-cell>
          <table:table-cell table:style-name="ce2" office:value-type="float" office:value="196" calcext:value-type="float">
            <text:p>196</text:p>
          </table:table-cell>
          <table:table-cell table:style-name="ce4" office:value-type="string" calcext:value-type="string">
            <text:p>I was watching a show last night about the shooting at PArklands school in Texas a few month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see. How was the s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very sad. But focussed on the gun control deb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 sounds like an important film. I love watching documenta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too - this one was on BBC. It was intere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38_conv:8277</text:p>
          </table:table-cell>
          <table:table-cell table:style-name="ce2" office:value-type="string" calcext:value-type="string">
            <text:p>disgusted</text:p>
          </table:table-cell>
          <table:table-cell table:style-name="ce4" office:value-type="string" calcext:value-type="string">
            <text:p>I ordered a half pound of turley and the lady at the deli gave me roast beef. I didn't notice until we got home. It was terrible</text:p>
          </table:table-cell>
          <table:table-cell table:style-name="ce2" office:value-type="float" office:value="262" calcext:value-type="float">
            <text:p>262</text:p>
          </table:table-cell>
          <table:table-cell table:style-name="ce4" office:value-type="string" calcext:value-type="string">
            <text:p>I ordered a half pound of turkey at the deli. That is not what I go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get more or le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got some weird cajun roast beef. I didn't even notice until I was gonna make sandwich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ow.. thats horrible.. our butcher gives you a sample before slicing.. i find this the best way to verif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ill do that next time for sure. The kids were bothering me so I wasn't paying atten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66_conv:4532</text:p>
          </table:table-cell>
          <table:table-cell table:style-name="ce2" office:value-type="string" calcext:value-type="string">
            <text:p>proud</text:p>
          </table:table-cell>
          <table:table-cell table:style-name="ce4" office:value-type="string" calcext:value-type="string">
            <text:p>I'm pleased with myself for the extra work I've done this summer.</text:p>
          </table:table-cell>
          <table:table-cell table:style-name="ce2" office:value-type="float" office:value="225" calcext:value-type="float">
            <text:p>225</text:p>
          </table:table-cell>
          <table:table-cell table:style-name="ce4" office:value-type="string" calcext:value-type="string">
            <text:p>I've done a lot of extra work this summ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What kind of work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Mostly around the house stuff_comma_ that gets let go the rest of the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I guess you got a lot accomplished then. Do you work a regular job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1_conv:1182</text:p>
          </table:table-cell>
          <table:table-cell table:style-name="ce2" office:value-type="string" calcext:value-type="string">
            <text:p>caring</text:p>
          </table:table-cell>
          <table:table-cell table:style-name="ce4" office:value-type="string" calcext:value-type="string">
            <text:p>When I lost a huge sum of money</text:p>
          </table:table-cell>
          <table:table-cell table:style-name="ce2" office:value-type="float" office:value="191" calcext:value-type="float">
            <text:p>191</text:p>
          </table:table-cell>
          <table:table-cell table:style-name="ce4" office:value-type="string" calcext:value-type="string">
            <text:p>When i lost my money I felt lo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I surely feel your pain.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I engaged in a business that later turned out to be a sc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That's not good. Sometimes it's difficult to determine what is legit and what is no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21_conv:14242</text:p>
          </table:table-cell>
          <table:table-cell table:style-name="ce2" office:value-type="string" calcext:value-type="string">
            <text:p>angry</text:p>
          </table:table-cell>
          <table:table-cell table:style-name="ce4" office:value-type="string" calcext:value-type="string">
            <text:p>In the supermarket last week I was angered by parents letting their small kids push trolleys. It was very busy and they were causing chaos.</text:p>
          </table:table-cell>
          <table:table-cell table:style-name="ce2" office:value-type="float" office:value="196" calcext:value-type="float">
            <text:p>196</text:p>
          </table:table-cell>
          <table:table-cell table:style-name="ce4" office:value-type="string" calcext:value-type="string">
            <text:p>I got very annoyed in teh supermarket las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What made you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Parents letting their very young kids push trolleys - it was a busy saturday and they were causing cha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I hate that too. Just let me buy what I need to buy and le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Exactly - it's so inconside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09_conv:23618</text:p>
          </table:table-cell>
          <table:table-cell table:style-name="ce2" office:value-type="string" calcext:value-type="string">
            <text:p>furious</text:p>
          </table:table-cell>
          <table:table-cell table:style-name="ce4" office:value-type="string" calcext:value-type="string">
            <text:p>Someone keyed my car at work today! Injust got the car last week!</text:p>
          </table:table-cell>
          <table:table-cell table:style-name="ce2" office:value-type="float" office:value="243" calcext:value-type="float">
            <text:p>243</text:p>
          </table:table-cell>
          <table:table-cell table:style-name="ce4" office:value-type="string" calcext:value-type="string">
            <text:p>Someone keyed my car at work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ikes! <text:s/>Did you find out who it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have no idea who_comma_ but I just got the car las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Man that's awful. <text:s/>Did you file a police rep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40_conv:5281</text:p>
          </table:table-cell>
          <table:table-cell table:style-name="ce2" office:value-type="string" calcext:value-type="string">
            <text:p>embarrassed</text:p>
          </table:table-cell>
          <table:table-cell table:style-name="ce4" office:value-type="string" calcext:value-type="string">
            <text:p>I farted in front of my relatives.</text:p>
          </table:table-cell>
          <table:table-cell table:style-name="ce2" office:value-type="float" office:value="59" calcext:value-type="float">
            <text:p>59</text:p>
          </table:table-cell>
          <table:table-cell table:style-name="ce4" office:value-type="string" calcext:value-type="string">
            <text:p>I farted in front of my relatives during christmas dinn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LOL. Sorry. Was it embarrassing or did you laugh it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was really embarrassing_comma_ especially since my hot cousin was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my. But why do you care if they're your cous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50_conv:18101</text:p>
          </table:table-cell>
          <table:table-cell table:style-name="ce2" office:value-type="string" calcext:value-type="string">
            <text:p>devastated</text:p>
          </table:table-cell>
          <table:table-cell table:style-name="ce4" office:value-type="string" calcext:value-type="string">
            <text:p>i was crushed when i didnt get the weekend off</text:p>
          </table:table-cell>
          <table:table-cell table:style-name="ce2" office:value-type="float" office:value="238" calcext:value-type="float">
            <text:p>238</text:p>
          </table:table-cell>
          <table:table-cell table:style-name="ce4" office:value-type="string" calcext:value-type="string">
            <text:p>i was crushed when i didnt get the weekend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Now that's just not right! Weekends are supposed to be for relaxing and hanging out with friends_comma_ not slaving away for the man! Hopefully you didn't have to cancel any pl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had to cancel my t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Wow_comma_ that really sucks_comma_ I'm sorry to hear that. You deserve to take yourself some vacation time or sick time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55_conv:15311</text:p>
          </table:table-cell>
          <table:table-cell table:style-name="ce2" office:value-type="string" calcext:value-type="string">
            <text:p>terrified</text:p>
          </table:table-cell>
          <table:table-cell table:style-name="ce4" office:value-type="string" calcext:value-type="string">
            <text:p>A guy was chasing me down an alley yesterday. <text:s/>I was so scared when it happened.</text:p>
          </table:table-cell>
          <table:table-cell table:style-name="ce2" office:value-type="float" office:value="322" calcext:value-type="float">
            <text:p>322</text:p>
          </table:table-cell>
          <table:table-cell table:style-name="ce4" office:value-type="string" calcext:value-type="string">
            <text:p>A guy was chasing me down an alley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Oh no. I'm so sorry to hear that. It must have been terrif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was so scared when i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I'm glad you'r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5_conv:12870</text:p>
          </table:table-cell>
          <table:table-cell table:style-name="ce2" office:value-type="string" calcext:value-type="string">
            <text:p>proud</text:p>
          </table:table-cell>
          <table:table-cell table:style-name="ce4" office:value-type="string" calcext:value-type="string">
            <text:p>My sister graduated from college after a long road of persistence and determination.</text:p>
          </table:table-cell>
          <table:table-cell table:style-name="ce2" office:value-type="float" office:value="188" calcext:value-type="float">
            <text:p>188</text:p>
          </table:table-cell>
          <table:table-cell table:style-name="ce4" office:value-type="string" calcext:value-type="string">
            <text:p>My sister graduated from college after a long road of persistence and determin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 is great_comma_ I bet she is very proud of he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es_comma_ she is. My family and I are very happy with her accomplish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As you should be_comma_ so many young people give up before reaching their go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72_conv:20544</text:p>
          </table:table-cell>
          <table:table-cell table:style-name="ce2" office:value-type="string" calcext:value-type="string">
            <text:p>sentimental</text:p>
          </table:table-cell>
          <table:table-cell table:style-name="ce4" office:value-type="string" calcext:value-type="string">
            <text:p>When moving out of my old family home_comma_ I came across a few bags of stuffed animals I had as a kid. Probably 20 animals total. </text:p>
          </table:table-cell>
          <table:table-cell table:style-name="ce2" office:value-type="float" office:value="666" calcext:value-type="float">
            <text:p>666</text:p>
          </table:table-cell>
          <table:table-cell table:style-name="ce4" office:value-type="string" calcext:value-type="string">
            <text:p>When moving out of my old family home_comma_ I came across a few bags of stuffed animals I had as a kid. Probably 20 animals tota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ow that sure is a lot of stuffed animals_comma_ did you play with toys alot at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d say so. I had a big imagination as a child_comma_ but that was replaced by other interests as I matu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at kind of interes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86_conv:8972</text:p>
          </table:table-cell>
          <table:table-cell table:style-name="ce2" office:value-type="string" calcext:value-type="string">
            <text:p>excited</text:p>
          </table:table-cell>
          <table:table-cell table:style-name="ce4" office:value-type="string" calcext:value-type="string">
            <text:p>I was so thrilled to get concert tickets for a surprise show. It will be so fun!</text:p>
          </table:table-cell>
          <table:table-cell table:style-name="ce2" office:value-type="float" office:value="366" calcext:value-type="float">
            <text:p>366</text:p>
          </table:table-cell>
          <table:table-cell table:style-name="ce4" office:value-type="string" calcext:value-type="string">
            <text:p>I am so thrilled that I scored some concert tickets to a surprise performanc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 cool! For what 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e Strokes are playing this show on the fly in a month. It's so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love the Strokes! Julian is my favorite sing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_conv:1654</text:p>
          </table:table-cell>
          <table:table-cell table:style-name="ce2" office:value-type="string" calcext:value-type="string">
            <text:p>trusting</text:p>
          </table:table-cell>
          <table:table-cell table:style-name="ce4" office:value-type="string" calcext:value-type="string">
            <text:p>At work today. I was not feeling that great so my coworker had to pick up the slack.</text:p>
          </table:table-cell>
          <table:table-cell table:style-name="ce2" office:value-type="float" office:value="60" calcext:value-type="float">
            <text:p>60</text:p>
          </table:table-cell>
          <table:table-cell table:style-name="ce4" office:value-type="string" calcext:value-type="string">
            <text:p>Today as soon as I got to work I got sick. I have a new coworker that stepped in and helped me out. Her works looks good but I'm nervo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 hope you are feeling better. What makes you so nervous? Are you worried your superiors will look down on you leaving ea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No we are allowed to help each other but I'm worried his code will not pass once the program is d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m sure you can get in tomorrow and see how it looks. You can work together to make sure it wor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work so. I want to trust him but we have only worked together a few week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64_conv:19528</text:p>
          </table:table-cell>
          <table:table-cell table:style-name="ce2" office:value-type="string" calcext:value-type="string">
            <text:p>joyful</text:p>
          </table:table-cell>
          <table:table-cell table:style-name="ce4" office:value-type="string" calcext:value-type="string">
            <text:p>i'm so happy with the life i have i'm honestly blessed</text:p>
          </table:table-cell>
          <table:table-cell table:style-name="ce2" office:value-type="float" office:value="463" calcext:value-type="float">
            <text:p>463</text:p>
          </table:table-cell>
          <table:table-cell table:style-name="ce4" office:value-type="string" calcext:value-type="string">
            <text:p>i'm so happy with the life i have i'm honestly bless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pretty cool...what's the number one thing you're most grateful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my husband and the life we've made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great_comma_ I'm thankful for my self-employed status and all the money I'm making for my future family. <text:s/>Wish y'all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is great. i wish we had a little more flexibi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_conv:1590</text:p>
          </table:table-cell>
          <table:table-cell table:style-name="ce2" office:value-type="string" calcext:value-type="string">
            <text:p>joyful</text:p>
          </table:table-cell>
          <table:table-cell table:style-name="ce4" office:value-type="string" calcext:value-type="string">
            <text:p>The birth of my nieces were some of the best times of my life. I have four.</text:p>
          </table:table-cell>
          <table:table-cell table:style-name="ce2" office:value-type="float" office:value="226" calcext:value-type="float">
            <text:p>226</text:p>
          </table:table-cell>
          <table:table-cell table:style-name="ce4" office:value-type="string" calcext:value-type="string">
            <text:p>"The birth of my nieces were some of the best times of my life. I have fou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cool. <text:s/>How old are they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16_comma_ 18 _comma_ 19 and 41. That;s quite a gap. But I also have 3 greats who are 19_comma_ 21 and 2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ow that is quite a gap...do you still keep in touch with each of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9_conv:9559</text:p>
          </table:table-cell>
          <table:table-cell table:style-name="ce2" office:value-type="string" calcext:value-type="string">
            <text:p>surprised</text:p>
          </table:table-cell>
          <table:table-cell table:style-name="ce4" office:value-type="string" calcext:value-type="string">
            <text:p>It was unexpected for me to have such a good time at the county fair last night.</text:p>
          </table:table-cell>
          <table:table-cell table:style-name="ce2" office:value-type="float" office:value="225" calcext:value-type="float">
            <text:p>225</text:p>
          </table:table-cell>
          <table:table-cell table:style-name="ce4" office:value-type="string" calcext:value-type="string">
            <text:p>I had a good time with my family at the county fair last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havent been a county fair in ages. Did you make yourself sick eating junk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No_comma_ but we rode some rides and listened to mus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Of course. The rides are great. Should have at least had a funnel c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84_conv:15169</text:p>
          </table:table-cell>
          <table:table-cell table:style-name="ce2" office:value-type="string" calcext:value-type="string">
            <text:p>jealous</text:p>
          </table:table-cell>
          <table:table-cell table:style-name="ce4" office:value-type="string" calcext:value-type="string">
            <text:p>why can't i get what everyone is getting?</text:p>
          </table:table-cell>
          <table:table-cell table:style-name="ce2" office:value-type="float" office:value="237" calcext:value-type="float">
            <text:p>237</text:p>
          </table:table-cell>
          <table:table-cell table:style-name="ce4" office:value-type="string" calcext:value-type="string">
            <text:p>why can't i get what everyone is get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are you looking to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a raise in sal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ave you asked you bo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54_conv:17908</text:p>
          </table:table-cell>
          <table:table-cell table:style-name="ce2" office:value-type="string" calcext:value-type="string">
            <text:p>annoyed</text:p>
          </table:table-cell>
          <table:table-cell table:style-name="ce4" office:value-type="string" calcext:value-type="string">
            <text:p>my friend is so nosy </text:p>
          </table:table-cell>
          <table:table-cell table:style-name="ce2" office:value-type="float" office:value="50" calcext:value-type="float">
            <text:p>50</text:p>
          </table:table-cell>
          <table:table-cell table:style-name="ce4" office:value-type="string" calcext:value-type="string">
            <text:p>i love my friend_comma_ she is pretty funny and cool but goodness gracious she is so nosy it's annoying someti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hat does s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like we were hanging out yesterday and my hysband called and i walked to a different room to talk to him and when i came back she started asking me questions about what he said and stuff like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ow_comma_ I would just tell her its private. Sounds anno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94_conv:8988</text:p>
          </table:table-cell>
          <table:table-cell table:style-name="ce2" office:value-type="string" calcext:value-type="string">
            <text:p>angry</text:p>
          </table:table-cell>
          <table:table-cell table:style-name="ce4" office:value-type="string" calcext:value-type="string">
            <text:p>I got a parking ticket for no reason!. I was livid with the city.</text:p>
          </table:table-cell>
          <table:table-cell table:style-name="ce2" office:value-type="float" office:value="20" calcext:value-type="float">
            <text:p>20</text:p>
          </table:table-cell>
          <table:table-cell table:style-name="ce4" office:value-type="string" calcext:value-type="string">
            <text:p>I was so mad at the city when I got a parking ticket for no reas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hy did you get a ticket then if it was for no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have no idea. The sign said no parking over an hour and I was only there for 10 minut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bsurd! <text:s/>Too bad there arent any cameras around to prove your innoc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21_conv:20843</text:p>
          </table:table-cell>
          <table:table-cell table:style-name="ce2" office:value-type="string" calcext:value-type="string">
            <text:p>grateful</text:p>
          </table:table-cell>
          <table:table-cell table:style-name="ce4" office:value-type="string" calcext:value-type="string">
            <text:p>I was grateful for my pay-rise thanks to my new manager. nice guy.</text:p>
          </table:table-cell>
          <table:table-cell table:style-name="ce2" office:value-type="float" office:value="673" calcext:value-type="float">
            <text:p>673</text:p>
          </table:table-cell>
          <table:table-cell table:style-name="ce4" office:value-type="string" calcext:value-type="string">
            <text:p>My new manager gave me a pay-ri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That's got to be an amazing feeling to have going for you. How do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I feel very grateful that he has been so gener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It's going to help your family out so much I bet everyone is so proud of you_comma_ congrats you deser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61_conv:14323</text:p>
          </table:table-cell>
          <table:table-cell table:style-name="ce2" office:value-type="string" calcext:value-type="string">
            <text:p>surprised</text:p>
          </table:table-cell>
          <table:table-cell table:style-name="ce4" office:value-type="string" calcext:value-type="string">
            <text:p>I got an unexpected parcel in the post this week</text:p>
          </table:table-cell>
          <table:table-cell table:style-name="ce2" office:value-type="float" office:value="196" calcext:value-type="float">
            <text:p>196</text:p>
          </table:table-cell>
          <table:table-cell table:style-name="ce4" office:value-type="string" calcext:value-type="string">
            <text:p>I got an unexpected parcel in the post thsi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yeah? What was on it?</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chocolate and candy from my Au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oo that's nice of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28_conv:8856</text:p>
          </table:table-cell>
          <table:table-cell table:style-name="ce2" office:value-type="string" calcext:value-type="string">
            <text:p>nostalgic</text:p>
          </table:table-cell>
          <table:table-cell table:style-name="ce4" office:value-type="string" calcext:value-type="string">
            <text:p>I went to a comic book convention last month. Standing among all those super heroes and fantasy world_comma_ i felt like i am a kid again</text:p>
          </table:table-cell>
          <table:table-cell table:style-name="ce2" office:value-type="float" office:value="391" calcext:value-type="float">
            <text:p>391</text:p>
          </table:table-cell>
          <table:table-cell table:style-name="ce4" office:value-type="string" calcext:value-type="string">
            <text:p>I went to a comic book convention last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unds really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Yeah. i felt like i was a child again_comma_ standing amidst all those superher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such great nostalgia.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12_conv:6025</text:p>
          </table:table-cell>
          <table:table-cell table:style-name="ce2" office:value-type="string" calcext:value-type="string">
            <text:p>anticipating</text:p>
          </table:table-cell>
          <table:table-cell table:style-name="ce4" office:value-type="string" calcext:value-type="string">
            <text:p>I can't wait to get on the road</text:p>
          </table:table-cell>
          <table:table-cell table:style-name="ce2" office:value-type="float" office:value="267" calcext:value-type="float">
            <text:p>267</text:p>
          </table:table-cell>
          <table:table-cell table:style-name="ce4" office:value-type="string" calcext:value-type="string">
            <text:p>I can't wait to get on the ro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Going for a road t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Yes for the firt time in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wesome_comma_ sounds like fun! I hope you have a safe tr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2_conv:20464</text:p>
          </table:table-cell>
          <table:table-cell table:style-name="ce2" office:value-type="string" calcext:value-type="string">
            <text:p>content</text:p>
          </table:table-cell>
          <table:table-cell table:style-name="ce4" office:value-type="string" calcext:value-type="string">
            <text:p>I made a big pot of Vegetable soup. After eating a big bowl I was completely satisfied and just wanted to nap in my chair.</text:p>
          </table:table-cell>
          <table:table-cell table:style-name="ce2" office:value-type="float" office:value="548" calcext:value-type="float">
            <text:p>548</text:p>
          </table:table-cell>
          <table:table-cell table:style-name="ce4" office:value-type="string" calcext:value-type="string">
            <text:p>I made a big pot of Vegetable soup. After eating a big bowl I was completely satisfied and just wanted to nap in my chai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love vegetable soup. So were you able to enjoy your na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Oh yeah_comma_ It felt so g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ell I'm happy for you. Its hard to catch a nap around here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27_conv:15455</text:p>
          </table:table-cell>
          <table:table-cell table:style-name="ce2" office:value-type="string" calcext:value-type="string">
            <text:p>annoyed</text:p>
          </table:table-cell>
          <table:table-cell table:style-name="ce4" office:value-type="string" calcext:value-type="string">
            <text:p>My landlord has not fixed a leaky tap in my apartment even though I've asked 4 times. </text:p>
          </table:table-cell>
          <table:table-cell table:style-name="ce2" office:value-type="float" office:value="410" calcext:value-type="float">
            <text:p>410</text:p>
          </table:table-cell>
          <table:table-cell table:style-name="ce4" office:value-type="string" calcext:value-type="string">
            <text:p>My landlord has not fixed a leaky tap in my apartment even though I've asked 4 tim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s not good. <text:s/>Can't you withhold if they refuse to fix the leak? <text:s/>I would be really m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Yeah_comma_ my next step might be to call the tenant board. It's costing me a lot to lose so much water_comma_ not to mention it's waste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true about the waste. <text:s/>I would sue for compensation. <text:s/>I think the law is on your side regarding this iss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t's in interesting point_comma_ I'll look into that. For now_comma_ I'm just so annoy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41_conv:21883</text:p>
          </table:table-cell>
          <table:table-cell table:style-name="ce2" office:value-type="string" calcext:value-type="string">
            <text:p>prepared</text:p>
          </table:table-cell>
          <table:table-cell table:style-name="ce4" office:value-type="string" calcext:value-type="string">
            <text:p>The last few weeks we have been buying clothes_comma_ shoes_comma_ and supplies so that my daughters would have everything they needed to go back to school. Yesterday was there first day and it went well. I'm glad that my planning and buying in advance paid off.</text:p>
          </table:table-cell>
          <table:table-cell table:style-name="ce2" office:value-type="float" office:value="536" calcext:value-type="float">
            <text:p>536</text:p>
          </table:table-cell>
          <table:table-cell table:style-name="ce4" office:value-type="string" calcext:value-type="string">
            <text:p>The last few weeks have been spent buys school clothes_comma_ shoes_comma_ and supplies so my girls would be ready to go back to school. There first day was yesterday and it went we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Great! Are you home all day or do you just get them off to school and then head to work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home with my toddler_comma_ so I drop them off and pick them up. The school is exactly 7 minutes away. I'm glad my shopping in advance pai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For sure! I bet it was nice to have the hosue a little more quie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59_conv:23319</text:p>
          </table:table-cell>
          <table:table-cell table:style-name="ce2" office:value-type="string" calcext:value-type="string">
            <text:p>confident</text:p>
          </table:table-cell>
          <table:table-cell table:style-name="ce4" office:value-type="string" calcext:value-type="string">
            <text:p>The braves are doing so good! i think they will make a run this year!</text:p>
          </table:table-cell>
          <table:table-cell table:style-name="ce2" office:value-type="float" office:value="123" calcext:value-type="float">
            <text:p>123</text:p>
          </table:table-cell>
          <table:table-cell table:style-name="ce4" office:value-type="string" calcext:value-type="string">
            <text:p>i think the braves are going to make a run this ye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do too! they are very tale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ey are! and so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what makes them so speci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7_conv:14974</text:p>
          </table:table-cell>
          <table:table-cell table:style-name="ce2" office:value-type="string" calcext:value-type="string">
            <text:p>surprised</text:p>
          </table:table-cell>
          <table:table-cell table:style-name="ce4" office:value-type="string" calcext:value-type="string">
            <text:p>When my dad got me a puppy. A big husky.</text:p>
          </table:table-cell>
          <table:table-cell table:style-name="ce2" office:value-type="float" office:value="375" calcext:value-type="float">
            <text:p>375</text:p>
          </table:table-cell>
          <table:table-cell table:style-name="ce4" office:value-type="string" calcext:value-type="string">
            <text:p>So excited to get a pu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awesome! What kind of puppy are you g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 little husky_comma_ she's got blue e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Huskies are the best breed! They're so derpy and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y have such cute eyes! What is your favorite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My favorites are huskies and big slobbery St Bernards. They give the best hugs and cuddl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23_conv:4247</text:p>
          </table:table-cell>
          <table:table-cell table:style-name="ce2" office:value-type="string" calcext:value-type="string">
            <text:p>proud</text:p>
          </table:table-cell>
          <table:table-cell table:style-name="ce4" office:value-type="string" calcext:value-type="string">
            <text:p>I graduated from high school after failing grade 11.</text:p>
          </table:table-cell>
          <table:table-cell table:style-name="ce2" office:value-type="float" office:value="375" calcext:value-type="float">
            <text:p>375</text:p>
          </table:table-cell>
          <table:table-cell table:style-name="ce4" office:value-type="string" calcext:value-type="string">
            <text:p>Can't believe I finally finished high school_comma_ didn't think I'd make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a somethings are just worth trying to see how they'd go. You made it through well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took a lot of effort_comma_ I put a lot of credit on my science teacher for pushing me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s teachers do alot and they deserve cred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70_conv:20940</text:p>
          </table:table-cell>
          <table:table-cell table:style-name="ce2" office:value-type="string" calcext:value-type="string">
            <text:p>ashamed</text:p>
          </table:table-cell>
          <table:table-cell table:style-name="ce4" office:value-type="string" calcext:value-type="string">
            <text:p>I was shopping at the grocery store when I noticed my fly was undone. </text:p>
          </table:table-cell>
          <table:table-cell table:style-name="ce2" office:value-type="float" office:value="537" calcext:value-type="float">
            <text:p>537</text:p>
          </table:table-cell>
          <table:table-cell table:style-name="ce4" office:value-type="string" calcext:value-type="string">
            <text:p>Hey there_comma_ I had an embarrassing situation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8" calcext:value-type="float">
            <text:p>728</text:p>
          </table:table-cell>
          <table:table-cell table:style-name="ce4" office:value-type="string" calcext:value-type="string">
            <text:p>Oh_comma_ I'm sorry to hear that! It can be tough when we feel that we have lost face in front of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7" calcext:value-type="float">
            <text:p>537</text:p>
          </table:table-cell>
          <table:table-cell table:style-name="ce4" office:value-type="string" calcext:value-type="string">
            <text:p>I was at the grocery store when I noticed my fly was un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8" calcext:value-type="float">
            <text:p>728</text:p>
          </table:table-cell>
          <table:table-cell table:style-name="ce4" office:value-type="string" calcext:value-type="string">
            <text:p>"Well_comma_ let's pretend that no one noticed! Either that_comma_ if someone noticed_comma_ perhaps they smiled when they thought ""Wow_comma_ I've had that happen before_comma_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35_conv:6271</text:p>
          </table:table-cell>
          <table:table-cell table:style-name="ce2" office:value-type="string" calcext:value-type="string">
            <text:p>lonely</text:p>
          </table:table-cell>
          <table:table-cell table:style-name="ce4" office:value-type="string" calcext:value-type="string">
            <text:p>My kids are out of town on vacation with my parents for the next week. It is way too quiet and boring here.</text:p>
          </table:table-cell>
          <table:table-cell table:style-name="ce2" office:value-type="float" office:value="243" calcext:value-type="float">
            <text:p>243</text:p>
          </table:table-cell>
          <table:table-cell table:style-name="ce4" office:value-type="string" calcext:value-type="string">
            <text:p>My kids are out of town on vacation with my parents for the nex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must feel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Actually it's way too quiet and bo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feel that way when my kids are g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12_conv:21025</text:p>
          </table:table-cell>
          <table:table-cell table:style-name="ce2" office:value-type="string" calcext:value-type="string">
            <text:p>furious</text:p>
          </table:table-cell>
          <table:table-cell table:style-name="ce4" office:value-type="string" calcext:value-type="string">
            <text:p>I bought a car that passed the inspection with flying colors. After only a few weeks of owning it_comma_ the car needed $2000 in repairs. I was livid.</text:p>
          </table:table-cell>
          <table:table-cell table:style-name="ce2" office:value-type="float" office:value="727" calcext:value-type="float">
            <text:p>727</text:p>
          </table:table-cell>
          <table:table-cell table:style-name="ce4" office:value-type="string" calcext:value-type="string">
            <text:p>A few months before having my first kiddo_comma_ we decided to buy a car. It did very well during the initial inspection_comma_ but within a month_comma_ it needed several thousand dollars in repai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Wow! Do you think whoever inspected it missed something or 3?</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Absolutely. The problems should have been easily located by a mechanic. It was so hard and I was livid. We sold the car because we were so frustrated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bet. I wouldn't want to get stuck with a money pit either. I hope your state has a lemon l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t does_comma_ but we got such a good deal on the car that we made a couple of the repairs and were able to recuperate our c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Excellent. Well there is some silver lining in all of this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05_conv:8211</text:p>
          </table:table-cell>
          <table:table-cell table:style-name="ce2" office:value-type="string" calcext:value-type="string">
            <text:p>afraid</text:p>
          </table:table-cell>
          <table:table-cell table:style-name="ce4" office:value-type="string" calcext:value-type="string">
            <text:p>Last week_comma_ I got pulled over for speeding. I was in a hurry to get to work.</text:p>
          </table:table-cell>
          <table:table-cell table:style-name="ce2" office:value-type="float" office:value="340" calcext:value-type="float">
            <text:p>340</text:p>
          </table:table-cell>
          <table:table-cell table:style-name="ce4" office:value-type="string" calcext:value-type="string">
            <text:p>Last week driving to work_comma_ I got pulled over for speed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sucks. How fast were you dr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Only a couple miles over. It's always a terrible thing to see those lights in your mirr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hate getting pulled over too. Especailly for something silly like being a couple of miles an hour over the speed lim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2_conv:11505</text:p>
          </table:table-cell>
          <table:table-cell table:style-name="ce2" office:value-type="string" calcext:value-type="string">
            <text:p>surprised</text:p>
          </table:table-cell>
          <table:table-cell table:style-name="ce4" office:value-type="string" calcext:value-type="string">
            <text:p>I was astonished to see an old friend in the shopping mall</text:p>
          </table:table-cell>
          <table:table-cell table:style-name="ce2" office:value-type="float" office:value="329" calcext:value-type="float">
            <text:p>329</text:p>
          </table:table-cell>
          <table:table-cell table:style-name="ce4" office:value-type="string" calcext:value-type="string">
            <text:p>He did not change a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o is he that you are speaking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My old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want your friend to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Some people change over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49_conv:21098</text:p>
          </table:table-cell>
          <table:table-cell table:style-name="ce2" office:value-type="string" calcext:value-type="string">
            <text:p>terrified</text:p>
          </table:table-cell>
          <table:table-cell table:style-name="ce4" office:value-type="string" calcext:value-type="string">
            <text:p>I went to bed late last night and about an hour or so into sleep_comma_ I was jolted awake. I heard a slapping noise on my window and immediately freaked out. It was a twig blowing in the wind!</text:p>
          </table:table-cell>
          <table:table-cell table:style-name="ce2" office:value-type="float" office:value="302" calcext:value-type="float">
            <text:p>302</text:p>
          </table:table-cell>
          <table:table-cell table:style-name="ce4" office:value-type="string" calcext:value-type="string">
            <text:p>I was only asleep for an hour last night and I jumped out of bed! There was this smacking noise on my window it freaked me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Yikes! did you figure out what it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ou'll never guess haha! It was just a twig. The age old branch slapping on the window in the w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It must have been awfully win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t certainly was and I certainly looked foolis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2_conv:6465</text:p>
          </table:table-cell>
          <table:table-cell table:style-name="ce2" office:value-type="string" calcext:value-type="string">
            <text:p>annoyed</text:p>
          </table:table-cell>
          <table:table-cell table:style-name="ce4" office:value-type="string" calcext:value-type="string">
            <text:p>I got a ticket today for not coming to a complete stop at a stop sign. So I stopped but they didn't think it was long enough. Ridiculous.</text:p>
          </table:table-cell>
          <table:table-cell table:style-name="ce2" office:value-type="float" office:value="438" calcext:value-type="float">
            <text:p>438</text:p>
          </table:table-cell>
          <table:table-cell table:style-name="ce4" office:value-type="string" calcext:value-type="string">
            <text:p>I got a ticket today for not coming to a complete stop at a stop sign. So I stopped but they didn't think it was long enough. Ridiculo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Ugh! So you have corrupt police officers in your town too? That is a b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Yes. <text:s/>I'm a great driver with a perfect record but did I get a warning? <text:s/>No. <text:s/>I got a ticket but I'm going to contest it in cour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would too! Most officers dont show up fo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16_conv:9432</text:p>
          </table:table-cell>
          <table:table-cell table:style-name="ce2" office:value-type="string" calcext:value-type="string">
            <text:p>nostalgic</text:p>
          </table:table-cell>
          <table:table-cell table:style-name="ce4" office:value-type="string" calcext:value-type="string">
            <text:p>I remember the good old days when people had face to face interactions</text:p>
          </table:table-cell>
          <table:table-cell table:style-name="ce2" office:value-type="float" office:value="262" calcext:value-type="float">
            <text:p>262</text:p>
          </table:table-cell>
          <table:table-cell table:style-name="ce4" office:value-type="string" calcext:value-type="string">
            <text:p>People used to be way more sociab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ey did. <text:s/>I've struggled with trying to be more social_comma_ I think it makes life mor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eople are face to face anymore. Its kind of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t really is. <text:s/>Wonder how we can go about changing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hink the world is too far gone now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07_conv:20415</text:p>
          </table:table-cell>
          <table:table-cell table:style-name="ce2" office:value-type="string" calcext:value-type="string">
            <text:p>joyful</text:p>
          </table:table-cell>
          <table:table-cell table:style-name="ce4" office:value-type="string" calcext:value-type="string">
            <text:p>The day I got married was the second best day of my life! It was beautiful! </text:p>
          </table:table-cell>
          <table:table-cell table:style-name="ce2" office:value-type="float" office:value="687" calcext:value-type="float">
            <text:p>687</text:p>
          </table:table-cell>
          <table:table-cell table:style-name="ce4" office:value-type="string" calcext:value-type="string">
            <text:p>I just celebrated my 2 year anniversary! I've been reminiscing about my wedding a lot lately l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Nice_comma_ too bad I wasn't inv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Sorry! We eloped anyway so it wasn't that exciting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Sounds fun! Keep fighting the good figh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8_conv:1336</text:p>
          </table:table-cell>
          <table:table-cell table:style-name="ce2" office:value-type="string" calcext:value-type="string">
            <text:p>sad</text:p>
          </table:table-cell>
          <table:table-cell table:style-name="ce4" office:value-type="string" calcext:value-type="string">
            <text:p>Some angry mob came to the mull yesterday</text:p>
          </table:table-cell>
          <table:table-cell table:style-name="ce2" office:value-type="float" office:value="181" calcext:value-type="float">
            <text:p>181</text:p>
          </table:table-cell>
          <table:table-cell table:style-name="ce4" office:value-type="string" calcext:value-type="string">
            <text:p>They stole some stu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What stuf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Gold_comma_chains and other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Who stole them?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71_conv:11143</text:p>
          </table:table-cell>
          <table:table-cell table:style-name="ce2" office:value-type="string" calcext:value-type="string">
            <text:p>lonely</text:p>
          </table:table-cell>
          <table:table-cell table:style-name="ce4" office:value-type="string" calcext:value-type="string">
            <text:p>I went swimming in the lake yesterday all by myself. Felt quite bad since my friends ditched me.</text:p>
          </table:table-cell>
          <table:table-cell table:style-name="ce2" office:value-type="float" office:value="209" calcext:value-type="float">
            <text:p>209</text:p>
          </table:table-cell>
          <table:table-cell table:style-name="ce4" office:value-type="string" calcext:value-type="string">
            <text:p>I went swimming in the lake yesterday all by myself. It was quite loneso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as it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eah_comma_ but all my friends ditched me. I was quite sadd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terrible. Did they give you a r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0_conv:2380</text:p>
          </table:table-cell>
          <table:table-cell table:style-name="ce2" office:value-type="string" calcext:value-type="string">
            <text:p>hopeful</text:p>
          </table:table-cell>
          <table:table-cell table:style-name="ce4" office:value-type="string" calcext:value-type="string">
            <text:p>I hope my dog returns home!</text:p>
          </table:table-cell>
          <table:table-cell table:style-name="ce2" office:value-type="float" office:value="238" calcext:value-type="float">
            <text:p>238</text:p>
          </table:table-cell>
          <table:table-cell table:style-name="ce4" office:value-type="string" calcext:value-type="string">
            <text:p>I hope my dog returns ho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5" calcext:value-type="float">
            <text:p>295</text:p>
          </table:table-cell>
          <table:table-cell table:style-name="ce4" office:value-type="string" calcext:value-type="string">
            <text:p>Oh gosh I hope so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nly time will t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5" calcext:value-type="float">
            <text:p>295</text:p>
          </table:table-cell>
          <table:table-cell table:style-name="ce4" office:value-type="string" calcext:value-type="string">
            <text:p>I guess you got to just wait and s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97_conv:8994</text:p>
          </table:table-cell>
          <table:table-cell table:style-name="ce2" office:value-type="string" calcext:value-type="string">
            <text:p>disgusted</text:p>
          </table:table-cell>
          <table:table-cell table:style-name="ce4" office:value-type="string" calcext:value-type="string">
            <text:p>I was so grossed out when this friend of mine threw up on me. We were at a party and he had too much to drink.</text:p>
          </table:table-cell>
          <table:table-cell table:style-name="ce2" office:value-type="float" office:value="391" calcext:value-type="float">
            <text:p>391</text:p>
          </table:table-cell>
          <table:table-cell table:style-name="ce4" office:value-type="string" calcext:value-type="string">
            <text:p>i was so grossed out when a friend threw up on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dont blame you! i would have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we were at a party and he had too much whiskey inside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nasty! did you tell him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45_conv:18091</text:p>
          </table:table-cell>
          <table:table-cell table:style-name="ce2" office:value-type="string" calcext:value-type="string">
            <text:p>embarrassed</text:p>
          </table:table-cell>
          <table:table-cell table:style-name="ce4" office:value-type="string" calcext:value-type="string">
            <text:p>I was at the gym the other day and tripped on my way to the pool. I turned around and there were about five people that saw me. I felt like an idiot.</text:p>
          </table:table-cell>
          <table:table-cell table:style-name="ce2" office:value-type="float" office:value="297" calcext:value-type="float">
            <text:p>297</text:p>
          </table:table-cell>
          <table:table-cell table:style-name="ce4" office:value-type="string" calcext:value-type="string">
            <text:p>I tripped at the gym the other day. I turned around and about five people saw me. I felt stup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ould have been so embarrassed! Hopefully you didn't get hur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No it wasnt bad at all. I just looked like a bumbling buffo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Could have been wor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42_conv:13685</text:p>
          </table:table-cell>
          <table:table-cell table:style-name="ce2" office:value-type="string" calcext:value-type="string">
            <text:p>excited</text:p>
          </table:table-cell>
          <table:table-cell table:style-name="ce4" office:value-type="string" calcext:value-type="string">
            <text:p>Two more days and the kids are gone.</text:p>
          </table:table-cell>
          <table:table-cell table:style-name="ce2" office:value-type="float" office:value="27" calcext:value-type="float">
            <text:p>27</text:p>
          </table:table-cell>
          <table:table-cell table:style-name="ce4" office:value-type="string" calcext:value-type="string">
            <text:p>Two more days and the kids are outta he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Are you happy or sad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ostly happy. They have annoyed me greatly all s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well congrats then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nks. I wish this feeling of relief for ever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49_conv:4099</text:p>
          </table:table-cell>
          <table:table-cell table:style-name="ce2" office:value-type="string" calcext:value-type="string">
            <text:p>anticipating</text:p>
          </table:table-cell>
          <table:table-cell table:style-name="ce4" office:value-type="string" calcext:value-type="string">
            <text:p>I was once waiting on a package to arrive in the mail. I felt like an anticipator.</text:p>
          </table:table-cell>
          <table:table-cell table:style-name="ce2" office:value-type="float" office:value="291" calcext:value-type="float">
            <text:p>291</text:p>
          </table:table-cell>
          <table:table-cell table:style-name="ce4" office:value-type="string" calcext:value-type="string">
            <text:p>Hi friend_comma_ do you have any mailings awaiting you?</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don't_comma_ are you waiting for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am expecting a letter with my bonus che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Nice_comma_ I hope you get a nice bonus che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Me too_comma_ my last one was only 1.25</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04_conv:3009</text:p>
          </table:table-cell>
          <table:table-cell table:style-name="ce2" office:value-type="string" calcext:value-type="string">
            <text:p>excited</text:p>
          </table:table-cell>
          <table:table-cell table:style-name="ce4" office:value-type="string" calcext:value-type="string">
            <text:p>I got happy when I knew I was going to six flags. I could not wait</text:p>
          </table:table-cell>
          <table:table-cell table:style-name="ce2" office:value-type="float" office:value="126" calcext:value-type="float">
            <text:p>126</text:p>
          </table:table-cell>
          <table:table-cell table:style-name="ce4" office:value-type="string" calcext:value-type="string">
            <text:p>I got happy when I knew I was going to six flags. I could hardly wa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ix Flags is such a fun park! Are you a fan of roller coa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love riding th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ey are! Cedar Point has some gnarly roller coaster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3_conv:12626</text:p>
          </table:table-cell>
          <table:table-cell table:style-name="ce2" office:value-type="string" calcext:value-type="string">
            <text:p>anticipating</text:p>
          </table:table-cell>
          <table:table-cell table:style-name="ce4" office:value-type="string" calcext:value-type="string">
            <text:p>I took a job fixing a computer for a client who was leaving town. I had less than 24 hours to pull it off and was biting my nails.</text:p>
          </table:table-cell>
          <table:table-cell table:style-name="ce2" office:value-type="float" office:value="117" calcext:value-type="float">
            <text:p>117</text:p>
          </table:table-cell>
          <table:table-cell table:style-name="ce4" office:value-type="string" calcext:value-type="string">
            <text:p>Waiting for something to come in the mail can send me in to a tizzy. It's even worse when it's parts I need to finish a computer repair job.</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rue. Did you finish th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did get it done in the end. It was a nail biter since the client was leaving the day after the parts c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great. It's nice when everything works out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9_conv:16379</text:p>
          </table:table-cell>
          <table:table-cell table:style-name="ce2" office:value-type="string" calcext:value-type="string">
            <text:p>annoyed</text:p>
          </table:table-cell>
          <table:table-cell table:style-name="ce4" office:value-type="string" calcext:value-type="string">
            <text:p>it really annoys me wheen my little brother throws food on the table and eats with his mouth open just to bothern me</text:p>
          </table:table-cell>
          <table:table-cell table:style-name="ce2" office:value-type="float" office:value="507" calcext:value-type="float">
            <text:p>507</text:p>
          </table:table-cell>
          <table:table-cell table:style-name="ce4" office:value-type="string" calcext:value-type="string">
            <text:p>i hate when my little brother throws food on the table just to annoy m 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s a terrible waste of food_comma_ how old is your little br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he is like 11 but he does it when my parents are not home it is really a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I hope he soon sees that is not something that he should be d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16_conv:17232</text:p>
          </table:table-cell>
          <table:table-cell table:style-name="ce2" office:value-type="string" calcext:value-type="string">
            <text:p>ashamed</text:p>
          </table:table-cell>
          <table:table-cell table:style-name="ce4" office:value-type="string" calcext:value-type="string">
            <text:p>My daughter went on a mission trip in an area that is really depressed. <text:s/>She came home with lice.</text:p>
          </table:table-cell>
          <table:table-cell table:style-name="ce2" office:value-type="float" office:value="56" calcext:value-type="float">
            <text:p>56</text:p>
          </table:table-cell>
          <table:table-cell table:style-name="ce4" office:value-type="string" calcext:value-type="string">
            <text:p>My daughter went on a mission trip to an area that is really depressed. <text:s/>She brought something extra back home with her thoug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did she bring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Lice - she brought back LICE! <text:s/>I was so embarrassed by it_comma_ even though I knew she'd gotten it from the children she went to serve. <text:s/>Of course then I was sad for those kids not having anyone take care of that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ow that's awful_comma_ I had lice in sch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05_conv:7810</text:p>
          </table:table-cell>
          <table:table-cell table:style-name="ce2" office:value-type="string" calcext:value-type="string">
            <text:p>angry</text:p>
          </table:table-cell>
          <table:table-cell table:style-name="ce4" office:value-type="string" calcext:value-type="string">
            <text:p>Someone cut me off in traffic the other day.</text:p>
          </table:table-cell>
          <table:table-cell table:style-name="ce2" office:value-type="float" office:value="100" calcext:value-type="float">
            <text:p>100</text:p>
          </table:table-cell>
          <table:table-cell table:style-name="ce4" office:value-type="string" calcext:value-type="string">
            <text:p>Someone cut me off in traffic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did you respo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ell I thought about honking_comma_ but decided against it and just sat there frustr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probaby a smart cho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24_conv:11849</text:p>
          </table:table-cell>
          <table:table-cell table:style-name="ce2" office:value-type="string" calcext:value-type="string">
            <text:p>devastated</text:p>
          </table:table-cell>
          <table:table-cell table:style-name="ce4" office:value-type="string" calcext:value-type="string">
            <text:p>I was flying to see a relative_comma_ and my flight got delayed because of weather! Once I got on it and flew to the next airport_comma_ I missed my connection because of the first delay. Now I have to stay in the airport all alone_comma_ overnight_comma_ sleeping on the ground like a dog.</text:p>
          </table:table-cell>
          <table:table-cell table:style-name="ce2" office:value-type="float" office:value="273" calcext:value-type="float">
            <text:p>273</text:p>
          </table:table-cell>
          <table:table-cell table:style-name="ce4" office:value-type="string" calcext:value-type="string">
            <text:p>I was flying to see a relative_comma_ and my flight got delayed because of weather! Once I got on it and flew to the next airport_comma_ I missed my connection because of the first delay. Now I have to stay in the airport all alone_comma_ overnight_comma_ sleeping on the ground like a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 was rough_comma_ how long ago was thi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is was yesterday! I just recently was able to move on to my final destination. It was kind of neat to people-watch and see the goofy things that happen in an airport overnight_comma_ but it was still miserable over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sorry you had to endure th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8_conv:2196</text:p>
          </table:table-cell>
          <table:table-cell table:style-name="ce2" office:value-type="string" calcext:value-type="string">
            <text:p>lonely</text:p>
          </table:table-cell>
          <table:table-cell table:style-name="ce4" office:value-type="string" calcext:value-type="string">
            <text:p>I wish I had more friends. I got no one.</text:p>
          </table:table-cell>
          <table:table-cell table:style-name="ce2" office:value-type="float" office:value="4" calcext:value-type="float">
            <text:p>4</text:p>
          </table:table-cell>
          <table:table-cell table:style-name="ce4" office:value-type="string" calcext:value-type="string">
            <text:p>I wish I had more friends_comma_ I have no 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best place to find one is on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not so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you have to keep trying. <text:s/>dont give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52_conv:18705</text:p>
          </table:table-cell>
          <table:table-cell table:style-name="ce2" office:value-type="string" calcext:value-type="string">
            <text:p>embarrassed</text:p>
          </table:table-cell>
          <table:table-cell table:style-name="ce4" office:value-type="string" calcext:value-type="string">
            <text:p>I'm not sure if it comes with age_comma_ but I have to make sure that I have my children make sure that I have my clothes and shoes on right. <text:s/>One time_comma_ I left home with two different shoes on. <text:s/>One of them black and the other blue. </text:p>
          </table:table-cell>
          <table:table-cell table:style-name="ce2" office:value-type="float" office:value="593" calcext:value-type="float">
            <text:p>593</text:p>
          </table:table-cell>
          <table:table-cell table:style-name="ce4" office:value-type="string" calcext:value-type="string">
            <text:p>I swear as I get older I need to take my time in getting dress. I'm afraid I'm going to be on one of those Walmart meme. <text:s/>I've left home and before you know it I realize I have something on wro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 I always like to pick out what I'm wearing the night before. Maybe that would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Funny you say that. <text:s/>I just told my mom she needs to pick out her clothes for the week and church on Sundays to avoid being frustrated. <text:s/>I think I should take my own ad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 really could help. I heard Einstein used to wear the same clothes everyday because it would help him stay focused on his stud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That's interesting. <text:s/>I usually don't have too much issues getting dressed. <text:s/>Just on very rare occasions_comma_ I have left home with 2 different pairs of shoes_comma_ but at least on the right fe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7_conv:23915</text:p>
          </table:table-cell>
          <table:table-cell table:style-name="ce2" office:value-type="string" calcext:value-type="string">
            <text:p>trusting</text:p>
          </table:table-cell>
          <table:table-cell table:style-name="ce4" office:value-type="string" calcext:value-type="string">
            <text:p>I once loaned my car to someone and worried the whole time that they wouldn't bring it back.</text:p>
          </table:table-cell>
          <table:table-cell table:style-name="ce2" office:value-type="float" office:value="225" calcext:value-type="float">
            <text:p>225</text:p>
          </table:table-cell>
          <table:table-cell table:style-name="ce4" office:value-type="string" calcext:value-type="string">
            <text:p>I loaned my car to a girlfriend once many years a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I hope nothing bad came from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he brought it back okay. But I worried all day that she would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that can be stress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56_conv:21313</text:p>
          </table:table-cell>
          <table:table-cell table:style-name="ce2" office:value-type="string" calcext:value-type="string">
            <text:p>anticipating</text:p>
          </table:table-cell>
          <table:table-cell table:style-name="ce4" office:value-type="string" calcext:value-type="string">
            <text:p>Every Wednesday is new comic book day_comma_ and it's the one thing I can regularly look forward to.</text:p>
          </table:table-cell>
          <table:table-cell table:style-name="ce2" office:value-type="float" office:value="85" calcext:value-type="float">
            <text:p>85</text:p>
          </table:table-cell>
          <table:table-cell table:style-name="ce4" office:value-type="string" calcext:value-type="string">
            <text:p>My favorite day of the week has been Wednesdays for the last few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Wednesdays_comma_ why is that? I used to love Wednesdays because we always got out of school an hour ea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Wednesdays are new comic book day. <text:s/>It's the only thing I have to look forward to lat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Oh my fiance loves comics_comma_ he buys and sells them. Why is that the only thing to look forward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There's just nothing else going on in my life late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56_conv:18912</text:p>
          </table:table-cell>
          <table:table-cell table:style-name="ce2" office:value-type="string" calcext:value-type="string">
            <text:p>impressed</text:p>
          </table:table-cell>
          <table:table-cell table:style-name="ce4" office:value-type="string" calcext:value-type="string">
            <text:p>My brother received 2000 points on his latest SAT test. I was not expecting it from him at all</text:p>
          </table:table-cell>
          <table:table-cell table:style-name="ce2" office:value-type="float" office:value="155" calcext:value-type="float">
            <text:p>155</text:p>
          </table:table-cell>
          <table:table-cell table:style-name="ce4" office:value-type="string" calcext:value-type="string">
            <text:p>My brother took SAT test lately and received 2000 as his final score. I was very surprised and was not expecting it from him at 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nice. <text:s/>Is he the type to tone himself down in social settings...but he's secretly a wiz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enerally_comma_ he is not that much an attentive person. And for him to receive such a high score is quite unusu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gotta watch out for him...it's the quiet unassuming ones that are usually full of surpris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86_conv:12973</text:p>
          </table:table-cell>
          <table:table-cell table:style-name="ce2" office:value-type="string" calcext:value-type="string">
            <text:p>afraid</text:p>
          </table:table-cell>
          <table:table-cell table:style-name="ce4" office:value-type="string" calcext:value-type="string">
            <text:p>my sister is going for surgery</text:p>
          </table:table-cell>
          <table:table-cell table:style-name="ce2" office:value-type="float" office:value="178" calcext:value-type="float">
            <text:p>178</text:p>
          </table:table-cell>
          <table:table-cell table:style-name="ce4" office:value-type="string" calcext:value-type="string">
            <text:p>am so nervous my sister is going for surge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hope it goes well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we hope so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31_conv:14263</text:p>
          </table:table-cell>
          <table:table-cell table:style-name="ce2" office:value-type="string" calcext:value-type="string">
            <text:p>nostalgic</text:p>
          </table:table-cell>
          <table:table-cell table:style-name="ce4" office:value-type="string" calcext:value-type="string">
            <text:p>I found my old videogame console_comma_ turned it on and played for a few hours</text:p>
          </table:table-cell>
          <table:table-cell table:style-name="ce2" office:value-type="float" office:value="516" calcext:value-type="float">
            <text:p>516</text:p>
          </table:table-cell>
          <table:table-cell table:style-name="ce4" office:value-type="string" calcext:value-type="string">
            <text:p>Yesterday I found my old videogame console_comma_ it worked perfectly and I spent the evening play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 it would have been nostalgic!!. You would have enjoyed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I did_comma_ it brought back a lot of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ld is gold saying is so true. All our memories comes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28_conv:8457</text:p>
          </table:table-cell>
          <table:table-cell table:style-name="ce2" office:value-type="string" calcext:value-type="string">
            <text:p>impressed</text:p>
          </table:table-cell>
          <table:table-cell table:style-name="ce4" office:value-type="string" calcext:value-type="string">
            <text:p>My friend went on a 4 week trip around the world for his company. I wish I could have done that!</text:p>
          </table:table-cell>
          <table:table-cell table:style-name="ce2" office:value-type="float" office:value="234" calcext:value-type="float">
            <text:p>234</text:p>
          </table:table-cell>
          <table:table-cell table:style-name="ce4" office:value-type="string" calcext:value-type="string">
            <text:p>My friend went on a 4 week trip around the world for his compan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ow_comma_ How lucky! I love to tra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Me too. She works for a travel consultation company so they sent her around to take photos. Talk about the best job 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ow_comma_ It must be a great job. I have a friend that works for a travel agency in Boston in a similar situation. She said since she started she has been to 32 different countri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74_conv:23348</text:p>
          </table:table-cell>
          <table:table-cell table:style-name="ce2" office:value-type="string" calcext:value-type="string">
            <text:p>impressed</text:p>
          </table:table-cell>
          <table:table-cell table:style-name="ce4" office:value-type="string" calcext:value-type="string">
            <text:p>My Gf baked me a cake and i had no idea she could cook'</text:p>
          </table:table-cell>
          <table:table-cell table:style-name="ce2" office:value-type="float" office:value="46" calcext:value-type="float">
            <text:p>46</text:p>
          </table:table-cell>
          <table:table-cell table:style-name="ce4" office:value-type="string" calcext:value-type="string">
            <text:p>So my Girlfriend randomly baked me a cake last night and it was super g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Surprise cake is the best. <text:s/>What flavor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t was chocolate and she made it from scr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Very nice_comma_ you should hold onto that girl. <text:s/>Did you ask her to marry you on the sp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91_conv:22182</text:p>
          </table:table-cell>
          <table:table-cell table:style-name="ce2" office:value-type="string" calcext:value-type="string">
            <text:p>grateful</text:p>
          </table:table-cell>
          <table:table-cell table:style-name="ce4" office:value-type="string" calcext:value-type="string">
            <text:p>I am so happy all my family lives close by.</text:p>
          </table:table-cell>
          <table:table-cell table:style-name="ce2" office:value-type="float" office:value="14" calcext:value-type="float">
            <text:p>14</text:p>
          </table:table-cell>
          <table:table-cell table:style-name="ce4" office:value-type="string" calcext:value-type="string">
            <text:p>": ""I am so happy all my family lives close b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Wow_comma_ it must be really nice to have your family close 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Do you have a larg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No_comma_ my family is quite small. Is yours lar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73_conv:16146</text:p>
          </table:table-cell>
          <table:table-cell table:style-name="ce2" office:value-type="string" calcext:value-type="string">
            <text:p>lonely</text:p>
          </table:table-cell>
          <table:table-cell table:style-name="ce4" office:value-type="string" calcext:value-type="string">
            <text:p>I went to the park all by myself yesterday. My friends ditched me.</text:p>
          </table:table-cell>
          <table:table-cell table:style-name="ce2" office:value-type="float" office:value="209" calcext:value-type="float">
            <text:p>209</text:p>
          </table:table-cell>
          <table:table-cell table:style-name="ce4" office:value-type="string" calcext:value-type="string">
            <text:p>I went to the park all by myself yesterday. It was quite lones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try to find someone to go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did - but my friends ditched me! Some friends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you should find some new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1_conv:2022</text:p>
          </table:table-cell>
          <table:table-cell table:style-name="ce2" office:value-type="string" calcext:value-type="string">
            <text:p>nostalgic</text:p>
          </table:table-cell>
          <table:table-cell table:style-name="ce4" office:value-type="string" calcext:value-type="string">
            <text:p><text:s/>I get nostalgic thinking about all the games I used to lpay with my friends on our street</text:p>
          </table:table-cell>
          <table:table-cell table:style-name="ce2" office:value-type="float" office:value="10" calcext:value-type="float">
            <text:p>10</text:p>
          </table:table-cell>
          <table:table-cell table:style-name="ce4" office:value-type="string" calcext:value-type="string">
            <text:p>I get nostalgic thinking about all the games I used to lpay with my friends on our stre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remember those games too. What kinds did you play? My favorite was flashlight ta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Ball tag_comma_ ghost in the graveyard_comma_ kick the can_comma_ all the best games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Ghost in the graveyard was a blast! I can't believe I forgot that one. It sounds like we both had great childhoo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29_conv:20658</text:p>
          </table:table-cell>
          <table:table-cell table:style-name="ce2" office:value-type="string" calcext:value-type="string">
            <text:p>sentimental</text:p>
          </table:table-cell>
          <table:table-cell table:style-name="ce4" office:value-type="string" calcext:value-type="string">
            <text:p>I've been recently thinking about how I let the girl of my dreams slip from me. She is great.</text:p>
          </table:table-cell>
          <table:table-cell table:style-name="ce2" office:value-type="float" office:value="64" calcext:value-type="float">
            <text:p>64</text:p>
          </table:table-cell>
          <table:table-cell table:style-name="ce4" office:value-type="string" calcext:value-type="string">
            <text:p>I let the girl of my dreams slip away. Now I am al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I'm sure with the help and support he will be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hope so. I think that time heals all wou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Definitely_comma_ I think so too_comma_ time and right c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19_conv:15239</text:p>
          </table:table-cell>
          <table:table-cell table:style-name="ce2" office:value-type="string" calcext:value-type="string">
            <text:p>proud</text:p>
          </table:table-cell>
          <table:table-cell table:style-name="ce4" office:value-type="string" calcext:value-type="string">
            <text:p>I made an amazing pizza the other day</text:p>
          </table:table-cell>
          <table:table-cell table:style-name="ce2" office:value-type="float" office:value="196" calcext:value-type="float">
            <text:p>196</text:p>
          </table:table-cell>
          <table:table-cell table:style-name="ce4" office:value-type="string" calcext:value-type="string">
            <text:p>I made an amazing pizza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Pizza is my favorite food. <text:s text:c="2"/>WHat toppings did you 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ree different cheeses and sau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That sounds so delicious. <text:s/>If I had known you made a pizza I would definitely be over at your house for din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ou know that you are welcome any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11_conv:24823</text:p>
          </table:table-cell>
          <table:table-cell table:style-name="ce2" office:value-type="string" calcext:value-type="string">
            <text:p>disappointed</text:p>
          </table:table-cell>
          <table:table-cell table:style-name="ce4" office:value-type="string" calcext:value-type="string">
            <text:p>Had to cancel our family vacation coming up next month. My husband's work said he couldn't go after they already approved the time off.</text:p>
          </table:table-cell>
          <table:table-cell table:style-name="ce2" office:value-type="float" office:value="481" calcext:value-type="float">
            <text:p>481</text:p>
          </table:table-cell>
          <table:table-cell table:style-name="ce4" office:value-type="string" calcext:value-type="string">
            <text:p>I had to cancel our family vacation coming up next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am really sorry to hear that. <text:s/>I hope everything is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his work told him he couldn't go after they already approved the time off. Guess next month is going to be busy at his wor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ell_comma_ that is just terrible. <text:s/>I hate it when companies jerk you around like that. <text:s/>I hope you will be able to reschedule it_comma_ although I know that wouldn't make up for the frustr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83_conv:10166</text:p>
          </table:table-cell>
          <table:table-cell table:style-name="ce2" office:value-type="string" calcext:value-type="string">
            <text:p>furious</text:p>
          </table:table-cell>
          <table:table-cell table:style-name="ce4" office:value-type="string" calcext:value-type="string">
            <text:p>I am so tired of telling my teenage daughter to clean her room.</text:p>
          </table:table-cell>
          <table:table-cell table:style-name="ce2" office:value-type="float" office:value="27" calcext:value-type="float">
            <text:p>27</text:p>
          </table:table-cell>
          <table:table-cell table:style-name="ce4" office:value-type="string" calcext:value-type="string">
            <text:p>I am so tired of tell my daughter the same thing over and ov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know how that feels. I think it is part of grow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why she won't keep her room cl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Kids have aversions to clean rooms. She is not the only one who doe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understand how it gets so messy every day though. Girls should be n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94_conv:4589</text:p>
          </table:table-cell>
          <table:table-cell table:style-name="ce2" office:value-type="string" calcext:value-type="string">
            <text:p>anxious</text:p>
          </table:table-cell>
          <table:table-cell table:style-name="ce4" office:value-type="string" calcext:value-type="string">
            <text:p>I'm so sleepy but have so much work to do.</text:p>
          </table:table-cell>
          <table:table-cell table:style-name="ce2" office:value-type="float" office:value="1" calcext:value-type="float">
            <text:p>1</text:p>
          </table:table-cell>
          <table:table-cell table:style-name="ce4" office:value-type="string" calcext:value-type="string">
            <text:p>I'm so sleepy but have so much work to d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ake a power nap.</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I'll do that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really do recharge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03_conv:3406</text:p>
          </table:table-cell>
          <table:table-cell table:style-name="ce2" office:value-type="string" calcext:value-type="string">
            <text:p>annoyed</text:p>
          </table:table-cell>
          <table:table-cell table:style-name="ce4" office:value-type="string" calcext:value-type="string">
            <text:p>My brother calls me all the time_comma_ I can't stand it.</text:p>
          </table:table-cell>
          <table:table-cell table:style-name="ce2" office:value-type="float" office:value="4" calcext:value-type="float">
            <text:p>4</text:p>
          </table:table-cell>
          <table:table-cell table:style-name="ce4" office:value-type="string" calcext:value-type="string">
            <text:p>My brother calls me all the time_comma_ so annoy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no! <text:s/>What does he do that is so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just calls and talks about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nice that he wants to stay connected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19_conv:14838</text:p>
          </table:table-cell>
          <table:table-cell table:style-name="ce2" office:value-type="string" calcext:value-type="string">
            <text:p>devastated</text:p>
          </table:table-cell>
          <table:table-cell table:style-name="ce4" office:value-type="string" calcext:value-type="string">
            <text:p>My dog just passed away two nights ago. She was 12 years old. </text:p>
          </table:table-cell>
          <table:table-cell table:style-name="ce2" office:value-type="float" office:value="481" calcext:value-type="float">
            <text:p>481</text:p>
          </table:table-cell>
          <table:table-cell table:style-name="ce4" office:value-type="string" calcext:value-type="string">
            <text:p>Ah_comma_ it's been rough. My dog passed away two night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no that's awful. I am sorry for your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ank you_comma_ she was 12 years old so I knew it was coming but still shook up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we can never be truly ready to lose our babies like that. I have been through it several times. At least they are happy and pain fre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62_conv:4325</text:p>
          </table:table-cell>
          <table:table-cell table:style-name="ce2" office:value-type="string" calcext:value-type="string">
            <text:p>impressed</text:p>
          </table:table-cell>
          <table:table-cell table:style-name="ce4" office:value-type="string" calcext:value-type="string">
            <text:p>I met my kids teacher yesterday. She is young but very smart. I was kind of amazed.</text:p>
          </table:table-cell>
          <table:table-cell table:style-name="ce2" office:value-type="float" office:value="27" calcext:value-type="float">
            <text:p>27</text:p>
          </table:table-cell>
          <table:table-cell table:style-name="ce4" office:value-type="string" calcext:value-type="string">
            <text:p>I got to meet my kids teacher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0" calcext:value-type="float">
            <text:p>380</text:p>
          </table:table-cell>
          <table:table-cell table:style-name="ce4" office:value-type="string" calcext:value-type="string">
            <text:p>Oh yeah? I bet that was exciting for both of you. Open house at their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p. I was surprised because she is so young but she seemed really accomplish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0" calcext:value-type="float">
            <text:p>380</text:p>
          </table:table-cell>
          <table:table-cell table:style-name="ce4" office:value-type="string" calcext:value-type="string">
            <text:p>I had an experience similar to that as well. Their teachers look like they should still be in High School. But_comma_ they are so eager to do well I get excited with my kids for the school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exactly how I feel. Some teachers seems like they just want the check and wee all know teachers don't get paid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0" calcext:value-type="float">
            <text:p>380</text:p>
          </table:table-cell>
          <table:table-cell table:style-name="ce4" office:value-type="string" calcext:value-type="string">
            <text:p>Definatly. I would not want to do that job_comma_ with such alful pay unless I loved the work. Wouldn't be fair to anyone invol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so true. I think she is gonna do grea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40_conv:5681</text:p>
          </table:table-cell>
          <table:table-cell table:style-name="ce2" office:value-type="string" calcext:value-type="string">
            <text:p>angry</text:p>
          </table:table-cell>
          <table:table-cell table:style-name="ce4" office:value-type="string" calcext:value-type="string">
            <text:p>I was on an airplane last week_comma_ and someone's baby would not stop crying. I know it isn't right to be upset about such things_comma_ but it really bothered me.</text:p>
          </table:table-cell>
          <table:table-cell table:style-name="ce2" office:value-type="float" office:value="320" calcext:value-type="float">
            <text:p>320</text:p>
          </table:table-cell>
          <table:table-cell table:style-name="ce4" office:value-type="string" calcext:value-type="string">
            <text:p>I was on an airplane last week_comma_ and someone's baby would not stop crying. I know it isn't right to be upset about such things_comma_ but it really bothered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Dont worry_comma_ anyone would have felt the same way. If it makes you feel better remember that we were all babies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tried to think about that_comma_ but I was still aggravated. On the plus side_comma_ at least I was self aware that it was somewhat irration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Yeah thats important_comma_ did you have music you could have listened to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6_conv:3273</text:p>
          </table:table-cell>
          <table:table-cell table:style-name="ce2" office:value-type="string" calcext:value-type="string">
            <text:p>anticipating</text:p>
          </table:table-cell>
          <table:table-cell table:style-name="ce4" office:value-type="string" calcext:value-type="string">
            <text:p>Christmas eve is the worst day for me every hear.</text:p>
          </table:table-cell>
          <table:table-cell table:style-name="ce2" office:value-type="float" office:value="9" calcext:value-type="float">
            <text:p>9</text:p>
          </table:table-cell>
          <table:table-cell table:style-name="ce4" office:value-type="string" calcext:value-type="string">
            <text:p>Christmas eve is the worst day for me every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y? What happens on Christmas eve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just want it to be christmas so badly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hhh_comma_ duh! I should have seen that coming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45_conv:22891</text:p>
          </table:table-cell>
          <table:table-cell table:style-name="ce2" office:value-type="string" calcext:value-type="string">
            <text:p>disgusted</text:p>
          </table:table-cell>
          <table:table-cell table:style-name="ce4" office:value-type="string" calcext:value-type="string">
            <text:p>I went out to eat one time_comma_ and had a huge hair in my food. It was baked into a ravioli.</text:p>
          </table:table-cell>
          <table:table-cell table:style-name="ce2" office:value-type="float" office:value="814" calcext:value-type="float">
            <text:p>814</text:p>
          </table:table-cell>
          <table:table-cell table:style-name="ce4" office:value-type="string" calcext:value-type="string">
            <text:p>I had to send back my food at a restaurant las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What was wrong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There was a hair baked into one of my raviolis _comma_ super long and not mine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Oh that's so gross! I would have sent it back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68_conv:18937</text:p>
          </table:table-cell>
          <table:table-cell table:style-name="ce2" office:value-type="string" calcext:value-type="string">
            <text:p>lonely</text:p>
          </table:table-cell>
          <table:table-cell table:style-name="ce4" office:value-type="string" calcext:value-type="string">
            <text:p>I have been travelling for three months now. I am really missing my friends and family right about now.</text:p>
          </table:table-cell>
          <table:table-cell table:style-name="ce2" office:value-type="float" office:value="297" calcext:value-type="float">
            <text:p>297</text:p>
          </table:table-cell>
          <table:table-cell table:style-name="ce4" office:value-type="string" calcext:value-type="string">
            <text:p>I have been travelling for three months now. I am really missing my friends and family right abou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 little homesick? <text:s/>Are you traveling for vacation or fo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on vacation. The place Im staying at is really empty so Im just thinking of home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understand how you feel. <text:s/>Maybe its time to change loc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88_conv:21576</text:p>
          </table:table-cell>
          <table:table-cell table:style-name="ce2" office:value-type="string" calcext:value-type="string">
            <text:p>terrified</text:p>
          </table:table-cell>
          <table:table-cell table:style-name="ce4" office:value-type="string" calcext:value-type="string">
            <text:p>The most awful time of my life was when my wife went to jail for a month. I'm glad it's all over.</text:p>
          </table:table-cell>
          <table:table-cell table:style-name="ce2" office:value-type="float" office:value="77" calcext:value-type="float">
            <text:p>77</text:p>
          </table:table-cell>
          <table:table-cell table:style-name="ce4" office:value-type="string" calcext:value-type="string">
            <text:p>The most awful time of my life was when my wife went to jail for a month. I'm glad it's all ov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oly cow! Why did she go to j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Some old stuff from 2 years before but court was appointed this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I'm glad y'all were able to make it through such a har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39_conv:22679</text:p>
          </table:table-cell>
          <table:table-cell table:style-name="ce2" office:value-type="string" calcext:value-type="string">
            <text:p>impressed</text:p>
          </table:table-cell>
          <table:table-cell table:style-name="ce4" office:value-type="string" calcext:value-type="string">
            <text:p>The other day_comma_ my three year old didn't think that I was listening to her while she was playing. I overheard her trying to teach our dog how to count to ten. I thought that was pretty cool for a three year old.</text:p>
          </table:table-cell>
          <table:table-cell table:style-name="ce2" office:value-type="float" office:value="536" calcext:value-type="float">
            <text:p>536</text:p>
          </table:table-cell>
          <table:table-cell table:style-name="ce4" office:value-type="string" calcext:value-type="string">
            <text:p>The other day_comma_ my three year old didn't know I was paying attention to her while she was playing with the dog. I overheard her trying to teach the dog how to count to te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t is amazing. She is a very smart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Yes_comma_ I thought that was pretty good for a three year old. When I asked her about it she said they were playing school.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ou must be proud of her. That is a lucky dog_comma_ a bark for each count.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very prou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Indeed you are I am proud of her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77_conv:8554</text:p>
          </table:table-cell>
          <table:table-cell table:style-name="ce2" office:value-type="string" calcext:value-type="string">
            <text:p>lonely</text:p>
          </table:table-cell>
          <table:table-cell table:style-name="ce4" office:value-type="string" calcext:value-type="string">
            <text:p>All my friends went away to colleges. I am the only one that is still here. It is very different.</text:p>
          </table:table-cell>
          <table:table-cell table:style-name="ce2" office:value-type="float" office:value="243" calcext:value-type="float">
            <text:p>243</text:p>
          </table:table-cell>
          <table:table-cell table:style-name="ce4" office:value-type="string" calcext:value-type="string">
            <text:p>All my friends have went away to colleg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m in college_comma_ so i'll be your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the only one still here. It is very differ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ext:s/>I wish I could be with you and not in sch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75_conv:11151</text:p>
          </table:table-cell>
          <table:table-cell table:style-name="ce2" office:value-type="string" calcext:value-type="string">
            <text:p>surprised</text:p>
          </table:table-cell>
          <table:table-cell table:style-name="ce4" office:value-type="string" calcext:value-type="string">
            <text:p>An old friend has become a medium and said she has talked to my grandfather.</text:p>
          </table:table-cell>
          <table:table-cell table:style-name="ce2" office:value-type="float" office:value="220" calcext:value-type="float">
            <text:p>220</text:p>
          </table:table-cell>
          <table:table-cell table:style-name="ce4" office:value-type="string" calcext:value-type="string">
            <text:p>An old friend of mine is a medium and told me she connected with my grandfather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cool! What did you think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ought it was pretty weird at first and I am skeptical but it was intere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Very interesting. Maybe I should look into that to connect to my great grandmo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64_conv:11729</text:p>
          </table:table-cell>
          <table:table-cell table:style-name="ce2" office:value-type="string" calcext:value-type="string">
            <text:p>anxious</text:p>
          </table:table-cell>
          <table:table-cell table:style-name="ce4" office:value-type="string" calcext:value-type="string">
            <text:p>I just took an HIV test because I'm worried about my partner's fiedelity. I'm really nervous about the results.</text:p>
          </table:table-cell>
          <table:table-cell table:style-name="ce2" office:value-type="float" office:value="217" calcext:value-type="float">
            <text:p>217</text:p>
          </table:table-cell>
          <table:table-cell table:style-name="ce4" office:value-type="string" calcext:value-type="string">
            <text:p>I don't think my partner's been faithful to me lately. So I just took an HIV test. Waiting for the results has me so worri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can imagine that would be a painful waiting period. Why do you belive she is unfaith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she seemed really close to another guy at a party we were at last weekend. And I see her get flirty with some other guys around campu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can see the why you would feel that way. I would be worri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hope the tests come up negative. I'm probably going to break up with her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The good news is the chances of actually getting HIV is relatively low. You should not have to worr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t's true. I know that logically. But the fear just wells up in my stom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can imagine it would. You dont need that stress in your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13_conv:17427</text:p>
          </table:table-cell>
          <table:table-cell table:style-name="ce2" office:value-type="string" calcext:value-type="string">
            <text:p>angry</text:p>
          </table:table-cell>
          <table:table-cell table:style-name="ce4" office:value-type="string" calcext:value-type="string">
            <text:p>When I got through shopping there was a scrape on my car door where someone had banged their door into it. They didn't leave a note and I was enraged.</text:p>
          </table:table-cell>
          <table:table-cell table:style-name="ce2" office:value-type="float" office:value="548" calcext:value-type="float">
            <text:p>548</text:p>
          </table:table-cell>
          <table:table-cell table:style-name="ce4" office:value-type="string" calcext:value-type="string">
            <text:p>When I got through shopping there was a scrape on my car door where someone had banged their door into it. They didn't leave a note and I was enrag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would be pretty furious as well_comma_ those can be expensive to get remo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People just don't seem to have any respect for other peoples property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agree_comma_ some people just don't care about anyone but themselves. It's s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_conv:107</text:p>
          </table:table-cell>
          <table:table-cell table:style-name="ce2" office:value-type="string" calcext:value-type="string">
            <text:p>hopeful</text:p>
          </table:table-cell>
          <table:table-cell table:style-name="ce4" office:value-type="string" calcext:value-type="string">
            <text:p>I really want to win the lottery someday_comma_ maybe i will? </text:p>
          </table:table-cell>
          <table:table-cell table:style-name="ce2" office:value-type="float" office:value="11" calcext:value-type="float">
            <text:p>11</text:p>
          </table:table-cell>
          <table:table-cell table:style-name="ce4" office:value-type="string" calcext:value-type="string">
            <text:p>So this is going to sound crazy but_comma_ one day I am going to win the lottery.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 would pretty amazing. What will you do with the win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Pay off my debts from moving number 1_comma_ and then buy a house! What would you do with the mone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the same really. Making sure everything is paid off_comma_ having a roof over your head_comma_ etc... is what most people would want to take caer of fi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5_conv:17190</text:p>
          </table:table-cell>
          <table:table-cell table:style-name="ce2" office:value-type="string" calcext:value-type="string">
            <text:p>angry</text:p>
          </table:table-cell>
          <table:table-cell table:style-name="ce4" office:value-type="string" calcext:value-type="string">
            <text:p>my new neighnors keep leaving trash on the stairs. it is so annoying</text:p>
          </table:table-cell>
          <table:table-cell table:style-name="ce2" office:value-type="float" office:value="27" calcext:value-type="float">
            <text:p>27</text:p>
          </table:table-cell>
          <table:table-cell table:style-name="ce4" office:value-type="string" calcext:value-type="string">
            <text:p>my new neighbors are the worst ones y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Did you get a chance to talk to them yet_comma_ and introduce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been a week and every day I am picking up their trash of the stai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ave you considered getting back at them by pranking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6_conv:2173</text:p>
          </table:table-cell>
          <table:table-cell table:style-name="ce2" office:value-type="string" calcext:value-type="string">
            <text:p>proud</text:p>
          </table:table-cell>
          <table:table-cell table:style-name="ce4" office:value-type="string" calcext:value-type="string">
            <text:p>My daughter recently successfully potty trained and I was very proud of both her and myself for accomplishing this feat!</text:p>
          </table:table-cell>
          <table:table-cell table:style-name="ce2" office:value-type="float" office:value="99" calcext:value-type="float">
            <text:p>99</text:p>
          </table:table-cell>
          <table:table-cell table:style-name="ce4" office:value-type="string" calcext:value-type="string">
            <text:p>My daughter recently finished potty train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some. 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he is 2! I was happy to get this accomplished before she turned 3. My friends son is 3 and still isn't trai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Great to hear she's progressing well. <text:s/>Maybe she'll be motivation for your friends 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77_conv:24355</text:p>
          </table:table-cell>
          <table:table-cell table:style-name="ce2" office:value-type="string" calcext:value-type="string">
            <text:p>faithful</text:p>
          </table:table-cell>
          <table:table-cell table:style-name="ce4" office:value-type="string" calcext:value-type="string">
            <text:p>I completed a qualifying test for a requester. <text:s/>I am waiting to hear back whether or not I passed. <text:s/>I hope I did.</text:p>
          </table:table-cell>
          <table:table-cell table:style-name="ce2" office:value-type="float" office:value="830" calcext:value-type="float">
            <text:p>830</text:p>
          </table:table-cell>
          <table:table-cell table:style-name="ce4" office:value-type="string" calcext:value-type="string">
            <text:p>I completed some tests for qualifications. <text:s/>I'm anxiously waiting to see if I pass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as that fo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Yes. <text:s/>I'm trying to add on to my skill set. <text:s/>Hopefully for better paying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m sure you are going to do great. <text:s/>I really hope you do get a better paying job as a result. <text:s/>Good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Thank you. <text:s/>I'm sure I will. <text:s/>It's still nerve wracking none the l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96_conv:18392</text:p>
          </table:table-cell>
          <table:table-cell table:style-name="ce2" office:value-type="string" calcext:value-type="string">
            <text:p>content</text:p>
          </table:table-cell>
          <table:table-cell table:style-name="ce4" office:value-type="string" calcext:value-type="string">
            <text:p>I'm really happy with my life right now_comma_ I don't know if I want to add kids to it</text:p>
          </table:table-cell>
          <table:table-cell table:style-name="ce2" office:value-type="float" office:value="247" calcext:value-type="float">
            <text:p>247</text:p>
          </table:table-cell>
          <table:table-cell table:style-name="ce4" office:value-type="string" calcext:value-type="string">
            <text:p>I'm really happy with my life right now_comma_ I don't know if I want to add kids to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ell that is def a big decision to consi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s_comma_ having kids is a huge interruption_comma_ I don't think I'm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t is a life changer for sure. it will change the everyday activities in your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00_conv:16800</text:p>
          </table:table-cell>
          <table:table-cell table:style-name="ce2" office:value-type="string" calcext:value-type="string">
            <text:p>grateful</text:p>
          </table:table-cell>
          <table:table-cell table:style-name="ce4" office:value-type="string" calcext:value-type="string">
            <text:p>My computer broke and I cant afford a new one right now. My friend gave me his old one for free. I am so thankful for that.</text:p>
          </table:table-cell>
          <table:table-cell table:style-name="ce2" office:value-type="float" office:value="297" calcext:value-type="float">
            <text:p>297</text:p>
          </table:table-cell>
          <table:table-cell table:style-name="ce4" office:value-type="string" calcext:value-type="string">
            <text:p>My friend gave me his old computer because mine broke. That was so nice of him considering I cant afford one right 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That is very kind. Now many people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know I couldnt believe it. I am so thank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You will have to return the favor someti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10_conv:13420</text:p>
          </table:table-cell>
          <table:table-cell table:style-name="ce2" office:value-type="string" calcext:value-type="string">
            <text:p>devastated</text:p>
          </table:table-cell>
          <table:table-cell table:style-name="ce4" office:value-type="string" calcext:value-type="string">
            <text:p>My father passed away 2 1/2 years ago. We didn't know he had a life-threatening illness and it really traumatized our family. The unexpected loss was so agonizing and painful for us.</text:p>
          </table:table-cell>
          <table:table-cell table:style-name="ce2" office:value-type="float" office:value="45" calcext:value-type="float">
            <text:p>45</text:p>
          </table:table-cell>
          <table:table-cell table:style-name="ce4" office:value-type="string" calcext:value-type="string">
            <text:p>My father passed away about 2 years ago. It was so very difficult for me and very unexpected. We didn't know he had a life-threatening illness and weren't prepared in any way for his sudden departure from 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m very sorry to hear that. <text:s/>Losing anyone close to you_comma_ especially a parent would be very hard. <text:s/>Are you close to other members of your family and were you able to help each other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my family and I are close and we were there for each other. But_comma_ my sister had passed away around 6 years before_comma_ by committed suicide. The last few years have been very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bet it has. <text:s/>Keep sticking by with your family. <text:s/>I'm sure you are all there for each other more than you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7_conv:23014</text:p>
          </table:table-cell>
          <table:table-cell table:style-name="ce2" office:value-type="string" calcext:value-type="string">
            <text:p>caring</text:p>
          </table:table-cell>
          <table:table-cell table:style-name="ce4" office:value-type="string" calcext:value-type="string">
            <text:p>One time there was a stray cat hiding from a dog in my front door</text:p>
          </table:table-cell>
          <table:table-cell table:style-name="ce2" office:value-type="float" office:value="547" calcext:value-type="float">
            <text:p>547</text:p>
          </table:table-cell>
          <table:table-cell table:style-name="ce4" office:value-type="string" calcext:value-type="string">
            <text:p>One time there was a stray cat hiding from a dog in my front doo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8" calcext:value-type="float">
            <text:p>678</text:p>
          </table:table-cell>
          <table:table-cell table:style-name="ce4" office:value-type="string" calcext:value-type="string">
            <text:p>Wow! Did you try to get i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_comma_ I adopted it and he's my pe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8" calcext:value-type="float">
            <text:p>678</text:p>
          </table:table-cell>
          <table:table-cell table:style-name="ce4" office:value-type="string" calcext:value-type="string">
            <text:p>That's amazing! He probably loves you s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3_conv:21527</text:p>
          </table:table-cell>
          <table:table-cell table:style-name="ce2" office:value-type="string" calcext:value-type="string">
            <text:p>ashamed</text:p>
          </table:table-cell>
          <table:table-cell table:style-name="ce4" office:value-type="string" calcext:value-type="string">
            <text:p>One time in elementary school I really needed to use the restroom. I held it in too long and unfortunately I could not make it to the restroom. I ended up peeing in the hallway and right then_comma_ my crush passed by me.</text:p>
          </table:table-cell>
          <table:table-cell table:style-name="ce2" office:value-type="float" office:value="597" calcext:value-type="float">
            <text:p>597</text:p>
          </table:table-cell>
          <table:table-cell table:style-name="ce4" office:value-type="string" calcext:value-type="string">
            <text:p>I was really embarrassed at school one day when I made a fool out of myself in front of my crus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7" calcext:value-type="float">
            <text:p>597</text:p>
          </table:table-cell>
          <table:table-cell table:style-name="ce4" office:value-type="string" calcext:value-type="string">
            <text:p>I peed my pants. I was 7 years old_comma_ min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Uhnnn_comma_most of us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47_conv:7494</text:p>
          </table:table-cell>
          <table:table-cell table:style-name="ce2" office:value-type="string" calcext:value-type="string">
            <text:p>furious</text:p>
          </table:table-cell>
          <table:table-cell table:style-name="ce4" office:value-type="string" calcext:value-type="string">
            <text:p>I came home the other day and saw that my dog had chewed up my shoes and had pooped on my floor. <text:s/>I had to clean up so much poop it was gross</text:p>
          </table:table-cell>
          <table:table-cell table:style-name="ce2" office:value-type="float" office:value="301" calcext:value-type="float">
            <text:p>301</text:p>
          </table:table-cell>
          <table:table-cell table:style-name="ce4" office:value-type="string" calcext:value-type="string">
            <text:p>I just got home from work and I cannot even begin to tell you how mad I am righ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What a day_comma_ huh?! Can you tell me what happened or is it still too r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ell_comma_ my dog decided it would be a good day to eat my shoes and then take a poop on my floor_comma_ so i had to scrub the floor cl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 is not something I would want to come home to seeing. And your day at work was bad too_comma_ w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30_conv:18460</text:p>
          </table:table-cell>
          <table:table-cell table:style-name="ce2" office:value-type="string" calcext:value-type="string">
            <text:p>guilty</text:p>
          </table:table-cell>
          <table:table-cell table:style-name="ce4" office:value-type="string" calcext:value-type="string">
            <text:p>I at 12 big macs last night. I felt kinda bad.</text:p>
          </table:table-cell>
          <table:table-cell table:style-name="ce2" office:value-type="float" office:value="209" calcext:value-type="float">
            <text:p>209</text:p>
          </table:table-cell>
          <table:table-cell table:style-name="ce4" office:value-type="string" calcext:value-type="string">
            <text:p>I ate 12 Big Macs last night. I felt kinda bad about it while I stared at a group of homeless fol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Do you think you might get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ah_comma_ I do this every other day. I figure if I gorge myself one night_comma_ then I don't have to eat at all the nex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 don't think that 's very health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4_conv:11648</text:p>
          </table:table-cell>
          <table:table-cell table:style-name="ce2" office:value-type="string" calcext:value-type="string">
            <text:p>guilty</text:p>
          </table:table-cell>
          <table:table-cell table:style-name="ce4" office:value-type="string" calcext:value-type="string">
            <text:p>I can't complain about my girlfriend's weight_comma_ I buy all the groceries in the house</text:p>
          </table:table-cell>
          <table:table-cell table:style-name="ce2" office:value-type="float" office:value="210" calcext:value-type="float">
            <text:p>210</text:p>
          </table:table-cell>
          <table:table-cell table:style-name="ce4" office:value-type="string" calcext:value-type="string">
            <text:p>I can't complain about my girlfriend's weight_comma_ I buy all the groceries in the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are you sure you're buying the right groce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feel so guil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hy is that? May I 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because I buy the groceri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30_conv:14461</text:p>
          </table:table-cell>
          <table:table-cell table:style-name="ce2" office:value-type="string" calcext:value-type="string">
            <text:p>trusting</text:p>
          </table:table-cell>
          <table:table-cell table:style-name="ce4" office:value-type="string" calcext:value-type="string">
            <text:p>I let a friend watch my dog for a week while I was out of town. I would've been devastated if anything happened to him.</text:p>
          </table:table-cell>
          <table:table-cell table:style-name="ce2" office:value-type="float" office:value="566" calcext:value-type="float">
            <text:p>566</text:p>
          </table:table-cell>
          <table:table-cell table:style-name="ce4" office:value-type="string" calcext:value-type="string">
            <text:p>I let a friend watch my dog for a week while I was out of town. I would've been devastated if anything happened to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trust your god feeling_comma_ everything will be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I hope so. I've only had my dog for a short time and this is my first time away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Did you buy all the essential items the dog will ne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14_conv:3428</text:p>
          </table:table-cell>
          <table:table-cell table:style-name="ce2" office:value-type="string" calcext:value-type="string">
            <text:p>sad</text:p>
          </table:table-cell>
          <table:table-cell table:style-name="ce4" office:value-type="string" calcext:value-type="string">
            <text:p>I studied all week last week in preparation for my midterm_comma_ but when I got the results back_comma_ I was disappointed to see a low mark.</text:p>
          </table:table-cell>
          <table:table-cell table:style-name="ce2" office:value-type="float" office:value="182" calcext:value-type="float">
            <text:p>182</text:p>
          </table:table-cell>
          <table:table-cell table:style-name="ce4" office:value-type="string" calcext:value-type="string">
            <text:p>I studied all week last week in preparation for my midterm_comma_ but when I got the results back_comma_ I was disappointed to see a low ma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Did you get sleepy while studying?</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 had lots of coffee so I did not. I was very focused on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have fallen asleep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18_conv:22037</text:p>
          </table:table-cell>
          <table:table-cell table:style-name="ce2" office:value-type="string" calcext:value-type="string">
            <text:p>confident</text:p>
          </table:table-cell>
          <table:table-cell table:style-name="ce4" office:value-type="string" calcext:value-type="string">
            <text:p>I interviewed for a job. I thought it went great.</text:p>
          </table:table-cell>
          <table:table-cell table:style-name="ce2" office:value-type="float" office:value="239" calcext:value-type="float">
            <text:p>239</text:p>
          </table:table-cell>
          <table:table-cell table:style-name="ce4" office:value-type="string" calcext:value-type="string">
            <text:p>I interviewed for a new job last week. I felt like it went great! Really excited to hear from the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2" calcext:value-type="float">
            <text:p>342</text:p>
          </table:table-cell>
          <table:table-cell table:style-name="ce4" office:value-type="string" calcext:value-type="string">
            <text:p>That's so great! I hope you get the job - assuming it's one you really w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Thanks! I feel like the job is right for me_comma_ and I know I'd be perfect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2" calcext:value-type="float">
            <text:p>342</text:p>
          </table:table-cell>
          <table:table-cell table:style-name="ce4" office:value-type="string" calcext:value-type="string">
            <text:p>Then keep your head up &amp; keep reaching for the stars! Maybe this will be the one!! But even if it doesn't turn out_comma_ keep on searching. Your perfect job IS waiting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Thank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2" calcext:value-type="float">
            <text:p>342</text:p>
          </table:table-cell>
          <table:table-cell table:style-name="ce4" office:value-type="string" calcext:value-type="string">
            <text:p>You're welcome &amp; best wishes with your job hun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55_conv:20711</text:p>
          </table:table-cell>
          <table:table-cell table:style-name="ce2" office:value-type="string" calcext:value-type="string">
            <text:p>terrified</text:p>
          </table:table-cell>
          <table:table-cell table:style-name="ce4" office:value-type="string" calcext:value-type="string">
            <text:p>I had just moved into a new house and when I came home from work there was a giant spider crawling around.</text:p>
          </table:table-cell>
          <table:table-cell table:style-name="ce2" office:value-type="float" office:value="548" calcext:value-type="float">
            <text:p>548</text:p>
          </table:table-cell>
          <table:table-cell table:style-name="ce4" office:value-type="string" calcext:value-type="string">
            <text:p>I had just moved into a new house and when I came home from work there was a giant spider crawling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Yuck! I am so afraid of spiders. Were you able to squas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 am scared too. I took my shoe off and threw it across the room and hit it dead on. I could not believe that I hi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Haha! That's amazing! What a great shot. I usually have to make my husband get rid of them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just me and the dog so I had to make the sh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6_conv:15812</text:p>
          </table:table-cell>
          <table:table-cell table:style-name="ce2" office:value-type="string" calcext:value-type="string">
            <text:p>content</text:p>
          </table:table-cell>
          <table:table-cell table:style-name="ce4" office:value-type="string" calcext:value-type="string">
            <text:p>I'm pretty happy with how my shed turned out. <text:s/>It was the first time I built something.</text:p>
          </table:table-cell>
          <table:table-cell table:style-name="ce2" office:value-type="float" office:value="448" calcext:value-type="float">
            <text:p>448</text:p>
          </table:table-cell>
          <table:table-cell table:style-name="ce4" office:value-type="string" calcext:value-type="string">
            <text:p>I'm pretty happy with how my shed turned out. It was the first time I built someth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ou make it out of wood or is it one of those aluminum 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s an aluminum one_comma_ followed some blue prints and it turned out really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Good for you. <text:s/>There's nothing quite like the sense of pride assocaited with building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02_conv:23804</text:p>
          </table:table-cell>
          <table:table-cell table:style-name="ce2" office:value-type="string" calcext:value-type="string">
            <text:p>trusting</text:p>
          </table:table-cell>
          <table:table-cell table:style-name="ce4" office:value-type="string" calcext:value-type="string">
            <text:p>I had my friend watch my house and feed my dog while I was on vacation. He did a great job.</text:p>
          </table:table-cell>
          <table:table-cell table:style-name="ce2" office:value-type="float" office:value="332" calcext:value-type="float">
            <text:p>332</text:p>
          </table:table-cell>
          <table:table-cell table:style-name="ce4" office:value-type="string" calcext:value-type="string">
            <text:p>I recently had my friend watch my house while I was on vacat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must really trust them. I hope it turned ou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_comma_ he did a great job! Fed the dog and everything. I was satisfi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Now you know who to call when you want to go away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04_conv:8408</text:p>
          </table:table-cell>
          <table:table-cell table:style-name="ce2" office:value-type="string" calcext:value-type="string">
            <text:p>excited</text:p>
          </table:table-cell>
          <table:table-cell table:style-name="ce4" office:value-type="string" calcext:value-type="string">
            <text:p>I'm super excited to move</text:p>
          </table:table-cell>
          <table:table-cell table:style-name="ce2" office:value-type="float" office:value="509" calcext:value-type="float">
            <text:p>509</text:p>
          </table:table-cell>
          <table:table-cell table:style-name="ce4" office:value-type="string" calcext:value-type="string">
            <text:p>It's time to mo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Oh_comma_ OK! <text:s/>WHere are you moving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Another house_comma_ it's closer to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s good! <text:s/>That will make your life much easier! <text:s/>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53_conv:23706</text:p>
          </table:table-cell>
          <table:table-cell table:style-name="ce2" office:value-type="string" calcext:value-type="string">
            <text:p>content</text:p>
          </table:table-cell>
          <table:table-cell table:style-name="ce4" office:value-type="string" calcext:value-type="string">
            <text:p>with life</text:p>
          </table:table-cell>
          <table:table-cell table:style-name="ce2" office:value-type="float" office:value="568" calcext:value-type="float">
            <text:p>568</text:p>
          </table:table-cell>
          <table:table-cell table:style-name="ce4" office:value-type="string" calcext:value-type="string">
            <text:p>life is beautiful isn'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Life is the most beautiful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are you happy with the way things are? i am enjoying every seco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live every day like it's my 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28_conv:2856</text:p>
          </table:table-cell>
          <table:table-cell table:style-name="ce2" office:value-type="string" calcext:value-type="string">
            <text:p>hopeful</text:p>
          </table:table-cell>
          <table:table-cell table:style-name="ce4" office:value-type="string" calcext:value-type="string">
            <text:p>I got a new job. There's so much debt I want to clear off.</text:p>
          </table:table-cell>
          <table:table-cell table:style-name="ce2" office:value-type="float" office:value="1" calcext:value-type="float">
            <text:p>1</text:p>
          </table:table-cell>
          <table:table-cell table:style-name="ce4" office:value-type="string" calcext:value-type="string">
            <text:p>I got a new job. There's so much debt I want to clear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s it a well paying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pays for the bills. Not much left for savings though_comma_ but it's soem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tabilize things first_comma_ then save regular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76_conv:13152</text:p>
          </table:table-cell>
          <table:table-cell table:style-name="ce2" office:value-type="string" calcext:value-type="string">
            <text:p>angry</text:p>
          </table:table-cell>
          <table:table-cell table:style-name="ce4" office:value-type="string" calcext:value-type="string">
            <text:p>It makes me angry when people never notice me</text:p>
          </table:table-cell>
          <table:table-cell table:style-name="ce2" office:value-type="float" office:value="317" calcext:value-type="float">
            <text:p>317</text:p>
          </table:table-cell>
          <table:table-cell table:style-name="ce4" office:value-type="string" calcext:value-type="string">
            <text:p>It makes me angry when people never notice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Why what is it that you want them to notice about you that they bypa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Everything. I don't have friends so it's nice to get notic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completely understand think of it as maybe they are not meant to be apart of your life_comma_ you will find some good friends just be patie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67_conv:9335</text:p>
          </table:table-cell>
          <table:table-cell table:style-name="ce2" office:value-type="string" calcext:value-type="string">
            <text:p>excited</text:p>
          </table:table-cell>
          <table:table-cell table:style-name="ce4" office:value-type="string" calcext:value-type="string">
            <text:p>I am so thrilled about Lebron joining the Lakers. Finally something to get us all riled up!</text:p>
          </table:table-cell>
          <table:table-cell table:style-name="ce2" office:value-type="float" office:value="391" calcext:value-type="float">
            <text:p>391</text:p>
          </table:table-cell>
          <table:table-cell table:style-name="ce4" office:value-type="string" calcext:value-type="string">
            <text:p>I am so hyped about Lebron <text:s/>joining the Lak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s exciting! I'm guessing you're a Lakers f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Yeah i am! We finally have something that unite and rally us behind our team for a s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What team was he on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0_conv:20460</text:p>
          </table:table-cell>
          <table:table-cell table:style-name="ce2" office:value-type="string" calcext:value-type="string">
            <text:p>ashamed</text:p>
          </table:table-cell>
          <table:table-cell table:style-name="ce4" office:value-type="string" calcext:value-type="string">
            <text:p>I borrowed a book from a friend and left it outside. It got ruined by the rain.</text:p>
          </table:table-cell>
          <table:table-cell table:style-name="ce2" office:value-type="float" office:value="630" calcext:value-type="float">
            <text:p>630</text:p>
          </table:table-cell>
          <table:table-cell table:style-name="ce4" office:value-type="string" calcext:value-type="string">
            <text:p>I accidentally left a book I borrowed from a friend outsid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Were you able to get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did but it was ruined from the r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Well_comma_ hopefully your friend will forgi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76_conv:22953</text:p>
          </table:table-cell>
          <table:table-cell table:style-name="ce2" office:value-type="string" calcext:value-type="string">
            <text:p>terrified</text:p>
          </table:table-cell>
          <table:table-cell table:style-name="ce4" office:value-type="string" calcext:value-type="string">
            <text:p>Last Halloween_comma_ I went to a haunted house. It was the scariest one I have ever been to. It was very realistic.</text:p>
          </table:table-cell>
          <table:table-cell table:style-name="ce2" office:value-type="float" office:value="762" calcext:value-type="float">
            <text:p>762</text:p>
          </table:table-cell>
          <table:table-cell table:style-name="ce4" office:value-type="string" calcext:value-type="string">
            <text:p>Last Halloween_comma_ I went to a really scary haunted hou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Wow! What was scar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It was super realistic. I had never been to a ""good"" one before_comma_ where there are a lot of live act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Interesting! I bet live actors really enhance the experi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64_conv:24728</text:p>
          </table:table-cell>
          <table:table-cell table:style-name="ce2" office:value-type="string" calcext:value-type="string">
            <text:p>excited</text:p>
          </table:table-cell>
          <table:table-cell table:style-name="ce4" office:value-type="string" calcext:value-type="string">
            <text:p>Next week_comma_ I am going in work trip to New York. I can't wait to go.</text:p>
          </table:table-cell>
          <table:table-cell table:style-name="ce2" office:value-type="float" office:value="7" calcext:value-type="float">
            <text:p>7</text:p>
          </table:table-cell>
          <table:table-cell table:style-name="ce4" office:value-type="string" calcext:value-type="string">
            <text:p>Next week_comma_ I am going in work trip to New York. I can't wait to 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will be nice. Are you going to have some fre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 am going to have some free time. I am also given 150 dollars that I can use for my fre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ou could get a nice dinner with that.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23_conv:16447</text:p>
          </table:table-cell>
          <table:table-cell table:style-name="ce2" office:value-type="string" calcext:value-type="string">
            <text:p>embarrassed</text:p>
          </table:table-cell>
          <table:table-cell table:style-name="ce4" office:value-type="string" calcext:value-type="string">
            <text:p>I used a public restroom. Afterwards I walked around the store. I had been walking around with toilet paper stuck to my shoe the entire time!</text:p>
          </table:table-cell>
          <table:table-cell table:style-name="ce2" office:value-type="float" office:value="607" calcext:value-type="float">
            <text:p>607</text:p>
          </table:table-cell>
          <table:table-cell table:style-name="ce4" office:value-type="string" calcext:value-type="string">
            <text:p>I used the bathroom at Walmart the other day. I walked around the store for about 30 minutes before I realized I had toilet paper stuck to my sho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d. That's kinda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felt gross hahaha I kicked it off of my shoe and stuffed it under a rack. I hope know one s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Rest in peace whoever touches that r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hahaha hope they wear glov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75_conv:21550</text:p>
          </table:table-cell>
          <table:table-cell table:style-name="ce2" office:value-type="string" calcext:value-type="string">
            <text:p>annoyed</text:p>
          </table:table-cell>
          <table:table-cell table:style-name="ce4" office:value-type="string" calcext:value-type="string">
            <text:p>my sibling screamed at me and it really made me feel sad</text:p>
          </table:table-cell>
          <table:table-cell table:style-name="ce2" office:value-type="float" office:value="717" calcext:value-type="float">
            <text:p>717</text:p>
          </table:table-cell>
          <table:table-cell table:style-name="ce4" office:value-type="string" calcext:value-type="string">
            <text:p>i had a fight with my sibling today and she started shouting at me and it really annoyed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at's unfortunate. Did you make up afterwa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no_comma_ she still doesn't want to apologise for what she did_comma_ but eve she doesn't i'm gonna talk to her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at's good. You guys are siblings after all and should try to get a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18_conv:12036</text:p>
          </table:table-cell>
          <table:table-cell table:style-name="ce2" office:value-type="string" calcext:value-type="string">
            <text:p>jealous</text:p>
          </table:table-cell>
          <table:table-cell table:style-name="ce4" office:value-type="string" calcext:value-type="string">
            <text:p>A coworker got a promotion at work that I really wanted. I'm trying really hard not to let my envy show.</text:p>
          </table:table-cell>
          <table:table-cell table:style-name="ce2" office:value-type="float" office:value="422" calcext:value-type="float">
            <text:p>422</text:p>
          </table:table-cell>
          <table:table-cell table:style-name="ce4" office:value-type="string" calcext:value-type="string">
            <text:p>One of my coworkers got the promotion I'd been vying for. I'm trying to be happy for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 must be hard having to be happy for someone that has what you w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Yeah. I'm trying not to be jealous_comma_ but it isn't working. I really wanted that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t's normal to be jealous. It is a product of goals not fulfill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75_conv:9951</text:p>
          </table:table-cell>
          <table:table-cell table:style-name="ce2" office:value-type="string" calcext:value-type="string">
            <text:p>embarrassed</text:p>
          </table:table-cell>
          <table:table-cell table:style-name="ce4" office:value-type="string" calcext:value-type="string">
            <text:p>I was so embarrassed when I left my keys in the car door at work. <text:s/>ALL DAY!</text:p>
          </table:table-cell>
          <table:table-cell table:style-name="ce2" office:value-type="float" office:value="448" calcext:value-type="float">
            <text:p>448</text:p>
          </table:table-cell>
          <table:table-cell table:style-name="ce4" office:value-type="string" calcext:value-type="string">
            <text:p>I left my keys in my car door at work_comma_ ALL DAY. Embarrassing.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oh man thats terrible_comma_ thats a horrible fee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 didn't know until the very last hour of work_comma_ a co-worker mention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t least everyone was still at work and you werent left there al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34_conv:11469</text:p>
          </table:table-cell>
          <table:table-cell table:style-name="ce2" office:value-type="string" calcext:value-type="string">
            <text:p>devastated</text:p>
          </table:table-cell>
          <table:table-cell table:style-name="ce4" office:value-type="string" calcext:value-type="string">
            <text:p>it was really hard on my family when Katrina hit texas_comma_ our house and belongings got kind of affected by it</text:p>
          </table:table-cell>
          <table:table-cell table:style-name="ce2" office:value-type="float" office:value="507" calcext:value-type="float">
            <text:p>507</text:p>
          </table:table-cell>
          <table:table-cell table:style-name="ce4" office:value-type="string" calcext:value-type="string">
            <text:p>When katrina hit texas my family lost like half of their belongin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sucks_comma_ are you going to leave Texas or st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ell when it hit we left but now we are ok and we recovere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much did the damage cos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74_conv:8149</text:p>
          </table:table-cell>
          <table:table-cell table:style-name="ce2" office:value-type="string" calcext:value-type="string">
            <text:p>nostalgic</text:p>
          </table:table-cell>
          <table:table-cell table:style-name="ce4" office:value-type="string" calcext:value-type="string">
            <text:p>I pulled out my high school yearbooks the other day_comma_ it really doesn't feel like 20 years have passed. It made me kind of miss those days_comma_ although I'm glad I'm not a teenager any more!</text:p>
          </table:table-cell>
          <table:table-cell table:style-name="ce2" office:value-type="float" office:value="473" calcext:value-type="float">
            <text:p>473</text:p>
          </table:table-cell>
          <table:table-cell table:style-name="ce4" office:value-type="string" calcext:value-type="string">
            <text:p>I flipped through my high school yearbooks the other day for the first time in a long time. I can't believe how much time has pass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ime does fly really fast. I just turned 30 and it feels like I was just a teenager yester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Enjoy it_comma_ your 30s go by really fast. I'm clinging desperately to the last few years of mine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ure it will. At least it gets us to enjoy life more and focus on the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62_conv:12924</text:p>
          </table:table-cell>
          <table:table-cell table:style-name="ce2" office:value-type="string" calcext:value-type="string">
            <text:p>joyful</text:p>
          </table:table-cell>
          <table:table-cell table:style-name="ce4" office:value-type="string" calcext:value-type="string">
            <text:p>I'm getting ready for the fire camp. I'm eagerly waiting for the fun and joy.</text:p>
          </table:table-cell>
          <table:table-cell table:style-name="ce2" office:value-type="float" office:value="43" calcext:value-type="float">
            <text:p>43</text:p>
          </table:table-cell>
          <table:table-cell table:style-name="ce4" office:value-type="string" calcext:value-type="string">
            <text:p>I have a fire camp nex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are you looking for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eagerly waiting for the fun and j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s always a good idea to enjoy the outdoors. So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1_conv:9503</text:p>
          </table:table-cell>
          <table:table-cell table:style-name="ce2" office:value-type="string" calcext:value-type="string">
            <text:p>grateful</text:p>
          </table:table-cell>
          <table:table-cell table:style-name="ce4" office:value-type="string" calcext:value-type="string">
            <text:p>I have always been appreciative of my parents for paying for my colleger</text:p>
          </table:table-cell>
          <table:table-cell table:style-name="ce2" office:value-type="float" office:value="506" calcext:value-type="float">
            <text:p>506</text:p>
          </table:table-cell>
          <table:table-cell table:style-name="ce4" office:value-type="string" calcext:value-type="string">
            <text:p>I have always been appreciative of my parents paying for colleg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consider yourself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do everyday_comma_ I know it was truly a ble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better that than to be drowned in studen tlo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8_conv:12076</text:p>
          </table:table-cell>
          <table:table-cell table:style-name="ce2" office:value-type="string" calcext:value-type="string">
            <text:p>surprised</text:p>
          </table:table-cell>
          <table:table-cell table:style-name="ce4" office:value-type="string" calcext:value-type="string">
            <text:p>I was surprised when my mom bought me a car</text:p>
          </table:table-cell>
          <table:table-cell table:style-name="ce2" office:value-type="float" office:value="317" calcext:value-type="float">
            <text:p>317</text:p>
          </table:table-cell>
          <table:table-cell table:style-name="ce4" office:value-type="string" calcext:value-type="string">
            <text:p>I was surprised when my mom bought me a c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Nice! That's a very nice surprise. <text:s/>What kind of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s a ford musta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ow_comma_ she went all out_comma_ hope you drive safely and have fun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94_conv:4989</text:p>
          </table:table-cell>
          <table:table-cell table:style-name="ce2" office:value-type="string" calcext:value-type="string">
            <text:p>impressed</text:p>
          </table:table-cell>
          <table:table-cell table:style-name="ce4" office:value-type="string" calcext:value-type="string">
            <text:p>Some random guy at the gas station asked me if I wanted to see a ninja flip so I thought it can't hurt to see what he was talking about for a few seconds. He did the most insane flip I have ever seen in my life!</text:p>
          </table:table-cell>
          <table:table-cell table:style-name="ce2" office:value-type="float" office:value="269" calcext:value-type="float">
            <text:p>269</text:p>
          </table:table-cell>
          <table:table-cell table:style-name="ce4" office:value-type="string" calcext:value-type="string">
            <text:p>Some random guy at the gas station asked me if I wanted to see a ninja flip so I thought it can't hurt to see what he was talking about for a few seconds. He did the most insane flip I have ever seen in my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very random but very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ah I know. It takes a lot to impress me so I was pretty moved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it was fun to se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60_conv:12720</text:p>
          </table:table-cell>
          <table:table-cell table:style-name="ce2" office:value-type="string" calcext:value-type="string">
            <text:p>devastated</text:p>
          </table:table-cell>
          <table:table-cell table:style-name="ce4" office:value-type="string" calcext:value-type="string">
            <text:p>my cat just died_comma_ I had him for 10 years</text:p>
          </table:table-cell>
          <table:table-cell table:style-name="ce2" office:value-type="float" office:value="563" calcext:value-type="float">
            <text:p>563</text:p>
          </table:table-cell>
          <table:table-cell table:style-name="ce4" office:value-type="string" calcext:value-type="string">
            <text:p>my cat just died_comma_ I had him for 10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I'm so sorry. I love c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yeah_comma_ I don't know what to do without him. I woke up this morning later than usual because he'd snuggle me aw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At least the cat lived a good life by your 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yeah but death is such a bummer and I don't know if I'll ever recover from this feel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44_conv:11688</text:p>
          </table:table-cell>
          <table:table-cell table:style-name="ce2" office:value-type="string" calcext:value-type="string">
            <text:p>terrified</text:p>
          </table:table-cell>
          <table:table-cell table:style-name="ce4" office:value-type="string" calcext:value-type="string">
            <text:p>i was scared to go home alone the other day</text:p>
          </table:table-cell>
          <table:table-cell table:style-name="ce2" office:value-type="float" office:value="238" calcext:value-type="float">
            <text:p>238</text:p>
          </table:table-cell>
          <table:table-cell table:style-name="ce4" office:value-type="string" calcext:value-type="string">
            <text:p>i <text:s/>was scared to go home alone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were you scared to go home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cause there have been a string of break ins in my sub divi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must be really annoying and sca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62_conv:15524</text:p>
          </table:table-cell>
          <table:table-cell table:style-name="ce2" office:value-type="string" calcext:value-type="string">
            <text:p>confident</text:p>
          </table:table-cell>
          <table:table-cell table:style-name="ce4" office:value-type="string" calcext:value-type="string">
            <text:p>I'm so ready for my presentation at work tomorrow. I'm sure I'll do great!</text:p>
          </table:table-cell>
          <table:table-cell table:style-name="ce2" office:value-type="float" office:value="397" calcext:value-type="float">
            <text:p>397</text:p>
          </table:table-cell>
          <table:table-cell table:style-name="ce4" office:value-type="string" calcext:value-type="string">
            <text:p>I'm so ready for my presentation at work tomorrow. I'm sure I'll do gre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ou must have prepared yourself for this! You will d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I've spent all week going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Great preparation inde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57_conv:24714</text:p>
          </table:table-cell>
          <table:table-cell table:style-name="ce2" office:value-type="string" calcext:value-type="string">
            <text:p>annoyed</text:p>
          </table:table-cell>
          <table:table-cell table:style-name="ce4" office:value-type="string" calcext:value-type="string">
            <text:p>My cat keeps biting me because he is getting old.</text:p>
          </table:table-cell>
          <table:table-cell table:style-name="ce2" office:value-type="float" office:value="748" calcext:value-type="float">
            <text:p>748</text:p>
          </table:table-cell>
          <table:table-cell table:style-name="ce4" office:value-type="string" calcext:value-type="string">
            <text:p>my cat keeps bting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How long have you ha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12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Is this recent. Do you know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ld age i gues. it stinks i miss him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55_conv:6711</text:p>
          </table:table-cell>
          <table:table-cell table:style-name="ce2" office:value-type="string" calcext:value-type="string">
            <text:p>anxious</text:p>
          </table:table-cell>
          <table:table-cell table:style-name="ce4" office:value-type="string" calcext:value-type="string">
            <text:p>once I felt totally out of place in a social setting_comma_ it was very hard for me.</text:p>
          </table:table-cell>
          <table:table-cell table:style-name="ce2" office:value-type="float" office:value="445" calcext:value-type="float">
            <text:p>445</text:p>
          </table:table-cell>
          <table:table-cell table:style-name="ce4" office:value-type="string" calcext:value-type="string">
            <text:p>Sometimes social situations make me so uncomfortab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dont understand why but I just get this crazy feeling insid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Sometimes I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3_conv:726</text:p>
          </table:table-cell>
          <table:table-cell table:style-name="ce2" office:value-type="string" calcext:value-type="string">
            <text:p>faithful</text:p>
          </table:table-cell>
          <table:table-cell table:style-name="ce4" office:value-type="string" calcext:value-type="string">
            <text:p>I've been studying really for my license exam.</text:p>
          </table:table-cell>
          <table:table-cell table:style-name="ce2" office:value-type="float" office:value="1" calcext:value-type="float">
            <text:p>1</text:p>
          </table:table-cell>
          <table:table-cell table:style-name="ce4" office:value-type="string" calcext:value-type="string">
            <text:p>I've been studying really for my license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will do well_comma_ it isnt too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you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problem_comma_ it will be worth it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37_conv:18875</text:p>
          </table:table-cell>
          <table:table-cell table:style-name="ce2" office:value-type="string" calcext:value-type="string">
            <text:p>content</text:p>
          </table:table-cell>
          <table:table-cell table:style-name="ce4" office:value-type="string" calcext:value-type="string">
            <text:p>My friend just bought a really nice new house that he can barely afford. <text:s/>bUt I'm super happy with my humble abode</text:p>
          </table:table-cell>
          <table:table-cell table:style-name="ce2" office:value-type="float" office:value="525" calcext:value-type="float">
            <text:p>525</text:p>
          </table:table-cell>
          <table:table-cell table:style-name="ce4" office:value-type="string" calcext:value-type="string">
            <text:p>My friend just bought a really nice house that he can barely affo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2" calcext:value-type="float">
            <text:p>652</text:p>
          </table:table-cell>
          <table:table-cell table:style-name="ce4" office:value-type="string" calcext:value-type="string">
            <text:p>That must be stressful to your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Ah it's no big deal. <text:s/>I'm super happy with my humble dwel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2" calcext:value-type="float">
            <text:p>652</text:p>
          </table:table-cell>
          <table:table-cell table:style-name="ce4" office:value-type="string" calcext:value-type="string">
            <text:p>That's good that you are content with what you ha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97_conv:17995</text:p>
          </table:table-cell>
          <table:table-cell table:style-name="ce2" office:value-type="string" calcext:value-type="string">
            <text:p>guilty</text:p>
          </table:table-cell>
          <table:table-cell table:style-name="ce4" office:value-type="string" calcext:value-type="string">
            <text:p>i'm very worried about coming off too bossy in front of my boss and director.</text:p>
          </table:table-cell>
          <table:table-cell table:style-name="ce2" office:value-type="float" office:value="463" calcext:value-type="float">
            <text:p>463</text:p>
          </table:table-cell>
          <table:table-cell table:style-name="ce4" office:value-type="string" calcext:value-type="string">
            <text:p>i'm very worried about coming off too bossy in front of my boss and directo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am just not cool with lazy people and slackers. i am just a do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think that being bossy. You are just really concerned with getting a job done efficient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m honestly just a really hard worker and my coworkers are very much slack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19_conv:16639</text:p>
          </table:table-cell>
          <table:table-cell table:style-name="ce2" office:value-type="string" calcext:value-type="string">
            <text:p>annoyed</text:p>
          </table:table-cell>
          <table:table-cell table:style-name="ce4" office:value-type="string" calcext:value-type="string">
            <text:p>I was sitting in class and people talking behind me made me unable to hear the teacher.</text:p>
          </table:table-cell>
          <table:table-cell table:style-name="ce2" office:value-type="float" office:value="375" calcext:value-type="float">
            <text:p>375</text:p>
          </table:table-cell>
          <table:table-cell table:style-name="ce4" office:value-type="string" calcext:value-type="string">
            <text:p>So annoying to hear people talking when I'm trying to listen to my teac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ext:s text:c="3"/>Some people have no respect for othe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y really don't_comma_ especially since we're paying for our educations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they like 1000 level classes? <text:s/>If I was in a higher class I'd of straight told them to quiet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y are in 2000 level but still not the most fun thing to deal with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 you've still got some riff raff around at that level. <text:s/>Man... its been a long time but_comma_ I remember tho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efinitely_comma_ I want to try and ask the professo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ou should. <text:s/>I ran out of patience for that stuff real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89_conv:21979</text:p>
          </table:table-cell>
          <table:table-cell table:style-name="ce2" office:value-type="string" calcext:value-type="string">
            <text:p>faithful</text:p>
          </table:table-cell>
          <table:table-cell table:style-name="ce4" office:value-type="string" calcext:value-type="string">
            <text:p>I've only been with my boyfriend for 2 years_comma_ but I can't think about anyone else but him. </text:p>
          </table:table-cell>
          <table:table-cell table:style-name="ce2" office:value-type="float" office:value="670" calcext:value-type="float">
            <text:p>670</text:p>
          </table:table-cell>
          <table:table-cell table:style-name="ce4" office:value-type="string" calcext:value-type="string">
            <text:p>I've only been with my boyfriend for 2 years_comma_ but I can't think about anyone else but him.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Aw_comma_ that's so sweet! <text:s/>Do you see a future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Definitely. We talk about marriage and children all the time_comma_ but we're still extremely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really_comma_ really hope it works out for you gu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anks! I hope so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71_conv:18943</text:p>
          </table:table-cell>
          <table:table-cell table:style-name="ce2" office:value-type="string" calcext:value-type="string">
            <text:p>devastated</text:p>
          </table:table-cell>
          <table:table-cell table:style-name="ce4" office:value-type="string" calcext:value-type="string">
            <text:p>I tried applying for college online because I need the financial aid and I don't have enough time to complete enrollment.</text:p>
          </table:table-cell>
          <table:table-cell table:style-name="ce2" office:value-type="float" office:value="540" calcext:value-type="float">
            <text:p>540</text:p>
          </table:table-cell>
          <table:table-cell table:style-name="ce4" office:value-type="string" calcext:value-type="string">
            <text:p>I tried finishing my application for online college classes today because I need the financial aid_comma_ and I found out I don't have enough time to complete the requiremen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no! Can you ask for an extension? Sometimes they'll be quite accommod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haven't called and asked yet_comma_ I have a lot of steps I need to complete for successful enrollment. Some of the steps seem to require mailed-in information rather than electronically s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 seems strange in this day and age. I thought everything could be done online. Perhaps you could hand deliver those par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6_conv:1133</text:p>
          </table:table-cell>
          <table:table-cell table:style-name="ce2" office:value-type="string" calcext:value-type="string">
            <text:p>caring</text:p>
          </table:table-cell>
          <table:table-cell table:style-name="ce4" office:value-type="string" calcext:value-type="string">
            <text:p>My three year old had the flu. I gave them a bath_comma_ fed them some soup and fruit_comma_ gave them a cup of milk followed by some medicine and tucked them into bed. It felt nice taking care of my baby.</text:p>
          </table:table-cell>
          <table:table-cell table:style-name="ce2" office:value-type="float" office:value="152" calcext:value-type="float">
            <text:p>152</text:p>
          </table:table-cell>
          <table:table-cell table:style-name="ce4" office:value-type="string" calcext:value-type="string">
            <text:p>I had to take care of my 3 year old_comma_ he had the flu. I fed him some healthy food_comma_ gave him a warm bath and tucked him in to bed with fresh clean jammies. It was swe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wow. what an experience. He must have felt loved from the care you ga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 sure hope so! He was really fussy while he was sick_comma_ I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sorry about that. I hope he is doing well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83_conv:22567</text:p>
          </table:table-cell>
          <table:table-cell table:style-name="ce2" office:value-type="string" calcext:value-type="string">
            <text:p>caring</text:p>
          </table:table-cell>
          <table:table-cell table:style-name="ce4" office:value-type="string" calcext:value-type="string">
            <text:p>A close friend of mine recently told me he was filing for divorce. I've known him and his wife for decades_comma_ so I'm concerned for them both.</text:p>
          </table:table-cell>
          <table:table-cell table:style-name="ce2" office:value-type="float" office:value="655" calcext:value-type="float">
            <text:p>655</text:p>
          </table:table-cell>
          <table:table-cell table:style-name="ce4" office:value-type="string" calcext:value-type="string">
            <text:p>A close friend of mine recently told me he was filing for divorce. I've known him and his wife for decades_comma_ so I'm concerned for them bo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thats horrible_comma_ divorce is the last resul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Yes. Unfortunately_comma_ they have kids as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are the kids old enough to understand what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Yes. They're in their early teens_comma_ or near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guess thats a positive. they can understand that their life will be somewhat differ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24_conv:6249</text:p>
          </table:table-cell>
          <table:table-cell table:style-name="ce2" office:value-type="string" calcext:value-type="string">
            <text:p>anticipating</text:p>
          </table:table-cell>
          <table:table-cell table:style-name="ce4" office:value-type="string" calcext:value-type="string">
            <text:p>I need to buy some clothes for winter. I need a new jacket and boots.</text:p>
          </table:table-cell>
          <table:table-cell table:style-name="ce2" office:value-type="float" office:value="7" calcext:value-type="float">
            <text:p>7</text:p>
          </table:table-cell>
          <table:table-cell table:style-name="ce4" office:value-type="string" calcext:value-type="string">
            <text:p>I need to buy some clothes for winter. I need a new jacket and boo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float" office:value="5" calcext:value-type="float">
            <text:p>5</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inter come so quickly. So I need to be well prepared in adv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 have cold winters but hardly ever any snow. I'm glad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87_conv:7174</text:p>
          </table:table-cell>
          <table:table-cell table:style-name="ce2" office:value-type="string" calcext:value-type="string">
            <text:p>afraid</text:p>
          </table:table-cell>
          <table:table-cell table:style-name="ce4" office:value-type="string" calcext:value-type="string">
            <text:p>recently i went for a wildlife safari </text:p>
          </table:table-cell>
          <table:table-cell table:style-name="ce2" office:value-type="float" office:value="355" calcext:value-type="float">
            <text:p>355</text:p>
          </table:table-cell>
          <table:table-cell table:style-name="ce4" office:value-type="string" calcext:value-type="string">
            <text:p>one month back i went for a wildlife safari _comma_ where i was attacked by a wild boa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Oh no! Was anyone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ya i had bruises on my le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pretty scary. <text:s/>Did the boar survive the ord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it attacked me and ran into the bushes . it was a very bad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you willing to go on another safar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no i am done with such tri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not surpri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3_conv:6067</text:p>
          </table:table-cell>
          <table:table-cell table:style-name="ce2" office:value-type="string" calcext:value-type="string">
            <text:p>joyful</text:p>
          </table:table-cell>
          <table:table-cell table:style-name="ce4" office:value-type="string" calcext:value-type="string">
            <text:p>I felt really happy last night when my abused dog started running around and playing! I didn't think she was capable of it.</text:p>
          </table:table-cell>
          <table:table-cell table:style-name="ce2" office:value-type="float" office:value="296" calcext:value-type="float">
            <text:p>296</text:p>
          </table:table-cell>
          <table:table-cell table:style-name="ce4" office:value-type="string" calcext:value-type="string">
            <text:p>I felt really happy last night when my abused dog started running around and play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great_comma_ what was wrong with the dog_comma_ how was it abus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he was starved and I don't know what else besides being bred and being quite young. So starved she was quite aggressive about food at first and so tired..I could see her hip b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absolutely awful to hear_comma_ poor dogs don not deserve to be mistreated in such ways _comma_ im happy the dogs bet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26_conv:7053</text:p>
          </table:table-cell>
          <table:table-cell table:style-name="ce2" office:value-type="string" calcext:value-type="string">
            <text:p>lonely</text:p>
          </table:table-cell>
          <table:table-cell table:style-name="ce4" office:value-type="string" calcext:value-type="string">
            <text:p>I feel alone whenever i think about my dad.. He passed away last year.</text:p>
          </table:table-cell>
          <table:table-cell table:style-name="ce2" office:value-type="float" office:value="416" calcext:value-type="float">
            <text:p>416</text:p>
          </table:table-cell>
          <table:table-cell table:style-name="ce4" office:value-type="string" calcext:value-type="string">
            <text:p>i feel alone whenever i think about my dad_comma_ he passed away last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m so sorry. <text:s/>You have my deepest condolences. Its hard to not feel isolation with the death of someone you are close to. <text:s/>I can tell you it does get better and you are not alone. <text:s/>He lives on i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yeah.. i know.. memories still haun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ake joy and pride in the memories you have of him. <text:s/>They are your personal family movies in your mind. <text:s/>Cherish them because not everyone gets them with their parents. <text:s/>Its good to find support and counseling too if you need it. Take care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8_conv:15917</text:p>
          </table:table-cell>
          <table:table-cell table:style-name="ce2" office:value-type="string" calcext:value-type="string">
            <text:p>disappointed</text:p>
          </table:table-cell>
          <table:table-cell table:style-name="ce4" office:value-type="string" calcext:value-type="string">
            <text:p>I requested money for my hospital bill_comma_i was promised _comma_but on getting there that fateful day_comma_i was no happy!</text:p>
          </table:table-cell>
          <table:table-cell table:style-name="ce2" office:value-type="float" office:value="520" calcext:value-type="float">
            <text:p>520</text:p>
          </table:table-cell>
          <table:table-cell table:style-name="ce4" office:value-type="string" calcext:value-type="string">
            <text:p>He promised to give me the said sum of money_comma_ on reaching there_comma_i learnt he had travelle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not good_comma_ do you think he will pay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Well_comma_ i needed the money urgen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 can take out a loan_comma_ but good luck_comma_ I hope you ge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51_conv:7302</text:p>
          </table:table-cell>
          <table:table-cell table:style-name="ce2" office:value-type="string" calcext:value-type="string">
            <text:p>prepared</text:p>
          </table:table-cell>
          <table:table-cell table:style-name="ce4" office:value-type="string" calcext:value-type="string">
            <text:p>I am ready for my job interview in a couple days. I have everything I need from attire to answers to questions!</text:p>
          </table:table-cell>
          <table:table-cell table:style-name="ce2" office:value-type="float" office:value="269" calcext:value-type="float">
            <text:p>269</text:p>
          </table:table-cell>
          <table:table-cell table:style-name="ce4" office:value-type="string" calcext:value-type="string">
            <text:p>I am ready for my job interview in a couple days. I have everything I need from attire to answers to question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 sounds like you should get the job for sure! Your competition doesn't stand a cha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s! I feel very prepare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Well_comma_ I hope the job is close to where you live. Long commutes are the worst_comma_ and they can take away from your personal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3_conv:886</text:p>
          </table:table-cell>
          <table:table-cell table:style-name="ce2" office:value-type="string" calcext:value-type="string">
            <text:p>content</text:p>
          </table:table-cell>
          <table:table-cell table:style-name="ce4" office:value-type="string" calcext:value-type="string">
            <text:p>I am happy with where I am in my life at this very moment.</text:p>
          </table:table-cell>
          <table:table-cell table:style-name="ce2" office:value-type="float" office:value="151" calcext:value-type="float">
            <text:p>151</text:p>
          </table:table-cell>
          <table:table-cell table:style-name="ce4" office:value-type="string" calcext:value-type="string">
            <text:p>Sometimes I reflect upon my life_comma_ and at this current moment I am happy with where I 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6" calcext:value-type="float">
            <text:p>156</text:p>
          </table:table-cell>
          <table:table-cell table:style-name="ce4" office:value-type="string" calcext:value-type="string">
            <text:p>That's great you are happy with where you are in life. I think the place we work and the area in which we live make a big differ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1" calcext:value-type="float">
            <text:p>151</text:p>
          </table:table-cell>
          <table:table-cell table:style-name="ce4" office:value-type="string" calcext:value-type="string">
            <text:p>I agree. At times life may seem uncertain but I know for a fact that I am on the right path to succ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6" calcext:value-type="float">
            <text:p>156</text:p>
          </table:table-cell>
          <table:table-cell table:style-name="ce4" office:value-type="string" calcext:value-type="string">
            <text:p>Having a clear and defined path is important. Success comes from hardwork and dedic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49_conv:17299</text:p>
          </table:table-cell>
          <table:table-cell table:style-name="ce2" office:value-type="string" calcext:value-type="string">
            <text:p>disgusted</text:p>
          </table:table-cell>
          <table:table-cell table:style-name="ce4" office:value-type="string" calcext:value-type="string">
            <text:p>I saw myself doing jumping jacks in the mirror with my shirt off_comma_ ugh.</text:p>
          </table:table-cell>
          <table:table-cell table:style-name="ce2" office:value-type="float" office:value="294" calcext:value-type="float">
            <text:p>294</text:p>
          </table:table-cell>
          <table:table-cell table:style-name="ce4" office:value-type="string" calcext:value-type="string">
            <text:p>I saw myself doing jumping jacks in the mirror with my shirt off_comma_ ug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f you keep doing them you'll look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Yeah_comma_ but meanwhile I want to throw up every time I see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Maybe you should go on a diet so you don't feel sick :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50_conv:18900</text:p>
          </table:table-cell>
          <table:table-cell table:style-name="ce2" office:value-type="string" calcext:value-type="string">
            <text:p>apprehensive</text:p>
          </table:table-cell>
          <table:table-cell table:style-name="ce4" office:value-type="string" calcext:value-type="string">
            <text:p>I was getting ready to fly to Dallas for a meeting with a client when I heard there were bad storms on the flight path. <text:s/>I ended up renting <text:s/>a car because I hate flying so much.</text:p>
          </table:table-cell>
          <table:table-cell table:style-name="ce2" office:value-type="float" office:value="340" calcext:value-type="float">
            <text:p>340</text:p>
          </table:table-cell>
          <table:table-cell table:style-name="ce4" office:value-type="string" calcext:value-type="string">
            <text:p>I had a client meeting in Dallas_comma_ and as I was driving to the airport I heard there was going to be a lot of storms we'd be flying through. I ended up renting a car because I hate flying so much in just calm wea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 lot of extra money to spen_comma_ but it is completely understandable it you are that nervous about it. <text:s/>Have you ever looked into calming medications_comma_ or meditation to help your ner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ve_comma_ but they only cut down the anxiety instead of making it go away completely. Something about hurdling towards earth at a rapid pace in a large metal box alarms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completely understand that. <text:s/>My mother in law used to have really bad anxiety about flying_comma_ but she did hypnosis and it really help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65_conv:15330</text:p>
          </table:table-cell>
          <table:table-cell table:style-name="ce2" office:value-type="string" calcext:value-type="string">
            <text:p>nostalgic</text:p>
          </table:table-cell>
          <table:table-cell table:style-name="ce4" office:value-type="string" calcext:value-type="string">
            <text:p>I saw a trailer recently for the new Spyro Remastered game. It really brought me back to my childhood. I remember so much about that original game playing with an old friend.</text:p>
          </table:table-cell>
          <table:table-cell table:style-name="ce2" office:value-type="float" office:value="599" calcext:value-type="float">
            <text:p>599</text:p>
          </table:table-cell>
          <table:table-cell table:style-name="ce4" office:value-type="string" calcext:value-type="string">
            <text:p>I saw a video game trailer recently that really brought me b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Yeah? Which game was i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The new Spyro Remastered game coming out. Seeing it really reminded me of how I used to play the original all day with an old friend of m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Nice. The original Spyro is a class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70_conv:17141</text:p>
          </table:table-cell>
          <table:table-cell table:style-name="ce2" office:value-type="string" calcext:value-type="string">
            <text:p>sad</text:p>
          </table:table-cell>
          <table:table-cell table:style-name="ce4" office:value-type="string" calcext:value-type="string">
            <text:p>I feel bad.. I had to leave my husband in the ICU and come home without him.</text:p>
          </table:table-cell>
          <table:table-cell table:style-name="ce2" office:value-type="float" office:value="160" calcext:value-type="float">
            <text:p>160</text:p>
          </table:table-cell>
          <table:table-cell table:style-name="ce4" office:value-type="string" calcext:value-type="string">
            <text:p>I feel bad.. I had to leave my husband in the ICU and come home without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is he in the IC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He had a lung transplant Friday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_comma_ I hope he recov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2_conv:645</text:p>
          </table:table-cell>
          <table:table-cell table:style-name="ce2" office:value-type="string" calcext:value-type="string">
            <text:p>ashamed</text:p>
          </table:table-cell>
          <table:table-cell table:style-name="ce4" office:value-type="string" calcext:value-type="string">
            <text:p>I was on date last weekend and got bad gas.</text:p>
          </table:table-cell>
          <table:table-cell table:style-name="ce2" office:value-type="float" office:value="60" calcext:value-type="float">
            <text:p>60</text:p>
          </table:table-cell>
          <table:table-cell table:style-name="ce4" office:value-type="string" calcext:value-type="string">
            <text:p>Last weekend I was on a date with a wonderful guy but right after dinner I got bad ga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f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t sounded like trumpets were filling the room. He looked like he wanted to puke each and ever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they sm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ave you ever drove past a cow farm or garage dump? Yes_comma_ well those smell better then I did that nigh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28_conv:5656</text:p>
          </table:table-cell>
          <table:table-cell table:style-name="ce2" office:value-type="string" calcext:value-type="string">
            <text:p>sentimental</text:p>
          </table:table-cell>
          <table:table-cell table:style-name="ce4" office:value-type="string" calcext:value-type="string">
            <text:p>My friend's dog died </text:p>
          </table:table-cell>
          <table:table-cell table:style-name="ce2" office:value-type="float" office:value="421" calcext:value-type="float">
            <text:p>421</text:p>
          </table:table-cell>
          <table:table-cell table:style-name="ce4" office:value-type="string" calcext:value-type="string">
            <text:p>My friend's dog di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Oh man I am so sorry. <text:s/>Had she had the dog for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1" calcext:value-type="float">
            <text:p>421</text:p>
          </table:table-cell>
          <table:table-cell table:style-name="ce4" office:value-type="string" calcext:value-type="string">
            <text:p>She had him for over five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That is so sad. <text:s/>My dog had congestive heart failure and died so I know how sad that can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1" calcext:value-type="float">
            <text:p>421</text:p>
          </table:table-cell>
          <table:table-cell table:style-name="ce4" office:value-type="string" calcext:value-type="string">
            <text:p>I am sorry for your loss. She is taking it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48_conv:7497</text:p>
          </table:table-cell>
          <table:table-cell table:style-name="ce2" office:value-type="string" calcext:value-type="string">
            <text:p>trusting</text:p>
          </table:table-cell>
          <table:table-cell table:style-name="ce4" office:value-type="string" calcext:value-type="string">
            <text:p>My daughter went out of town.</text:p>
          </table:table-cell>
          <table:table-cell table:style-name="ce2" office:value-type="float" office:value="250" calcext:value-type="float">
            <text:p>250</text:p>
          </table:table-cell>
          <table:table-cell table:style-name="ce4" office:value-type="string" calcext:value-type="string">
            <text:p>My daughter went out of town_comma_ but she promised me she wouldn't do anything I wouldn't approve of_comma_ and I believe her_comma_ so I let her 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s great that you can trust her. <text:s/>how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ah_comma_ she's a good kid and hasn't given me any reason to think otherwise. She just turned 1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s great. Be thankful_comma_ some people aren't so luck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20_conv:16641</text:p>
          </table:table-cell>
          <table:table-cell table:style-name="ce2" office:value-type="string" calcext:value-type="string">
            <text:p>anxious</text:p>
          </table:table-cell>
          <table:table-cell table:style-name="ce4" office:value-type="string" calcext:value-type="string">
            <text:p>I have so much to clean and get ready before summer ends! It's making me a bit nervous as there is so much to do and so little time!</text:p>
          </table:table-cell>
          <table:table-cell table:style-name="ce2" office:value-type="float" office:value="296" calcext:value-type="float">
            <text:p>296</text:p>
          </table:table-cell>
          <table:table-cell table:style-name="ce4" office:value-type="string" calcext:value-type="string">
            <text:p>I have so much to clean and get ready before summer en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End of summer cleaning_comma_ I know that feeling_comma_ got to get ready for the school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school year but winter makes it hard to do anything in michigan. It's making me a bit nervous as there is so much to do and so litt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_comma_ I can imagine_comma_ Winter's are brutal there I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You can't really drag trash out in ice and a few feet of snow. It's hard anyway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69_conv:17539</text:p>
          </table:table-cell>
          <table:table-cell table:style-name="ce2" office:value-type="string" calcext:value-type="string">
            <text:p>grateful</text:p>
          </table:table-cell>
          <table:table-cell table:style-name="ce4" office:value-type="string" calcext:value-type="string">
            <text:p>my wife got a flat tire on her way home from work and a man was kind enough to stop and help her change the tire.</text:p>
          </table:table-cell>
          <table:table-cell table:style-name="ce2" office:value-type="float" office:value="475" calcext:value-type="float">
            <text:p>475</text:p>
          </table:table-cell>
          <table:table-cell table:style-name="ce4" office:value-type="string" calcext:value-type="string">
            <text:p>my wife got a flat tire on her way home from work and a man was kind enough to stop and help her change the ti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at was really nice of him. I know that she had to be relie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As was I. I was about 50 miles away at the time and she was on the side of the high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Someone was watching ove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32_conv:22465</text:p>
          </table:table-cell>
          <table:table-cell table:style-name="ce2" office:value-type="string" calcext:value-type="string">
            <text:p>apprehensive</text:p>
          </table:table-cell>
          <table:table-cell table:style-name="ce4" office:value-type="string" calcext:value-type="string">
            <text:p>i have a presentation due this week_comma_ I am not looking forward to presenting it in front of others</text:p>
          </table:table-cell>
          <table:table-cell table:style-name="ce2" office:value-type="float" office:value="675" calcext:value-type="float">
            <text:p>675</text:p>
          </table:table-cell>
          <table:table-cell table:style-name="ce4" office:value-type="string" calcext:value-type="string">
            <text:p>i have a presentation due this week_comma_ I am not looking forward to presenting it in front of oth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It can be nerve wrecking. I'm sure you will do fine_comma_ though! Have confid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feel like i know the material but i am not sure if i can pull it off in front of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ou know they say_comma_ imagine them in their underwear...I wonder that really works. I'm not fond of public speaking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78_conv:4957</text:p>
          </table:table-cell>
          <table:table-cell table:style-name="ce2" office:value-type="string" calcext:value-type="string">
            <text:p>disappointed</text:p>
          </table:table-cell>
          <table:table-cell table:style-name="ce4" office:value-type="string" calcext:value-type="string">
            <text:p>MY sister got fired and just refuses to look for a job. </text:p>
          </table:table-cell>
          <table:table-cell table:style-name="ce2" office:value-type="float" office:value="27" calcext:value-type="float">
            <text:p>27</text:p>
          </table:table-cell>
          <table:table-cell table:style-name="ce4" office:value-type="string" calcext:value-type="string">
            <text:p>MY sister was recently fi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Oh no! 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s worse is she refuses to look for work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That's not good. Why is she refu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Just being lazy I guess. Im not going to support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87_conv:3974</text:p>
          </table:table-cell>
          <table:table-cell table:style-name="ce2" office:value-type="string" calcext:value-type="string">
            <text:p>angry</text:p>
          </table:table-cell>
          <table:table-cell table:style-name="ce4" office:value-type="string" calcext:value-type="string">
            <text:p>I am piss-off</text:p>
          </table:table-cell>
          <table:table-cell table:style-name="ce2" office:value-type="float" office:value="75" calcext:value-type="float">
            <text:p>75</text:p>
          </table:table-cell>
          <table:table-cell table:style-name="ce4" office:value-type="string" calcext:value-type="string">
            <text:p>I am so mad at the republican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am too actually. I don't care for them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The fact they want to allow the online printing of the 3d guns is just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ey're obsessed with guns_comma_ what do you exp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81_conv:23762</text:p>
          </table:table-cell>
          <table:table-cell table:style-name="ce2" office:value-type="string" calcext:value-type="string">
            <text:p>disappointed</text:p>
          </table:table-cell>
          <table:table-cell table:style-name="ce4" office:value-type="string" calcext:value-type="string">
            <text:p>got the wrong order</text:p>
          </table:table-cell>
          <table:table-cell table:style-name="ce2" office:value-type="float" office:value="514" calcext:value-type="float">
            <text:p>514</text:p>
          </table:table-cell>
          <table:table-cell table:style-name="ce4" office:value-type="string" calcext:value-type="string">
            <text:p>i ordered the tshirt i always wanted from my favorite band. but they sent the wrong siz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oh god that's annoying_comma_ the same thing happned to me for my iphone case_comma_ they got me the smaller one isntead of the normal big size one_comma_ so annoy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ah the shirt was a kids size. i contacted the company and they are out of my size but will send me my size plus money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ayyy that's a win isn't it? but still annoying but <text:s/>at least you getting it for fre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71_conv:17943</text:p>
          </table:table-cell>
          <table:table-cell table:style-name="ce2" office:value-type="string" calcext:value-type="string">
            <text:p>disgusted</text:p>
          </table:table-cell>
          <table:table-cell table:style-name="ce4" office:value-type="string" calcext:value-type="string">
            <text:p>I stepped in bubble gum in the parking lot at work.</text:p>
          </table:table-cell>
          <table:table-cell table:style-name="ce2" office:value-type="float" office:value="244" calcext:value-type="float">
            <text:p>244</text:p>
          </table:table-cell>
          <table:table-cell table:style-name="ce4" office:value-type="string" calcext:value-type="string">
            <text:p>I stepped in bubble gum in the parking lot at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5" calcext:value-type="float">
            <text:p>645</text:p>
          </table:table-cell>
          <table:table-cell table:style-name="ce4" office:value-type="string" calcext:value-type="string">
            <text:p>That really sucks_comma_ I've had that happen to me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ome people just have no common courts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5" calcext:value-type="float">
            <text:p>645</text:p>
          </table:table-cell>
          <table:table-cell table:style-name="ce4" office:value-type="string" calcext:value-type="string">
            <text:p>I agree_comma_ most don't bother with something so simple like throwing away trash or returning grocery carts or holding open doo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21_conv:24643</text:p>
          </table:table-cell>
          <table:table-cell table:style-name="ce2" office:value-type="string" calcext:value-type="string">
            <text:p>jealous</text:p>
          </table:table-cell>
          <table:table-cell table:style-name="ce4" office:value-type="string" calcext:value-type="string">
            <text:p>My younger sister is constantly going to concert after concert_comma_ travelling across the country. It's not that I want to go to so many concerts--I just wish I had all the money she has to be able to afford it!</text:p>
          </table:table-cell>
          <table:table-cell table:style-name="ce2" office:value-type="float" office:value="791" calcext:value-type="float">
            <text:p>791</text:p>
          </table:table-cell>
          <table:table-cell table:style-name="ce4" office:value-type="string" calcext:value-type="string">
            <text:p>My little sister has been going all across the country this summer_comma_ spending lots of time on money on pop concert after pop conce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nteresting. How do you feel about it? Do you find it fun and interesting_comma_ or wish she were more responsible with her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Mostly I'm a bit frustrated that she's got so much money to blow on these concerts! And to travel all across the coun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can understand that. Sometimes when you're not in a position to enjoy yourself because you're busy being tied down with responsibilities_comma_ it's easy to get mad at others. Whatever you can do to spin it positively_comma_ I would suggest that. Being negative about it will only make everyone's lives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8_conv:24216</text:p>
          </table:table-cell>
          <table:table-cell table:style-name="ce2" office:value-type="string" calcext:value-type="string">
            <text:p>apprehensive</text:p>
          </table:table-cell>
          <table:table-cell table:style-name="ce4" office:value-type="string" calcext:value-type="string">
            <text:p>I decided to change jobs lately_comma_ but I am now not sure I will adapt to this new job.</text:p>
          </table:table-cell>
          <table:table-cell table:style-name="ce2" office:value-type="float" office:value="203" calcext:value-type="float">
            <text:p>203</text:p>
          </table:table-cell>
          <table:table-cell table:style-name="ce4" office:value-type="string" calcext:value-type="string">
            <text:p>I decided to change jobs lately_comma_ but I am now not sure about my decision.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r not liking your new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now not sure I will adapt to this new job and I am not liking my new boss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no good. What are you going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96_conv:6793</text:p>
          </table:table-cell>
          <table:table-cell table:style-name="ce2" office:value-type="string" calcext:value-type="string">
            <text:p>guilty</text:p>
          </table:table-cell>
          <table:table-cell table:style-name="ce4" office:value-type="string" calcext:value-type="string">
            <text:p>I did a prank to someone but I didn't know that he have heart issues. He had a heart attack. I feel so bad about it.</text:p>
          </table:table-cell>
          <table:table-cell table:style-name="ce2" office:value-type="float" office:value="7" calcext:value-type="float">
            <text:p>7</text:p>
          </table:table-cell>
          <table:table-cell table:style-name="ce4" office:value-type="string" calcext:value-type="string">
            <text:p>I did a prank to someone but I didn't know that he have heart issues. He had a heart attack. I feel so bad about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He is fine now but it was a terrible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thats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02_conv:13805</text:p>
          </table:table-cell>
          <table:table-cell table:style-name="ce2" office:value-type="string" calcext:value-type="string">
            <text:p>apprehensive</text:p>
          </table:table-cell>
          <table:table-cell table:style-name="ce4" office:value-type="string" calcext:value-type="string">
            <text:p>I felt this way while waiting for my son to be born.</text:p>
          </table:table-cell>
          <table:table-cell table:style-name="ce2" office:value-type="float" office:value="123" calcext:value-type="float">
            <text:p>123</text:p>
          </table:table-cell>
          <table:table-cell table:style-name="ce4" office:value-type="string" calcext:value-type="string">
            <text:p>I have been feeling anxious about the birth of my son in Decemb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hh Congratulations! <text:s/>I am sure you will be ok. <text:s/>Is it your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es! I am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ink of how many people have babies. <text:s/>If they can do it so can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74_conv:19549</text:p>
          </table:table-cell>
          <table:table-cell table:style-name="ce2" office:value-type="string" calcext:value-type="string">
            <text:p>prepared</text:p>
          </table:table-cell>
          <table:table-cell table:style-name="ce4" office:value-type="string" calcext:value-type="string">
            <text:p>I am ready for the new pokemon game_comma_ it looks like it will be amazing</text:p>
          </table:table-cell>
          <table:table-cell table:style-name="ce2" office:value-type="float" office:value="10" calcext:value-type="float">
            <text:p>10</text:p>
          </table:table-cell>
          <table:table-cell table:style-name="ce4" office:value-type="string" calcext:value-type="string">
            <text:p>I am ready for the new pokemon game_comma_ it looks like it will be amaz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ve never been into pokemon but my brother is a big fan. When does the game co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comes out in november I belie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anks! Maybe I will get it for his birthday in November. I will have to look int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6_conv:13353</text:p>
          </table:table-cell>
          <table:table-cell table:style-name="ce2" office:value-type="string" calcext:value-type="string">
            <text:p>surprised</text:p>
          </table:table-cell>
          <table:table-cell table:style-name="ce4" office:value-type="string" calcext:value-type="string">
            <text:p>I was surprised to see my son mow the lawn with out even me asking him to. <text:s/>He's learning.</text:p>
          </table:table-cell>
          <table:table-cell table:style-name="ce2" office:value-type="float" office:value="448" calcext:value-type="float">
            <text:p>448</text:p>
          </table:table-cell>
          <table:table-cell table:style-name="ce4" office:value-type="string" calcext:value-type="string">
            <text:p>I was surprised to see my son mow the lawn with out even me asking him t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_comma_ right on. It's nice when they become a little more self-aware and develop parts of the brain that help them realize it's not all about them_comma_ and that it's good to be selfl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Right! He's learning_comma_ I used to have to ask him 5 times and motivate him with money. <text:s/>Now he just likes to help around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he sign of a good parent. You're reaping what you sowed_comma_ in a good way. Hopefully it carries on when he's an adult and he becomes another good human being that we have few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32_conv:18865</text:p>
          </table:table-cell>
          <table:table-cell table:style-name="ce2" office:value-type="string" calcext:value-type="string">
            <text:p>confident</text:p>
          </table:table-cell>
          <table:table-cell table:style-name="ce4" office:value-type="string" calcext:value-type="string">
            <text:p>I was one of the three finalist for a job promotion at my job. I felt very positive about my chances as I had more than double the experience of the other two candidates.</text:p>
          </table:table-cell>
          <table:table-cell table:style-name="ce2" office:value-type="float" office:value="340" calcext:value-type="float">
            <text:p>340</text:p>
          </table:table-cell>
          <table:table-cell table:style-name="ce4" office:value-type="string" calcext:value-type="string">
            <text:p>I was one of three finalists for a job promotion where I work. I have more than double the other candidates experience_comma_ so I feel really good about my od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wonderful! I hope you will get that promotion! What do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a electrical engineer with more than 15 years experience. I have a really good feeling that I am going to get this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Good luck! Whenever you get that promotion we should go celeb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2_conv:18625</text:p>
          </table:table-cell>
          <table:table-cell table:style-name="ce2" office:value-type="string" calcext:value-type="string">
            <text:p>hopeful</text:p>
          </table:table-cell>
          <table:table-cell table:style-name="ce4" office:value-type="string" calcext:value-type="string">
            <text:p>Going on a picnic next weekend and wishing the weather is good.</text:p>
          </table:table-cell>
          <table:table-cell table:style-name="ce2" office:value-type="float" office:value="332" calcext:value-type="float">
            <text:p>332</text:p>
          </table:table-cell>
          <table:table-cell table:style-name="ce4" office:value-type="string" calcext:value-type="string">
            <text:p>I'm going out to a picnic like thing with some friends next weekend. Fingers crossed the weather stays n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 sounds really relaxing and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that is exactly what I am hoping it is!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ell hopefully it doesn't rain or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56_conv:8513</text:p>
          </table:table-cell>
          <table:table-cell table:style-name="ce2" office:value-type="string" calcext:value-type="string">
            <text:p>hopeful</text:p>
          </table:table-cell>
          <table:table-cell table:style-name="ce4" office:value-type="string" calcext:value-type="string">
            <text:p>I've applied for several new jobs_comma_ and I'm hoping at least one of them ends up working out for me.</text:p>
          </table:table-cell>
          <table:table-cell table:style-name="ce2" office:value-type="float" office:value="512" calcext:value-type="float">
            <text:p>512</text:p>
          </table:table-cell>
          <table:table-cell table:style-name="ce4" office:value-type="string" calcext:value-type="string">
            <text:p>My current job isn't working out_comma_ so I've applied to several oth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just quit and live off the govern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Haha_comma_ I would if I could! Sounds a like much more laidback way to 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Everyone can! Just gotta t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57_conv:3514</text:p>
          </table:table-cell>
          <table:table-cell table:style-name="ce2" office:value-type="string" calcext:value-type="string">
            <text:p>anxious</text:p>
          </table:table-cell>
          <table:table-cell table:style-name="ce4" office:value-type="string" calcext:value-type="string">
            <text:p>I am so ready for Halloween this year. Its my favorite holiday</text:p>
          </table:table-cell>
          <table:table-cell table:style-name="ce2" office:value-type="float" office:value="262" calcext:value-type="float">
            <text:p>262</text:p>
          </table:table-cell>
          <table:table-cell table:style-name="ce4" office:value-type="string" calcext:value-type="string">
            <text:p>Halloween is my favorite holi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s it? Do you like dressing up then? Or is it the tri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ressing up with my kids. I wish it was every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ou can make it every month! Have fancy dress parties for th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y have I never thought og that. Today is now Hallow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Excell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91_conv:3383</text:p>
          </table:table-cell>
          <table:table-cell table:style-name="ce2" office:value-type="string" calcext:value-type="string">
            <text:p>sad</text:p>
          </table:table-cell>
          <table:table-cell table:style-name="ce4" office:value-type="string" calcext:value-type="string">
            <text:p>I cried all night_comma_ my brother is going back to Iraq.</text:p>
          </table:table-cell>
          <table:table-cell table:style-name="ce2" office:value-type="float" office:value="4" calcext:value-type="float">
            <text:p>4</text:p>
          </table:table-cell>
          <table:table-cell table:style-name="ce4" office:value-type="string" calcext:value-type="string">
            <text:p>I cried all night_comma_ my brother is going back to Iraq.</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rough news. <text:s/>How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A year_comma_ I can't even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hard. <text:s/>I am so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84_conv:20168</text:p>
          </table:table-cell>
          <table:table-cell table:style-name="ce2" office:value-type="string" calcext:value-type="string">
            <text:p>nostalgic</text:p>
          </table:table-cell>
          <table:table-cell table:style-name="ce4" office:value-type="string" calcext:value-type="string">
            <text:p>My younger brother was playing an old Gamecube game that I loved to play back when I was a kid. He brought back such great memories.</text:p>
          </table:table-cell>
          <table:table-cell table:style-name="ce2" office:value-type="float" office:value="580" calcext:value-type="float">
            <text:p>580</text:p>
          </table:table-cell>
          <table:table-cell table:style-name="ce4" office:value-type="string" calcext:value-type="string">
            <text:p>My younger brother was playing an old Gamecube game that I loved to play back when I was a ki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That's cool. Man_comma_ those tiny disks were easy to lose. what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e was playing Paper Mario and the Thousand Year Door. What an awesome game! It brought back so many great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That's awesome. I get nostalgic about old games as wel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26_conv:19452</text:p>
          </table:table-cell>
          <table:table-cell table:style-name="ce2" office:value-type="string" calcext:value-type="string">
            <text:p>furious</text:p>
          </table:table-cell>
          <table:table-cell table:style-name="ce4" office:value-type="string" calcext:value-type="string">
            <text:p>The ref called my goal back that I scored. He didn't see it go in.</text:p>
          </table:table-cell>
          <table:table-cell table:style-name="ce2" office:value-type="float" office:value="375" calcext:value-type="float">
            <text:p>375</text:p>
          </table:table-cell>
          <table:table-cell table:style-name="ce4" office:value-type="string" calcext:value-type="string">
            <text:p>This ref had the gall to call off my go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amn was it a bogus call 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was_comma_ he couldn't see the angle it went in 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I hope you'll have a better ref next time...just keep hustl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65_conv:18930</text:p>
          </table:table-cell>
          <table:table-cell table:style-name="ce2" office:value-type="string" calcext:value-type="string">
            <text:p>jealous</text:p>
          </table:table-cell>
          <table:table-cell table:style-name="ce4" office:value-type="string" calcext:value-type="string">
            <text:p>Last weekend I went car shopping at my local BMW dealership and saw someone leaving in a brand new i8! <text:s/>I want that car so bad!</text:p>
          </table:table-cell>
          <table:table-cell table:style-name="ce2" office:value-type="float" office:value="277" calcext:value-type="float">
            <text:p>277</text:p>
          </table:table-cell>
          <table:table-cell table:style-name="ce4" office:value-type="string" calcext:value-type="string">
            <text:p>Last weekend I went car shopping at my local BMW dealership and saw someone leaving in a brand new i8! I want that car so b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weet! Wouldn't mind one myself. What do they cost n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ay more than I can afford. <text:s/>After taxes and everything you are looking at around $150K! <text:s/>I wish I was the guy that had just bough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oah! I could live for ten years on that. Hope you wrote down his tag - maybe you could sweet-talk him into going for a dr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2_conv:15804</text:p>
          </table:table-cell>
          <table:table-cell table:style-name="ce2" office:value-type="string" calcext:value-type="string">
            <text:p>devastated</text:p>
          </table:table-cell>
          <table:table-cell table:style-name="ce4" office:value-type="string" calcext:value-type="string">
            <text:p>My dog just died. I'm in shock. </text:p>
          </table:table-cell>
          <table:table-cell table:style-name="ce2" office:value-type="float" office:value="478" calcext:value-type="float">
            <text:p>478</text:p>
          </table:table-cell>
          <table:table-cell table:style-name="ce4" office:value-type="string" calcext:value-type="string">
            <text:p>I've had my dog for 15 years and he just died. I don't know what I will do without him.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is happened to us last spring. Our dog was 8 years old. It can be a very emotional time but it gets better over time. Have you thought about creating a memorial for him? Maybe a photo collage to ha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know I really haven't even thought about it yet. I'm still dealing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know how you feel. Just know that it gets better and try to think about the great life he had because of you and your lo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57_conv:4715</text:p>
          </table:table-cell>
          <table:table-cell table:style-name="ce2" office:value-type="string" calcext:value-type="string">
            <text:p>terrified</text:p>
          </table:table-cell>
          <table:table-cell table:style-name="ce4" office:value-type="string" calcext:value-type="string">
            <text:p>My wife talked me into bungee jumping a couple weeks ago! <text:s/>It was insane and I was scared out of my mind!</text:p>
          </table:table-cell>
          <table:table-cell table:style-name="ce2" office:value-type="float" office:value="277" calcext:value-type="float">
            <text:p>277</text:p>
          </table:table-cell>
          <table:table-cell table:style-name="ce4" office:value-type="string" calcext:value-type="string">
            <text:p>My wife talked me into bungee jumping a couple weeks ago! It was insane and I was scared out of my mi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ow I could never do that_comma_ I really hate heigh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am afraid of height to_comma_ so you can imagine how I was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You're pretty brave for conquering that f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59_conv:5518</text:p>
          </table:table-cell>
          <table:table-cell table:style-name="ce2" office:value-type="string" calcext:value-type="string">
            <text:p>afraid</text:p>
          </table:table-cell>
          <table:table-cell table:style-name="ce4" office:value-type="string" calcext:value-type="string">
            <text:p>when i heard someone fighting out of my apartment at night </text:p>
          </table:table-cell>
          <table:table-cell table:style-name="ce2" office:value-type="float" office:value="11" calcext:value-type="float">
            <text:p>11</text:p>
          </table:table-cell>
          <table:table-cell table:style-name="ce4" office:value-type="string" calcext:value-type="string">
            <text:p>The other night I got woke up from a noise I heard outside. I was so scare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damn..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 was some guys fighting_comma_ but women were screaming and my god it was inten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hope the cops took car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59_conv:24318</text:p>
          </table:table-cell>
          <table:table-cell table:style-name="ce2" office:value-type="string" calcext:value-type="string">
            <text:p>caring</text:p>
          </table:table-cell>
          <table:table-cell table:style-name="ce4" office:value-type="string" calcext:value-type="string">
            <text:p>I recently had surgery for a kidney stone. <text:s/>I am so thankful for my wife who took such good care of me after the surgery. <text:s/>I was under her care for two weeks_comma_ but she was so considerate to all my needs. <text:s/></text:p>
          </table:table-cell>
          <table:table-cell table:style-name="ce2" office:value-type="float" office:value="485" calcext:value-type="float">
            <text:p>485</text:p>
          </table:table-cell>
          <table:table-cell table:style-name="ce4" office:value-type="string" calcext:value-type="string">
            <text:p>I hope you never have kidney stones_comma_ but I have had several. <text:s/>A month ago_comma_ I had to have surgery because one was lodged and was too big to pas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Ouch_comma_ that sounds so painful! <text:s/>No I have never have them. <text:s/>Do you know you can avoid them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No_comma_ I wish I did. <text:s/>But_comma_ in spite of all that_comma_ I have such an awesome wife. <text:s/>She took care of me post-surgery. <text:s/>For over two weeks_comma_ she was so considerate and helpful to all my needs. <text:s/>I was down_comma_ but she really helped me.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t is great that your wife took such great care of you! <text:s text:c="2"/>I hope you are now feeling completely recove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Thank you. <text:s/>You are very kind.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6_conv:4073</text:p>
          </table:table-cell>
          <table:table-cell table:style-name="ce2" office:value-type="string" calcext:value-type="string">
            <text:p>caring</text:p>
          </table:table-cell>
          <table:table-cell table:style-name="ce4" office:value-type="string" calcext:value-type="string">
            <text:p>My sister in law got really upset one day when she was over and I tried talking to her about it.</text:p>
          </table:table-cell>
          <table:table-cell table:style-name="ce2" office:value-type="float" office:value="13" calcext:value-type="float">
            <text:p>13</text:p>
          </table:table-cell>
          <table:table-cell table:style-name="ce4" office:value-type="string" calcext:value-type="string">
            <text:p>My sister in law got upset when she was over and I was trying to talk to her abou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no_comma_ was she upset at you or about some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About something else and I wanted to talk to her and make her feel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 that's really kind of you to help her like that. She's lucky to ha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20_conv:22841</text:p>
          </table:table-cell>
          <table:table-cell table:style-name="ce2" office:value-type="string" calcext:value-type="string">
            <text:p>content</text:p>
          </table:table-cell>
          <table:table-cell table:style-name="ce4" office:value-type="string" calcext:value-type="string">
            <text:p>Came home tonight to a nice cooked meal_comma_ and some of my favorite snacks. Girlfriend said I needed it.</text:p>
          </table:table-cell>
          <table:table-cell table:style-name="ce2" office:value-type="float" office:value="814" calcext:value-type="float">
            <text:p>814</text:p>
          </table:table-cell>
          <table:table-cell table:style-name="ce4" office:value-type="string" calcext:value-type="string">
            <text:p>I came home to a warm cooked meal tonight and snacks from my girlfrie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Cool! I like cookies! What did you have in sna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Chuky Candy bar_comma_ Twinkies _comma_ and some sour patch straw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wow. ha ha. It's been a long time since I haven't had sour patch. I used to have it_comma_ when I was a kid. You seem enjoying your life 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21_conv:21242</text:p>
          </table:table-cell>
          <table:table-cell table:style-name="ce2" office:value-type="string" calcext:value-type="string">
            <text:p>sentimental</text:p>
          </table:table-cell>
          <table:table-cell table:style-name="ce4" office:value-type="string" calcext:value-type="string">
            <text:p>I was playing a game recently and it reminded me of old times playing with my grandpa. We'd play Chess for so many hours.</text:p>
          </table:table-cell>
          <table:table-cell table:style-name="ce2" office:value-type="float" office:value="558" calcext:value-type="float">
            <text:p>558</text:p>
          </table:table-cell>
          <table:table-cell table:style-name="ce4" office:value-type="string" calcext:value-type="string">
            <text:p>I was playing a game recently and it reminded me of old times playing with my grandpa. We'd play Chess for so many hou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thats so sweet that he taught you to play_comma_ he sounds like he was a sweet grandp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Indeed he was! I have a lot of good memories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ell hang onto those tight and maybe you can teach someone to play chess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2_conv:8105</text:p>
          </table:table-cell>
          <table:table-cell table:style-name="ce2" office:value-type="string" calcext:value-type="string">
            <text:p>sentimental</text:p>
          </table:table-cell>
          <table:table-cell table:style-name="ce4" office:value-type="string" calcext:value-type="string">
            <text:p>I was looking at pictures of when I got engaged and can't believe how time has flown by_comma_ 14 years later.</text:p>
          </table:table-cell>
          <table:table-cell table:style-name="ce2" office:value-type="float" office:value="438" calcext:value-type="float">
            <text:p>438</text:p>
          </table:table-cell>
          <table:table-cell table:style-name="ce4" office:value-type="string" calcext:value-type="string">
            <text:p>I was looking at pictures of when I got engaged and can't believe how time has flown by_comma_ 14 years la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7" calcext:value-type="float">
            <text:p>487</text:p>
          </table:table-cell>
          <table:table-cell table:style-name="ce4" office:value-type="string" calcext:value-type="string">
            <text:p>Congrats! Time really does fly by_comma_ doesn't it? What was your favorite moment from i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 does! <text:s/>I was so young! My favorite moment was when he was acting nervous and talking on and on and I had no idea what was happening_comma_ right before he proposed...it was so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7" calcext:value-type="float">
            <text:p>487</text:p>
          </table:table-cell>
          <table:table-cell table:style-name="ce4" office:value-type="string" calcext:value-type="string">
            <text:p>Aww_comma_ that does sound quite lovely. Before you know it it'll be 20 years! Any special plans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0_conv:641</text:p>
          </table:table-cell>
          <table:table-cell table:style-name="ce2" office:value-type="string" calcext:value-type="string">
            <text:p>grateful</text:p>
          </table:table-cell>
          <table:table-cell table:style-name="ce4" office:value-type="string" calcext:value-type="string">
            <text:p>My daughter was very seek for 2 weeks_comma_ but she is way better now</text:p>
          </table:table-cell>
          <table:table-cell table:style-name="ce2" office:value-type="float" office:value="75" calcext:value-type="float">
            <text:p>75</text:p>
          </table:table-cell>
          <table:table-cell table:style-name="ce4" office:value-type="string" calcext:value-type="string">
            <text:p>My daughter was very seek for 2 weeks_comma_ but she is way better now.I was so worried for a whi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as it the summer flu? Heard that went around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_comma_ it was.She was very dehidrateded and weak for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just sounds so bad. Glad she is bette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96_conv:3392</text:p>
          </table:table-cell>
          <table:table-cell table:style-name="ce2" office:value-type="string" calcext:value-type="string">
            <text:p>proud</text:p>
          </table:table-cell>
          <table:table-cell table:style-name="ce4" office:value-type="string" calcext:value-type="string">
            <text:p>Today I was able to accomplish all my goals i set to do. I couldn't be happier with myself.</text:p>
          </table:table-cell>
          <table:table-cell table:style-name="ce2" office:value-type="float" office:value="323" calcext:value-type="float">
            <text:p>323</text:p>
          </table:table-cell>
          <table:table-cell table:style-name="ce4" office:value-type="string" calcext:value-type="string">
            <text:p>I feel so much better when i complete the goals I set for my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know what you mean. It is always a reason to b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3" calcext:value-type="float">
            <text:p>323</text:p>
          </table:table-cell>
          <table:table-cell table:style-name="ce4" office:value-type="string" calcext:value-type="string">
            <text:p>Do you set goals for yourself? If so_comma_ what are your common go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just set short term goals along the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3" calcext:value-type="float">
            <text:p>323</text:p>
          </table:table-cell>
          <table:table-cell table:style-name="ce4" office:value-type="string" calcext:value-type="string">
            <text:p>What has been your most recent go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7_conv:11515</text:p>
          </table:table-cell>
          <table:table-cell table:style-name="ce2" office:value-type="string" calcext:value-type="string">
            <text:p>excited</text:p>
          </table:table-cell>
          <table:table-cell table:style-name="ce4" office:value-type="string" calcext:value-type="string">
            <text:p>I am excited for the new football season to satrt</text:p>
          </table:table-cell>
          <table:table-cell table:style-name="ce2" office:value-type="float" office:value="196" calcext:value-type="float">
            <text:p>196</text:p>
          </table:table-cell>
          <table:table-cell table:style-name="ce4" office:value-type="string" calcext:value-type="string">
            <text:p>I can't wait for the new soccer season to star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position do you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don't! I only w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o is your favorite te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have 2 - I support Glasgow Rangers. But I co-own SD Eibar in Sp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92_conv:15984</text:p>
          </table:table-cell>
          <table:table-cell table:style-name="ce2" office:value-type="string" calcext:value-type="string">
            <text:p>hopeful</text:p>
          </table:table-cell>
          <table:table-cell table:style-name="ce4" office:value-type="string" calcext:value-type="string">
            <text:p>I just applied for a higher paying position within my company. I really wish I would get it!</text:p>
          </table:table-cell>
          <table:table-cell table:style-name="ce2" office:value-type="float" office:value="99" calcext:value-type="float">
            <text:p>99</text:p>
          </table:table-cell>
          <table:table-cell table:style-name="ce4" office:value-type="string" calcext:value-type="string">
            <text:p>I just applied for a higher paying position within my compan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s cool_comma_ what is the posi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s for a supervisor position. I really wish that I would get the position_comma_ I've been working so hard toward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Don't wish_comma_ demonstrate. Do something that reflects what type of supervisor you're going to be. People love previ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15_conv:11431</text:p>
          </table:table-cell>
          <table:table-cell table:style-name="ce2" office:value-type="string" calcext:value-type="string">
            <text:p>jealous</text:p>
          </table:table-cell>
          <table:table-cell table:style-name="ce4" office:value-type="string" calcext:value-type="string">
            <text:p>Everyone took awesome vacations this summer. I was too busy working</text:p>
          </table:table-cell>
          <table:table-cell table:style-name="ce2" office:value-type="float" office:value="262" calcext:value-type="float">
            <text:p>262</text:p>
          </table:table-cell>
          <table:table-cell table:style-name="ce4" office:value-type="string" calcext:value-type="string">
            <text:p>MY summer was so bor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Every summer for me is too hot to go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Everyone took vacations. I had to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have left righ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17_conv:11235</text:p>
          </table:table-cell>
          <table:table-cell table:style-name="ce2" office:value-type="string" calcext:value-type="string">
            <text:p>prepared</text:p>
          </table:table-cell>
          <table:table-cell table:style-name="ce4" office:value-type="string" calcext:value-type="string">
            <text:p>I am getting transferred out of the country for my job. <text:s/>I sold my house and all my furniture and am ready to go start a new life.</text:p>
          </table:table-cell>
          <table:table-cell table:style-name="ce2" office:value-type="float" office:value="438" calcext:value-type="float">
            <text:p>438</text:p>
          </table:table-cell>
          <table:table-cell table:style-name="ce4" office:value-type="string" calcext:value-type="string">
            <text:p>I am getting transferred out of the country for my job. I sold my house and all my furniture and am ready to go start a new lif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ow_comma_ that's quite the shift! Did you have any difficulties leaving things behin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will miss my family but I'm kind of ready for something new and exciting. <text:s/>I am a list maker and always ready so this is out of my comfort z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Best of luck to you_comma_ I hope everything works out great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6_conv:21932</text:p>
          </table:table-cell>
          <table:table-cell table:style-name="ce2" office:value-type="string" calcext:value-type="string">
            <text:p>anticipating</text:p>
          </table:table-cell>
          <table:table-cell table:style-name="ce4" office:value-type="string" calcext:value-type="string">
            <text:p>I have a birthday coming up. I really hop I get the gift I am asking for. </text:p>
          </table:table-cell>
          <table:table-cell table:style-name="ce2" office:value-type="float" office:value="387" calcext:value-type="float">
            <text:p>387</text:p>
          </table:table-cell>
          <table:table-cell table:style-name="ce4" office:value-type="string" calcext:value-type="string">
            <text:p>I have a birthday coming up. I really hop I get the gift I am asking fo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_comma_ Happy early Birthday! What is it that you are hop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Thank you_comma_ I am hoping for a new camera. It is about time to upgrad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Nice! I hope you get it! Cameras are such a wonderful tool to have these days and there are so many cool options to choose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Thanks_comma_ I really enjoy getting out and photographing natur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68_conv:3737</text:p>
          </table:table-cell>
          <table:table-cell table:style-name="ce2" office:value-type="string" calcext:value-type="string">
            <text:p>terrified</text:p>
          </table:table-cell>
          <table:table-cell table:style-name="ce4" office:value-type="string" calcext:value-type="string">
            <text:p>I have been too scared to leave my house.Because of Panic and Anxiety.</text:p>
          </table:table-cell>
          <table:table-cell table:style-name="ce2" office:value-type="float" office:value="255" calcext:value-type="float">
            <text:p>255</text:p>
          </table:table-cell>
          <table:table-cell table:style-name="ce4" office:value-type="string" calcext:value-type="string">
            <text:p>I have been having bad Anxiety for months. I cante seem to get a to sto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see_comma_ have you tried yoga and medita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5" calcext:value-type="float">
            <text:p>255</text:p>
          </table:table-cell>
          <table:table-cell table:style-name="ce4" office:value-type="string" calcext:value-type="string">
            <text:p>Nope.But have been practicing breathing and muscle relax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Keep a positive mindset and your anxieties will be reliev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5" calcext:value-type="float">
            <text:p>255</text:p>
          </table:table-cell>
          <table:table-cell table:style-name="ce4" office:value-type="string" calcext:value-type="string">
            <text:p>I hope so.Thank you for youre supp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0_conv:23540</text:p>
          </table:table-cell>
          <table:table-cell table:style-name="ce2" office:value-type="string" calcext:value-type="string">
            <text:p>prepared</text:p>
          </table:table-cell>
          <table:table-cell table:style-name="ce4" office:value-type="string" calcext:value-type="string">
            <text:p>I have to make a brisket tomorrow. <text:s/>I am so ready to do it.</text:p>
          </table:table-cell>
          <table:table-cell table:style-name="ce2" office:value-type="float" office:value="322" calcext:value-type="float">
            <text:p>322</text:p>
          </table:table-cell>
          <table:table-cell table:style-name="ce4" office:value-type="string" calcext:value-type="string">
            <text:p>I have to make a brisket tomorr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re you prepared? Do you have all the ingredi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ready to do it. <text:s/>I have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 I am sure it will taste great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1_conv:4163</text:p>
          </table:table-cell>
          <table:table-cell table:style-name="ce2" office:value-type="string" calcext:value-type="string">
            <text:p>ashamed</text:p>
          </table:table-cell>
          <table:table-cell table:style-name="ce4" office:value-type="string" calcext:value-type="string">
            <text:p>I ate all of the pizza that I bought for my friends last night. I didn't feel too great.</text:p>
          </table:table-cell>
          <table:table-cell table:style-name="ce2" office:value-type="float" office:value="209" calcext:value-type="float">
            <text:p>209</text:p>
          </table:table-cell>
          <table:table-cell table:style-name="ce4" office:value-type="string" calcext:value-type="string">
            <text:p>I ate all of the pizza that I got my friends last night. I felt pretty rotten afterwar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Oh wow_comma_ I have done that before as well. You may have to deal with some indiges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believe me_comma_ it was some sever indigestion. It sounded like Krakatoa was erupting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Oh boy_comma_ you have need to invest in some Dep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44_conv:3489</text:p>
          </table:table-cell>
          <table:table-cell table:style-name="ce2" office:value-type="string" calcext:value-type="string">
            <text:p>anxious</text:p>
          </table:table-cell>
          <table:table-cell table:style-name="ce4" office:value-type="string" calcext:value-type="string">
            <text:p>I presented a watch to my mom on her anniversary. She missed it in a month. I was angry on her and scolded her.</text:p>
          </table:table-cell>
          <table:table-cell table:style-name="ce2" office:value-type="float" office:value="43" calcext:value-type="float">
            <text:p>43</text:p>
          </table:table-cell>
          <table:table-cell table:style-name="ce4" office:value-type="string" calcext:value-type="string">
            <text:p>I was angry on my mo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She lost the watch which I presented to her for annivers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h well it wasnt on purpose. People lose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19_conv:18439</text:p>
          </table:table-cell>
          <table:table-cell table:style-name="ce2" office:value-type="string" calcext:value-type="string">
            <text:p>jealous</text:p>
          </table:table-cell>
          <table:table-cell table:style-name="ce4" office:value-type="string" calcext:value-type="string">
            <text:p>My friend has the nicest house I have ever seen. <text:s/>I am so envious of him.</text:p>
          </table:table-cell>
          <table:table-cell table:style-name="ce2" office:value-type="float" office:value="322" calcext:value-type="float">
            <text:p>322</text:p>
          </table:table-cell>
          <table:table-cell table:style-name="ce4" office:value-type="string" calcext:value-type="string">
            <text:p>My friend has the nicest house I have ever se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Is it decorated well or just very lar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Both_comma_ I a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I bet. He must make a lot of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9_conv:7758</text:p>
          </table:table-cell>
          <table:table-cell table:style-name="ce2" office:value-type="string" calcext:value-type="string">
            <text:p>grateful</text:p>
          </table:table-cell>
          <table:table-cell table:style-name="ce4" office:value-type="string" calcext:value-type="string">
            <text:p>I've been having trouble financially_comma_ and my coworker brings me lunch everyday.</text:p>
          </table:table-cell>
          <table:table-cell table:style-name="ce2" office:value-type="float" office:value="1" calcext:value-type="float">
            <text:p>1</text:p>
          </table:table-cell>
          <table:table-cell table:style-name="ce4" office:value-type="string" calcext:value-type="string">
            <text:p>I've been having trouble financially_comma_ and my coworker brings me lunch every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nice of them</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absolutely is_comma_ and the lunches are deli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abe you can do something nice for them when you get back on your fe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01_conv:3202</text:p>
          </table:table-cell>
          <table:table-cell table:style-name="ce2" office:value-type="string" calcext:value-type="string">
            <text:p>hopeful</text:p>
          </table:table-cell>
          <table:table-cell table:style-name="ce4" office:value-type="string" calcext:value-type="string">
            <text:p>I took my finals exam last week. I am optimistic about the results but we shall see.</text:p>
          </table:table-cell>
          <table:table-cell table:style-name="ce2" office:value-type="float" office:value="269" calcext:value-type="float">
            <text:p>269</text:p>
          </table:table-cell>
          <table:table-cell table:style-name="ce4" office:value-type="string" calcext:value-type="string">
            <text:p>I took my finals exam last week. I am optimistic about the results but we shall se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At this point all you can do is hope for the best. Hopefully if you worked hard it will turn ou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 I agree_comma_ I studied hard for it. It will make or break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on't stress over it. You can't change anything at this poi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33_conv:20666</text:p>
          </table:table-cell>
          <table:table-cell table:style-name="ce2" office:value-type="string" calcext:value-type="string">
            <text:p>confident</text:p>
          </table:table-cell>
          <table:table-cell table:style-name="ce4" office:value-type="string" calcext:value-type="string">
            <text:p>I feel great these days. With my new album coming out_comma_ I feel as powerful as ever.</text:p>
          </table:table-cell>
          <table:table-cell table:style-name="ce2" office:value-type="float" office:value="64" calcext:value-type="float">
            <text:p>64</text:p>
          </table:table-cell>
          <table:table-cell table:style-name="ce4" office:value-type="string" calcext:value-type="string">
            <text:p>I feel great right now. I have a new album coming out and it feels liberating to be d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Very nice! I bet your very proud of it and are excited for what may come from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m very excited. It is almost an hour and a half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bet you worked very hard on it! It will be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74_conv:3948</text:p>
          </table:table-cell>
          <table:table-cell table:style-name="ce2" office:value-type="string" calcext:value-type="string">
            <text:p>guilty</text:p>
          </table:table-cell>
          <table:table-cell table:style-name="ce4" office:value-type="string" calcext:value-type="string">
            <text:p>I feel ashamed because I had to borrow money from my mom_comma_ and she does her best and has the means to help me but still I feel like I shouldn't borrow money</text:p>
          </table:table-cell>
          <table:table-cell table:style-name="ce2" office:value-type="float" office:value="248" calcext:value-type="float">
            <text:p>248</text:p>
          </table:table-cell>
          <table:table-cell table:style-name="ce4" office:value-type="string" calcext:value-type="string">
            <text:p>hey man_comma_ I feel so ashamed late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 am sorry to hear that. Can I ask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well the thing is I am not doing so well_comma_ and my mom is helping me financially. She has the means to do so but I am just very ashamed about it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 don't think you should feel ashamed at all. Parent's are there to help you until you are able to manage on your 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27_conv:11055</text:p>
          </table:table-cell>
          <table:table-cell table:style-name="ce2" office:value-type="string" calcext:value-type="string">
            <text:p>ashamed</text:p>
          </table:table-cell>
          <table:table-cell table:style-name="ce4" office:value-type="string" calcext:value-type="string">
            <text:p>I always eat all of the ice cream before my kids can have any.</text:p>
          </table:table-cell>
          <table:table-cell table:style-name="ce2" office:value-type="float" office:value="27" calcext:value-type="float">
            <text:p>27</text:p>
          </table:table-cell>
          <table:table-cell table:style-name="ce4" office:value-type="string" calcext:value-type="string">
            <text:p>I am sometimes a bad par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lways eat all of the ice cream before my kids have 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well they probably do not need any ice cre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what I say while I eat i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aha_comma_ they can eat ice cream when they are the 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24_conv:18048</text:p>
          </table:table-cell>
          <table:table-cell table:style-name="ce2" office:value-type="string" calcext:value-type="string">
            <text:p>anxious</text:p>
          </table:table-cell>
          <table:table-cell table:style-name="ce4" office:value-type="string" calcext:value-type="string">
            <text:p>Tomorrow I have to give a presentation at work and I just found out that the Vice President of the company is going to be there.</text:p>
          </table:table-cell>
          <table:table-cell table:style-name="ce2" office:value-type="float" office:value="438" calcext:value-type="float">
            <text:p>438</text:p>
          </table:table-cell>
          <table:table-cell table:style-name="ce4" office:value-type="string" calcext:value-type="string">
            <text:p>Tomorrow I have to give a presentation at work and I just found out that the Vice President of the company is going to be the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boy I hope you get some sleep to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ll be hard now that I know that_comma_ but I'm going to try. <text:s/>At least it'll push me to do my most impressive work. <text:s/>I hope. <text:s/>Its intimidating so I'm trying not to think ab out it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ou got it br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35_conv:6870</text:p>
          </table:table-cell>
          <table:table-cell table:style-name="ce2" office:value-type="string" calcext:value-type="string">
            <text:p>guilty</text:p>
          </table:table-cell>
          <table:table-cell table:style-name="ce4" office:value-type="string" calcext:value-type="string">
            <text:p>I felt bad when i noticed our dog went missing</text:p>
          </table:table-cell>
          <table:table-cell table:style-name="ce2" office:value-type="float" office:value="238" calcext:value-type="float">
            <text:p>238</text:p>
          </table:table-cell>
          <table:table-cell table:style-name="ce4" office:value-type="string" calcext:value-type="string">
            <text:p>I felt bad when i noticed our dog went miss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m sure you were worried sick. Did you fin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ts been wee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s there anything I can do to help find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74_conv:17349</text:p>
          </table:table-cell>
          <table:table-cell table:style-name="ce2" office:value-type="string" calcext:value-type="string">
            <text:p>angry</text:p>
          </table:table-cell>
          <table:table-cell table:style-name="ce4" office:value-type="string" calcext:value-type="string">
            <text:p>My partner nags almost about every detail in our relationship. Just yesterday_comma_ she criticized my taste for clothing style</text:p>
          </table:table-cell>
          <table:table-cell table:style-name="ce2" office:value-type="float" office:value="155" calcext:value-type="float">
            <text:p>155</text:p>
          </table:table-cell>
          <table:table-cell table:style-name="ce4" office:value-type="string" calcext:value-type="string">
            <text:p>I just can't stand it anymore. My partner nags almost about every detail of our relationship. Just yesterday_comma_ she criticized my taste for cloth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ould get very irritating. Have you talked to her about it and let her know how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did many times. She doesn't seem to understand or even consider my concerns. I think we will not go any further with such attitud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too bad. I am sure it makes things very stressful and diffic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50_conv:6900</text:p>
          </table:table-cell>
          <table:table-cell table:style-name="ce2" office:value-type="string" calcext:value-type="string">
            <text:p>devastated</text:p>
          </table:table-cell>
          <table:table-cell table:style-name="ce4" office:value-type="string" calcext:value-type="string">
            <text:p>i was crushed when i wasnt able to leave work the other day</text:p>
          </table:table-cell>
          <table:table-cell table:style-name="ce2" office:value-type="float" office:value="238" calcext:value-type="float">
            <text:p>238</text:p>
          </table:table-cell>
          <table:table-cell table:style-name="ce4" office:value-type="string" calcext:value-type="string">
            <text:p>i was crushed when i wasnt able to leave work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Aww_comma_ what happened? You missed something emergenc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ah i had tickets to a game i wanted to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So sorry to hear that man.. i hope you get to go very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57_conv:22314</text:p>
          </table:table-cell>
          <table:table-cell table:style-name="ce2" office:value-type="string" calcext:value-type="string">
            <text:p>faithful</text:p>
          </table:table-cell>
          <table:table-cell table:style-name="ce4" office:value-type="string" calcext:value-type="string">
            <text:p>I was invited by a friend to go to a party and I refused</text:p>
          </table:table-cell>
          <table:table-cell table:style-name="ce2" office:value-type="float" office:value="653" calcext:value-type="float">
            <text:p>653</text:p>
          </table:table-cell>
          <table:table-cell table:style-name="ce4" office:value-type="string" calcext:value-type="string">
            <text:p>I was invited to a party but I refused because I am married and my spouse was not ho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s your spouse jealous? Why did you feel you couldn'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I would not feel right going without him_comma_ we usually go out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s a party with lots of people_comma_ not a private dinner. I respect and understand your devotion to your husban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_comma_ I was thinking that if I was on the road working and you went to a party_comma_ I guess I would be ups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28_conv:13257</text:p>
          </table:table-cell>
          <table:table-cell table:style-name="ce2" office:value-type="string" calcext:value-type="string">
            <text:p>disappointed</text:p>
          </table:table-cell>
          <table:table-cell table:style-name="ce4" office:value-type="string" calcext:value-type="string">
            <text:p>was so unhappy the cavs did not win the finals last year</text:p>
          </table:table-cell>
          <table:table-cell table:style-name="ce2" office:value-type="float" office:value="271" calcext:value-type="float">
            <text:p>271</text:p>
          </table:table-cell>
          <table:table-cell table:style-name="ce4" office:value-type="string" calcext:value-type="string">
            <text:p>so unhappy the warriors won again last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getting real old to see the teams who have the most money keep win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t just does not give me any incentive of watching the games anymore_comma_ it will be the same results each ye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Something has to change. Its very anno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7_conv:17754</text:p>
          </table:table-cell>
          <table:table-cell table:style-name="ce2" office:value-type="string" calcext:value-type="string">
            <text:p>annoyed</text:p>
          </table:table-cell>
          <table:table-cell table:style-name="ce4" office:value-type="string" calcext:value-type="string">
            <text:p>My neighbor's dog keeps barking all day. I've talked to him several times about it_comma_ but he seems to not care.</text:p>
          </table:table-cell>
          <table:table-cell table:style-name="ce2" office:value-type="float" office:value="503" calcext:value-type="float">
            <text:p>503</text:p>
          </table:table-cell>
          <table:table-cell table:style-name="ce4" office:value-type="string" calcext:value-type="string">
            <text:p>Ugh_comma_ my neighbor's dog just keeps barking all day long. It's driving me insa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at is frustrating! <text:s/>We have a couple down the street that raises hunting dogs. <text:s/>So annoying all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t really is. And I've talked to him a few times about it_comma_ but he doesn't seem to care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I am sure he thinks it's his world_comma_ the rules dont apply to him. <text:s/>Sorry you have to deal with that people can be so ru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22_conv:9245</text:p>
          </table:table-cell>
          <table:table-cell table:style-name="ce2" office:value-type="string" calcext:value-type="string">
            <text:p>jealous</text:p>
          </table:table-cell>
          <table:table-cell table:style-name="ce4" office:value-type="string" calcext:value-type="string">
            <text:p>I am so jealous of Trump. I don't understand how someone not that smart can be so rich.</text:p>
          </table:table-cell>
          <table:table-cell table:style-name="ce2" office:value-type="float" office:value="7" calcext:value-type="float">
            <text:p>7</text:p>
          </table:table-cell>
          <table:table-cell table:style-name="ce4" office:value-type="string" calcext:value-type="string">
            <text:p>I am so jealous of Trump. I don't understand how someone not that smart can be so ric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smart to be that ri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He doesn't act like a smart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11_conv:11823</text:p>
          </table:table-cell>
          <table:table-cell table:style-name="ce2" office:value-type="string" calcext:value-type="string">
            <text:p>embarrassed</text:p>
          </table:table-cell>
          <table:table-cell table:style-name="ce4" office:value-type="string" calcext:value-type="string">
            <text:p>Once on my way to work I slipped getting off the bus. I just laid there on the ground until the bus drove away. I wanted to hide in a cave forever.</text:p>
          </table:table-cell>
          <table:table-cell table:style-name="ce2" office:value-type="float" office:value="549" calcext:value-type="float">
            <text:p>549</text:p>
          </table:table-cell>
          <table:table-cell table:style-name="ce4" office:value-type="string" calcext:value-type="string">
            <text:p>Once on my way to work I slipped and fell after I got off the bus and everyone stared at me. I laid there until the bus drove away because I felt so humilia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that must have been so embarras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The sad thing is I do stuff like that all the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it happens to us at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11_conv:8623</text:p>
          </table:table-cell>
          <table:table-cell table:style-name="ce2" office:value-type="string" calcext:value-type="string">
            <text:p>lonely</text:p>
          </table:table-cell>
          <table:table-cell table:style-name="ce4" office:value-type="string" calcext:value-type="string">
            <text:p>My dog just passed away and he was the only friend I had.</text:p>
          </table:table-cell>
          <table:table-cell table:style-name="ce2" office:value-type="float" office:value="294" calcext:value-type="float">
            <text:p>294</text:p>
          </table:table-cell>
          <table:table-cell table:style-name="ce4" office:value-type="string" calcext:value-type="string">
            <text:p>My dog just passed away and he was the only friend I h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m so so sorry to hear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Yeah_comma_ it has been hard these last few days. <text:s/>He had cancer_comma_ but he went pretty fast at the 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know this is so hard for you but he is in no more pain and I am sure he is watching ove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65_conv:9330</text:p>
          </table:table-cell>
          <table:table-cell table:style-name="ce2" office:value-type="string" calcext:value-type="string">
            <text:p>disappointed</text:p>
          </table:table-cell>
          <table:table-cell table:style-name="ce4" office:value-type="string" calcext:value-type="string">
            <text:p>My friends canceled my birthday dinner.</text:p>
          </table:table-cell>
          <table:table-cell table:style-name="ce2" office:value-type="float" office:value="220" calcext:value-type="float">
            <text:p>220</text:p>
          </table:table-cell>
          <table:table-cell table:style-name="ce4" office:value-type="string" calcext:value-type="string">
            <text:p>My friends canceled on my birthday dinn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no.. why would they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No idea but it makes me feel very unappreci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understand that buddy.. Cheer up_comma_ something better will come along soon en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07_conv:23815</text:p>
          </table:table-cell>
          <table:table-cell table:style-name="ce2" office:value-type="string" calcext:value-type="string">
            <text:p>anxious</text:p>
          </table:table-cell>
          <table:table-cell table:style-name="ce4" office:value-type="string" calcext:value-type="string">
            <text:p>i am moving out of this country soon and i'm worried about my university</text:p>
          </table:table-cell>
          <table:table-cell table:style-name="ce2" office:value-type="float" office:value="717" calcext:value-type="float">
            <text:p>717</text:p>
          </table:table-cell>
          <table:table-cell table:style-name="ce4" office:value-type="string" calcext:value-type="string">
            <text:p>i am moving out of this country soon and i'm worried about my university_comma_ because i'll have a lot of exams to do and not gonna lie i'm stressed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on't be! i know this is overused but trust me_comma_ it's not as hard as everyone else makes it to be_comma_ if you focus and aim for your goals_comma_ you will get it! i know you can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that was very needed _comma_ thank you so much_comma_ i was really stressed becaus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on't be_comma_ i am sure your fiance will always be right next to you and help you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3_conv:12486</text:p>
          </table:table-cell>
          <table:table-cell table:style-name="ce2" office:value-type="string" calcext:value-type="string">
            <text:p>content</text:p>
          </table:table-cell>
          <table:table-cell table:style-name="ce4" office:value-type="string" calcext:value-type="string">
            <text:p>I took my kids to play at the park the other day and I was content while watching them.</text:p>
          </table:table-cell>
          <table:table-cell table:style-name="ce2" office:value-type="float" office:value="53" calcext:value-type="float">
            <text:p>53</text:p>
          </table:table-cell>
          <table:table-cell table:style-name="ce4" office:value-type="string" calcext:value-type="string">
            <text:p>I was content the other day while watching my kids play at the pa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 nice. i love doing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 wears them out so they sleep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the best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 wears them out so they sleep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y kids always have too much energ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Plus they leave me alone briefl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doesn't last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81_conv:3763</text:p>
          </table:table-cell>
          <table:table-cell table:style-name="ce2" office:value-type="string" calcext:value-type="string">
            <text:p>excited</text:p>
          </table:table-cell>
          <table:table-cell table:style-name="ce4" office:value-type="string" calcext:value-type="string">
            <text:p>im going on a cruise in december</text:p>
          </table:table-cell>
          <table:table-cell table:style-name="ce2" office:value-type="float" office:value="271" calcext:value-type="float">
            <text:p>271</text:p>
          </table:table-cell>
          <table:table-cell table:style-name="ce4" office:value-type="string" calcext:value-type="string">
            <text:p>i am so excited going to belize in dec on a crui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far away is that? I have never heard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the carrib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that should be awesome_comma_ have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76_conv:7352</text:p>
          </table:table-cell>
          <table:table-cell table:style-name="ce2" office:value-type="string" calcext:value-type="string">
            <text:p>sad</text:p>
          </table:table-cell>
          <table:table-cell table:style-name="ce4" office:value-type="string" calcext:value-type="string">
            <text:p>I just earth about and earthquake in indonesia_comma_it seem that many people died there. <text:s/></text:p>
          </table:table-cell>
          <table:table-cell table:style-name="ce2" office:value-type="float" office:value="203" calcext:value-type="float">
            <text:p>203</text:p>
          </table:table-cell>
          <table:table-cell table:style-name="ce4" office:value-type="string" calcext:value-type="string">
            <text:p>I just heard there was an earthquake in Indonesi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Really? Any idea how strong it was? Any casual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was really strong I think many people d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awful. I feel bad for people that have to live in areas prone to natural disasters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feel awful for people in such tragedies particularly those that lose loved on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7_conv:1674</text:p>
          </table:table-cell>
          <table:table-cell table:style-name="ce2" office:value-type="string" calcext:value-type="string">
            <text:p>joyful</text:p>
          </table:table-cell>
          <table:table-cell table:style-name="ce4" office:value-type="string" calcext:value-type="string">
            <text:p>I have met with my close friend from high school after 7 years</text:p>
          </table:table-cell>
          <table:table-cell table:style-name="ce2" office:value-type="float" office:value="155" calcext:value-type="float">
            <text:p>155</text:p>
          </table:table-cell>
          <table:table-cell table:style-name="ce4" office:value-type="string" calcext:value-type="string">
            <text:p>Yesterday_comma_ i had a dinner with my close friend from high school. I was very glad to finally meet him after 7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 calcext:value-type="float">
            <text:p>62</text:p>
          </table:table-cell>
          <table:table-cell table:style-name="ce4" office:value-type="string" calcext:value-type="string">
            <text:p>that sounds like fun_comma_ how long do you know each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e had been like best friends in high school_comma_ but after graduating I did not get a chance to see him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 calcext:value-type="float">
            <text:p>62</text:p>
          </table:table-cell>
          <table:table-cell table:style-name="ce4" office:value-type="string" calcext:value-type="string">
            <text:p>I see. What kind of restaurant did you guys g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49_conv:22899</text:p>
          </table:table-cell>
          <table:table-cell table:style-name="ce2" office:value-type="string" calcext:value-type="string">
            <text:p>terrified</text:p>
          </table:table-cell>
          <table:table-cell table:style-name="ce4" office:value-type="string" calcext:value-type="string">
            <text:p>My dog got attacked by a cougar_comma_ I think she was protecting me_comma_ I was so scared.</text:p>
          </table:table-cell>
          <table:table-cell table:style-name="ce2" office:value-type="float" office:value="814" calcext:value-type="float">
            <text:p>814</text:p>
          </table:table-cell>
          <table:table-cell table:style-name="ce4" office:value-type="string" calcext:value-type="string">
            <text:p>I can't believe what happened to my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Uh oh. <text:s/>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She decided protecting me from a stalking cougar was the good girl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Wow! <text:s/>Are you ok? <text:s/>Is sh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m alright_comma_ She had to get about 60 stiches under her legs and near her neck. She got so many treats_comma_ and is doing just fine_comma_ if not a little wary of c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Omg. <text:s/>I'm glad you're both ok. <text:s/>That had to be scary. <text:s/>She deserves extra love. <text:s/>What a good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Such a good dog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I'll bring you both something special next time I'm over. <text:s/>So glad you had her there. <text:s/>Wish she didn't get hur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72_conv:8545</text:p>
          </table:table-cell>
          <table:table-cell table:style-name="ce2" office:value-type="string" calcext:value-type="string">
            <text:p>content</text:p>
          </table:table-cell>
          <table:table-cell table:style-name="ce4" office:value-type="string" calcext:value-type="string">
            <text:p>I learned about Neurofeedback today. I feel somewhat happy about learning about it. Renewed.</text:p>
          </table:table-cell>
          <table:table-cell table:style-name="ce2" office:value-type="float" office:value="296" calcext:value-type="float">
            <text:p>296</text:p>
          </table:table-cell>
          <table:table-cell table:style-name="ce4" office:value-type="string" calcext:value-type="string">
            <text:p>I learned about Neurofeedback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eurofeedback? I don't even know what that is! Could you fill me in a little bit? And why did you need to learn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helps people who have PTSD_comma_ Autism_comma_ Bipolar_comma_ Depression and anyone with trauma- Brain issues- Its kind of like electro shock but without pain. It helps retrain your br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is really interesting. Still over my head_comma_ but you did a decent job of explaining it in layman's terms. I appreciate it. So are you a med student_comma_ 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I thought about going to school for counseling but I have had enough of that in my own household lol. I live with someone with a mental illness so I have had to learn a lot and figure stuff out. I have always been huge on research and reading and different things to help. It's been hard to help this person as they have SO many issues..even with meds and diet etc..It's been hard. So Neurofeedback seems promising in addition to many other therap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oly cow... That is really awesome. That's nice of you to dedicate your free time like that. I sincerely hope everything works out. I appreciate you sharing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 are VERY well spoken and smart! Thank you. I hope so too..it's for a loved one and life is NEVER easy with them_comma_ I hope so too! 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52_conv:22305</text:p>
          </table:table-cell>
          <table:table-cell table:style-name="ce2" office:value-type="string" calcext:value-type="string">
            <text:p>faithful</text:p>
          </table:table-cell>
          <table:table-cell table:style-name="ce4" office:value-type="string" calcext:value-type="string">
            <text:p>I have been loyal to the Dallas Cowboys since I met my current love.</text:p>
          </table:table-cell>
          <table:table-cell table:style-name="ce2" office:value-type="float" office:value="14" calcext:value-type="float">
            <text:p>14</text:p>
          </table:table-cell>
          <table:table-cell table:style-name="ce4" office:value-type="string" calcext:value-type="string">
            <text:p>"I have been loyal to the Dallas Cowboys since I met my current lov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Ah_comma_ the love is a cowboys f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Yes Do you like Footb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mostly watch college but yeah_comma_ football i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42_conv:15484</text:p>
          </table:table-cell>
          <table:table-cell table:style-name="ce2" office:value-type="string" calcext:value-type="string">
            <text:p>excited</text:p>
          </table:table-cell>
          <table:table-cell table:style-name="ce4" office:value-type="string" calcext:value-type="string">
            <text:p>Once_comma_ I went camping with my family. We saw many animals and a beautiful creek. It was a happy time.</text:p>
          </table:table-cell>
          <table:table-cell table:style-name="ce2" office:value-type="float" office:value="607" calcext:value-type="float">
            <text:p>607</text:p>
          </table:table-cell>
          <table:table-cell table:style-name="ce4" office:value-type="string" calcext:value-type="string">
            <text:p>Once_comma_ I went camping with my family. We saw many animals and a beautiful creek. It was a happy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 sounds so great. Being in nature makes you feel so g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t does! I really hope we get to go camping again this f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You should just make a plan and do it. It sounds like it is worthwhil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37_conv:18674</text:p>
          </table:table-cell>
          <table:table-cell table:style-name="ce2" office:value-type="string" calcext:value-type="string">
            <text:p>lonely</text:p>
          </table:table-cell>
          <table:table-cell table:style-name="ce4" office:value-type="string" calcext:value-type="string">
            <text:p>My husband is out of town for work. This sucks</text:p>
          </table:table-cell>
          <table:table-cell table:style-name="ce2" office:value-type="float" office:value="397" calcext:value-type="float">
            <text:p>397</text:p>
          </table:table-cell>
          <table:table-cell table:style-name="ce4" office:value-type="string" calcext:value-type="string">
            <text:p>My husband is out of town for work. This suc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Sorry to hear that. Must feel quite lonel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I don't like being home alone a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Luckily you can always contact your husband to see how he is doing and hear his vo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93_conv:18387</text:p>
          </table:table-cell>
          <table:table-cell table:style-name="ce2" office:value-type="string" calcext:value-type="string">
            <text:p>sentimental</text:p>
          </table:table-cell>
          <table:table-cell table:style-name="ce4" office:value-type="string" calcext:value-type="string">
            <text:p>I've got a big tote of photos that need to be organized. <text:s/>I was looking through them today and could only see how much my girls have grown.</text:p>
          </table:table-cell>
          <table:table-cell table:style-name="ce2" office:value-type="float" office:value="56" calcext:value-type="float">
            <text:p>56</text:p>
          </table:table-cell>
          <table:table-cell table:style-name="ce4" office:value-type="string" calcext:value-type="string">
            <text:p>I've got this big tote of photos that need to be organized. <text:s/>But I can only seem to work on it for a few minutes at a time unfortunate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oing to take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p_comma_ but every time I start I get stopped by the tears that come when I see the pictures of our girls when they were sm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w. I do that too. I still have my old cell phones with videos of mt babies doing nothing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2_conv:16665</text:p>
          </table:table-cell>
          <table:table-cell table:style-name="ce2" office:value-type="string" calcext:value-type="string">
            <text:p>confident</text:p>
          </table:table-cell>
          <table:table-cell table:style-name="ce4" office:value-type="string" calcext:value-type="string">
            <text:p>When I got my hair cut and a new jacket. I was very stylish.</text:p>
          </table:table-cell>
          <table:table-cell table:style-name="ce2" office:value-type="float" office:value="375" calcext:value-type="float">
            <text:p>375</text:p>
          </table:table-cell>
          <table:table-cell table:style-name="ce4" office:value-type="string" calcext:value-type="string">
            <text:p>Feeling real good about myself in this new jack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nice! Where did you buy it?</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J Crew was the store_comma_ also got a new hair c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nds like you're looking real sharp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5_conv:12071</text:p>
          </table:table-cell>
          <table:table-cell table:style-name="ce2" office:value-type="string" calcext:value-type="string">
            <text:p>caring</text:p>
          </table:table-cell>
          <table:table-cell table:style-name="ce4" office:value-type="string" calcext:value-type="string">
            <text:p>My sister is so caring_comma_ she took care of me when I was sick</text:p>
          </table:table-cell>
          <table:table-cell table:style-name="ce2" office:value-type="float" office:value="317" calcext:value-type="float">
            <text:p>317</text:p>
          </table:table-cell>
          <table:table-cell table:style-name="ce4" office:value-type="string" calcext:value-type="string">
            <text:p>My sister is so caring_comma_ she took care of me when I was si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s very nice of her_comma_ family is one of the best things we have in this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is so true. I am so very thank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As you should be_comma_ some people don't have anyone to lean on in their liv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79_conv:7559</text:p>
          </table:table-cell>
          <table:table-cell table:style-name="ce2" office:value-type="string" calcext:value-type="string">
            <text:p>jealous</text:p>
          </table:table-cell>
          <table:table-cell table:style-name="ce4" office:value-type="string" calcext:value-type="string">
            <text:p>I found out my friend won a weekend stay in St. Louis. <text:s/>It is all inclusive and I also entered the same contest and won nothing</text:p>
          </table:table-cell>
          <table:table-cell table:style-name="ce2" office:value-type="float" office:value="282" calcext:value-type="float">
            <text:p>282</text:p>
          </table:table-cell>
          <table:table-cell table:style-name="ce4" office:value-type="string" calcext:value-type="string">
            <text:p>My friend won a work contest that we were competing for. <text:s/>He gets an all expenses trip to St. Louis for a weekend. <text:s/>I love that town and I wish I was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really awesome. <text:s/>I never win anything cool. <text:s/>Does he get to bring anyone? Maybe he can tak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imagine he will take his wife. <text:s/>He was kind of rubbing it in a bit at work. <text:s/>I think he was trying to make me even more envious.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kind of mean of him. <text:s/>Tell your boss that he cheated and that you should've won instead. <text:s/>That'll teach him not to bra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08_conv:20816</text:p>
          </table:table-cell>
          <table:table-cell table:style-name="ce2" office:value-type="string" calcext:value-type="string">
            <text:p>anxious</text:p>
          </table:table-cell>
          <table:table-cell table:style-name="ce4" office:value-type="string" calcext:value-type="string">
            <text:p>I took a test to get into Mensa. I didn't know how I did and really wanted to get in. I was worried about it!</text:p>
          </table:table-cell>
          <table:table-cell table:style-name="ce2" office:value-type="float" office:value="409" calcext:value-type="float">
            <text:p>409</text:p>
          </table:table-cell>
          <table:table-cell table:style-name="ce4" office:value-type="string" calcext:value-type="string">
            <text:p>"I took a test to get into Mensa. I didn't know how I did and really wanted to get in. I was worrie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Oh man- you must be really intelligent to test for Mensa! I bet it was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Some parts were_comma_ but some parts were eas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 hope you hear positive news from them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91_conv:10783</text:p>
          </table:table-cell>
          <table:table-cell table:style-name="ce2" office:value-type="string" calcext:value-type="string">
            <text:p>proud</text:p>
          </table:table-cell>
          <table:table-cell table:style-name="ce4" office:value-type="string" calcext:value-type="string">
            <text:p>i feel like a have accomplished a lot this summer</text:p>
          </table:table-cell>
          <table:table-cell table:style-name="ce2" office:value-type="float" office:value="44" calcext:value-type="float">
            <text:p>44</text:p>
          </table:table-cell>
          <table:table-cell table:style-name="ce4" office:value-type="string" calcext:value-type="string">
            <text:p>i feel like a have accomplished a lot this summ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have you done this year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ve gotten a lot of work done and spent time with friends and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great_comma_ well there is still time to go this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90_conv:15581</text:p>
          </table:table-cell>
          <table:table-cell table:style-name="ce2" office:value-type="string" calcext:value-type="string">
            <text:p>anxious</text:p>
          </table:table-cell>
          <table:table-cell table:style-name="ce4" office:value-type="string" calcext:value-type="string">
            <text:p>I've got some big medical tests coming up. <text:s/>I wish they would have done them that day_comma_ but I have to wait now.</text:p>
          </table:table-cell>
          <table:table-cell table:style-name="ce2" office:value-type="float" office:value="56" calcext:value-type="float">
            <text:p>56</text:p>
          </table:table-cell>
          <table:table-cell table:style-name="ce4" office:value-type="string" calcext:value-type="string">
            <text:p>"I""ve got some big medical tests coming u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Hopefully you do good on those and the doctor clear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hope so too_comma_ I wish they would have done them right then_comma_ but they are making me wait. <text:s/>It's so nerve-wra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You will be okay and get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4_conv:10808</text:p>
          </table:table-cell>
          <table:table-cell table:style-name="ce2" office:value-type="string" calcext:value-type="string">
            <text:p>surprised</text:p>
          </table:table-cell>
          <table:table-cell table:style-name="ce4" office:value-type="string" calcext:value-type="string">
            <text:p>When I was ten I demanded that I have a surprise party for my birthday. My parents knew that doing a surprise party on the day of my birthday wouldn't produce much of a surprise_comma_ they told me that they invited everyone but no one could make it. The next day they planned the real surprise_comma_ and really got me.</text:p>
          </table:table-cell>
          <table:table-cell table:style-name="ce2" office:value-type="float" office:value="538" calcext:value-type="float">
            <text:p>538</text:p>
          </table:table-cell>
          <table:table-cell table:style-name="ce4" office:value-type="string" calcext:value-type="string">
            <text:p>For some reason_comma_ when I turned ten I demanded a surprise birthday party from my parents. To trick me_comma_ they ended up planning the party for the day after my birthday. I was extremely disappointed on my birthday_comma_ but they sure got me the next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ha ha ha thats a good one tho! Your parents tho omg. Thats funny but I am sure it wasnt in the mom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t sure upset me at the time_comma_ but I appreciate it all the mor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know I would have been super upset in the mome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19_conv:23639</text:p>
          </table:table-cell>
          <table:table-cell table:style-name="ce2" office:value-type="string" calcext:value-type="string">
            <text:p>trusting</text:p>
          </table:table-cell>
          <table:table-cell table:style-name="ce4" office:value-type="string" calcext:value-type="string">
            <text:p>My dog saved my life by scaring away home intruders. i love him so much.</text:p>
          </table:table-cell>
          <table:table-cell table:style-name="ce2" office:value-type="float" office:value="748" calcext:value-type="float">
            <text:p>748</text:p>
          </table:table-cell>
          <table:table-cell table:style-name="ce4" office:value-type="string" calcext:value-type="string">
            <text:p>I love my dog. he will do anything for me. He scared home invaders away the other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What a loyal dog! They are such good creatures. We humans don't deserve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i agree. We are too lucky evolution provided such wonderful cute creatu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I'm glad he was there to protect you! Hopefully it doesn't happen again because that's very scar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78_conv:19357</text:p>
          </table:table-cell>
          <table:table-cell table:style-name="ce2" office:value-type="string" calcext:value-type="string">
            <text:p>surprised</text:p>
          </table:table-cell>
          <table:table-cell table:style-name="ce4" office:value-type="string" calcext:value-type="string">
            <text:p>I recently got back together with my wife after a brief separation. <text:s/>We rekindled our romance </text:p>
          </table:table-cell>
          <table:table-cell table:style-name="ce2" office:value-type="float" office:value="301" calcext:value-type="float">
            <text:p>301</text:p>
          </table:table-cell>
          <table:table-cell table:style-name="ce4" office:value-type="string" calcext:value-type="string">
            <text:p>My wife and I were taking a break for a little while_comma_ but we found a spark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is awesome. stay positive i hope things will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Yea I was shocked when she came over the other day_comma_ but then things really started clicking. <text:s/>I think things are really turning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m so glad. marriage is tough but when you love each other it's work the eff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60_conv:17120</text:p>
          </table:table-cell>
          <table:table-cell table:style-name="ce2" office:value-type="string" calcext:value-type="string">
            <text:p>sad</text:p>
          </table:table-cell>
          <table:table-cell table:style-name="ce4" office:value-type="string" calcext:value-type="string">
            <text:p>My son scold me to cook well. I was feeling bad about it.</text:p>
          </table:table-cell>
          <table:table-cell table:style-name="ce2" office:value-type="float" office:value="43" calcext:value-type="float">
            <text:p>43</text:p>
          </table:table-cell>
          <table:table-cell table:style-name="ce4" office:value-type="string" calcext:value-type="string">
            <text:p>I was feeling bad about my son's activit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When children disappoint us_comma_ it can be particularly upsetting. 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he scold me to cook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You don't deserve that! He's lucky to have someone cooking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53_conv:15506</text:p>
          </table:table-cell>
          <table:table-cell table:style-name="ce2" office:value-type="string" calcext:value-type="string">
            <text:p>nostalgic</text:p>
          </table:table-cell>
          <table:table-cell table:style-name="ce4" office:value-type="string" calcext:value-type="string">
            <text:p>I was listening to a throwback hits playlist and it brought back some good memories</text:p>
          </table:table-cell>
          <table:table-cell table:style-name="ce2" office:value-type="float" office:value="466" calcext:value-type="float">
            <text:p>466</text:p>
          </table:table-cell>
          <table:table-cell table:style-name="ce4" office:value-type="string" calcext:value-type="string">
            <text:p>I was listening to a throwback hits playlist and it brought back memories from the good ol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Nice! What genre of playlist wa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t was mostly hip hop and R&amp;B. Stuff like Nelly Furtado_comma_ 2pac_comma_ et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Cool! I like to rediscover old playlists I made when I was young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4_conv:1069</text:p>
          </table:table-cell>
          <table:table-cell table:style-name="ce2" office:value-type="string" calcext:value-type="string">
            <text:p>jealous</text:p>
          </table:table-cell>
          <table:table-cell table:style-name="ce4" office:value-type="string" calcext:value-type="string">
            <text:p>I found out the woman I love likes another man. This makes me feel very hurt inside.</text:p>
          </table:table-cell>
          <table:table-cell table:style-name="ce2" office:value-type="float" office:value="64" calcext:value-type="float">
            <text:p>64</text:p>
          </table:table-cell>
          <table:table-cell table:style-name="ce4" office:value-type="string" calcext:value-type="string">
            <text:p>I recently found out that the woman of my dreams like another. I am incredibly jealous of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 I'm very sorry. Have you tried telling her how you feel? That could affect her deci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have not told her as much as I need to. I am trying to build the cour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I know it's hard to build the confidence needed to do something like that_comma_ but you don't want to keep them to yourself. If you really think she is the woman of your dreams then you have to t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64_conv:4129</text:p>
          </table:table-cell>
          <table:table-cell table:style-name="ce2" office:value-type="string" calcext:value-type="string">
            <text:p>confident</text:p>
          </table:table-cell>
          <table:table-cell table:style-name="ce4" office:value-type="string" calcext:value-type="string">
            <text:p>I had just bought a new dress. I wore it for Easter and I felt so pretty the whole day_comma_ which just made me feel great about myself.</text:p>
          </table:table-cell>
          <table:table-cell table:style-name="ce2" office:value-type="float" office:value="152" calcext:value-type="float">
            <text:p>152</text:p>
          </table:table-cell>
          <table:table-cell table:style-name="ce4" office:value-type="string" calcext:value-type="string">
            <text:p>I was wearing a new dress for the holidays and it just made me feel good about myself_comma_ it looked nice and it put me in a good m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wonderful. There's nothing like a bit of retail therapy to cheer you up. Now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Yeah_comma_ for sure_comma_ it always helps to give you a little boost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ure does. I hope you continue to enjoy your new dress - you make me want to go and buy on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Haha thank you_comma_ and have fun if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I will and I know just where I'll wear it - there's a new restaurant just opened I want to try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89_conv:6778</text:p>
          </table:table-cell>
          <table:table-cell table:style-name="ce2" office:value-type="string" calcext:value-type="string">
            <text:p>grateful</text:p>
          </table:table-cell>
          <table:table-cell table:style-name="ce4" office:value-type="string" calcext:value-type="string">
            <text:p>My sister gave me some advise during a very difficult situation. I was so glad that she was there when I needed her.</text:p>
          </table:table-cell>
          <table:table-cell table:style-name="ce2" office:value-type="float" office:value="226" calcext:value-type="float">
            <text:p>226</text:p>
          </table:table-cell>
          <table:table-cell table:style-name="ce4" office:value-type="string" calcext:value-type="string">
            <text:p>My sister gave me some advise during a very difficult situation. I was so glad that she was there when I needed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Family members are awesome_comma_ what was the situa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hat is more important than what happened is that you are right in your assessment. She is awesome and I am thankful for 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am glad everything turned out al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0_conv:7941</text:p>
          </table:table-cell>
          <table:table-cell table:style-name="ce2" office:value-type="string" calcext:value-type="string">
            <text:p>impressed</text:p>
          </table:table-cell>
          <table:table-cell table:style-name="ce4" office:value-type="string" calcext:value-type="string">
            <text:p>I was really impressed with this book I read. The author is a genius. </text:p>
          </table:table-cell>
          <table:table-cell table:style-name="ce2" office:value-type="float" office:value="478" calcext:value-type="float">
            <text:p>478</text:p>
          </table:table-cell>
          <table:table-cell table:style-name="ce4" office:value-type="string" calcext:value-type="string">
            <text:p>I read this amazing book. The author is so smar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s it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t's about black ho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ooh all that physics makes my head sp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19_conv:3838</text:p>
          </table:table-cell>
          <table:table-cell table:style-name="ce2" office:value-type="string" calcext:value-type="string">
            <text:p>surprised</text:p>
          </table:table-cell>
          <table:table-cell table:style-name="ce4" office:value-type="string" calcext:value-type="string">
            <text:p>I could not believe that Philadelphia pulled out a Super Bowl win. <text:s/>I am now a huge fan!</text:p>
          </table:table-cell>
          <table:table-cell table:style-name="ce2" office:value-type="float" office:value="274" calcext:value-type="float">
            <text:p>274</text:p>
          </table:table-cell>
          <table:table-cell table:style-name="ce4" office:value-type="string" calcext:value-type="string">
            <text:p>It was miraculous that Philadelphia beat out New England in the Super Bow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know. The game was full of intrigue. They truly deserved the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am now a huge Carson Wentz f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You should definitely get a tattoo of his name on your ch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5_conv:2451</text:p>
          </table:table-cell>
          <table:table-cell table:style-name="ce2" office:value-type="string" calcext:value-type="string">
            <text:p>grateful</text:p>
          </table:table-cell>
          <table:table-cell table:style-name="ce4" office:value-type="string" calcext:value-type="string">
            <text:p>My ride home from school decided to leave early. I ended up having to call my grandma to get him. She was very nice enough to do that for me.</text:p>
          </table:table-cell>
          <table:table-cell table:style-name="ce2" office:value-type="float" office:value="68" calcext:value-type="float">
            <text:p>68</text:p>
          </table:table-cell>
          <table:table-cell table:style-name="ce4" office:value-type="string" calcext:value-type="string">
            <text:p>Back in high school i ran the game club. My normal ride made left me ear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s game clu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 set up game consoles and just play video games for 2 hours. But i had to call my grandma to pick me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unds like a fun club though. My school didn't have anything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98_conv:20796</text:p>
          </table:table-cell>
          <table:table-cell table:style-name="ce2" office:value-type="string" calcext:value-type="string">
            <text:p>disgusted</text:p>
          </table:table-cell>
          <table:table-cell table:style-name="ce4" office:value-type="string" calcext:value-type="string">
            <text:p>I was eating some cake and then I saw some mold in it. It was at a restaurant we loved. It was not fun!</text:p>
          </table:table-cell>
          <table:table-cell table:style-name="ce2" office:value-type="float" office:value="409" calcext:value-type="float">
            <text:p>409</text:p>
          </table:table-cell>
          <table:table-cell table:style-name="ce4" office:value-type="string" calcext:value-type="string">
            <text:p>I was eating some cake and then I saw some mold in it. It was at a restaurant we loved. It was not fu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s so disgusting! I hope you didn't have to pay your b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Yeah_comma_ she did something. The manager was pretty upset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 bet. That's so gross. I would have been s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30_conv:3060</text:p>
          </table:table-cell>
          <table:table-cell table:style-name="ce2" office:value-type="string" calcext:value-type="string">
            <text:p>afraid</text:p>
          </table:table-cell>
          <table:table-cell table:style-name="ce4" office:value-type="string" calcext:value-type="string">
            <text:p>I am so scared. <text:s/>I just heard a really crazy sounding animal coming from my lake out back of my house.</text:p>
          </table:table-cell>
          <table:table-cell table:style-name="ce2" office:value-type="float" office:value="160" calcext:value-type="float">
            <text:p>160</text:p>
          </table:table-cell>
          <table:table-cell table:style-name="ce4" office:value-type="string" calcext:value-type="string">
            <text:p>I am so scared. I just heard a really crazy sounding animal coming from my lake out back of my hou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Oh snap! dude get your camera you might have found nes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m in Florida.. it could be ANYTHING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Probably could be a new species of ga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42_conv:14685</text:p>
          </table:table-cell>
          <table:table-cell table:style-name="ce2" office:value-type="string" calcext:value-type="string">
            <text:p>angry</text:p>
          </table:table-cell>
          <table:table-cell table:style-name="ce4" office:value-type="string" calcext:value-type="string">
            <text:p>I was angry last night. My friend got drunk and annoying</text:p>
          </table:table-cell>
          <table:table-cell table:style-name="ce2" office:value-type="float" office:value="126" calcext:value-type="float">
            <text:p>126</text:p>
          </table:table-cell>
          <table:table-cell table:style-name="ce4" office:value-type="string" calcext:value-type="string">
            <text:p>I was angry last night. My friend was drunk and irritat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 drunks are funny_comma_ and some are unfortunately annoying as h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 I wish they were fun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an_comma_ all your friends are the annoying dru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5_conv:5031</text:p>
          </table:table-cell>
          <table:table-cell table:style-name="ce2" office:value-type="string" calcext:value-type="string">
            <text:p>disappointed</text:p>
          </table:table-cell>
          <table:table-cell table:style-name="ce4" office:value-type="string" calcext:value-type="string">
            <text:p>I am not happy that he didn't go to jail.</text:p>
          </table:table-cell>
          <table:table-cell table:style-name="ce2" office:value-type="float" office:value="4" calcext:value-type="float">
            <text:p>4</text:p>
          </table:table-cell>
          <table:table-cell table:style-name="ce4" office:value-type="string" calcext:value-type="string">
            <text:p>I am not happy that he didn't go to jai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was drunk driving and killed her_comma_ but didn't go to j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o killed wh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41_conv:17082</text:p>
          </table:table-cell>
          <table:table-cell table:style-name="ce2" office:value-type="string" calcext:value-type="string">
            <text:p>sad</text:p>
          </table:table-cell>
          <table:table-cell table:style-name="ce4" office:value-type="string" calcext:value-type="string">
            <text:p>I live in Florida and right now the crime rate is so high it is heart broken the past weekend a 7 year old lost her life from a stray bullet broke my heart.</text:p>
          </table:table-cell>
          <table:table-cell table:style-name="ce2" office:value-type="float" office:value="284" calcext:value-type="float">
            <text:p>284</text:p>
          </table:table-cell>
          <table:table-cell table:style-name="ce4" office:value-type="string" calcext:value-type="string">
            <text:p>The crime rate in my city is so high right now it breaks my heart and things need to chang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horrible. What can people do to chang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First thing get the young crowd out the streets and take the weapons away a 7 year old passed this weekend because of this it is so heart bre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s! The weapons thing is so importa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56_conv:24112</text:p>
          </table:table-cell>
          <table:table-cell table:style-name="ce2" office:value-type="string" calcext:value-type="string">
            <text:p>caring</text:p>
          </table:table-cell>
          <table:table-cell table:style-name="ce4" office:value-type="string" calcext:value-type="string">
            <text:p>One of my coworkers recently lost her daughter. I felt very bad for her and bought her a bunch of things and I make sure to take her out to dinner once a week to take care of her and make sure she's okay</text:p>
          </table:table-cell>
          <table:table-cell table:style-name="ce2" office:value-type="float" office:value="99" calcext:value-type="float">
            <text:p>99</text:p>
          </table:table-cell>
          <table:table-cell table:style-name="ce4" office:value-type="string" calcext:value-type="string">
            <text:p>One of my coworkers recently lost her daugh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That's terrible! <text:s/>I can't imagine how hard tha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ext:s/>I felt very bad for her and bought her a bunch of things and I make sure to take her out to dinner once a week to take care of her and make sure she's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That's very sweet of you. <text:s/>She's going to need her friends to help her through th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01_conv:21802</text:p>
          </table:table-cell>
          <table:table-cell table:style-name="ce2" office:value-type="string" calcext:value-type="string">
            <text:p>surprised</text:p>
          </table:table-cell>
          <table:table-cell table:style-name="ce4" office:value-type="string" calcext:value-type="string">
            <text:p>I went to the restroom and when I went to wash my hands there was a frog on the sink handle. I almost touched it.</text:p>
          </table:table-cell>
          <table:table-cell table:style-name="ce2" office:value-type="float" office:value="659" calcext:value-type="float">
            <text:p>659</text:p>
          </table:table-cell>
          <table:table-cell table:style-name="ce4" office:value-type="string" calcext:value-type="string">
            <text:p>went to the bathroom and saw something you don't see every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hat did you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ll when I went to wash my hands there was a from on the hand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A what on the hand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Sorry I meant frog. He was on the sink handle and I almost touche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62_conv:24524</text:p>
          </table:table-cell>
          <table:table-cell table:style-name="ce2" office:value-type="string" calcext:value-type="string">
            <text:p>furious</text:p>
          </table:table-cell>
          <table:table-cell table:style-name="ce4" office:value-type="string" calcext:value-type="string">
            <text:p>My friend got slammed at the bar. He was being such a headache</text:p>
          </table:table-cell>
          <table:table-cell table:style-name="ce2" office:value-type="float" office:value="524" calcext:value-type="float">
            <text:p>524</text:p>
          </table:table-cell>
          <table:table-cell table:style-name="ce4" office:value-type="string" calcext:value-type="string">
            <text:p>My buddy got slammed last night at the b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Slammed as in he got really drunk_comma_ or slammed as in he got into a f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Drunk off his beh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ts been a while since I've seen someone dru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88_conv:23577</text:p>
          </table:table-cell>
          <table:table-cell table:style-name="ce2" office:value-type="string" calcext:value-type="string">
            <text:p>grateful</text:p>
          </table:table-cell>
          <table:table-cell table:style-name="ce4" office:value-type="string" calcext:value-type="string">
            <text:p>I was.. at home alone.. doing some self-pleasuring_comma_ if you will... and my roommate almost walked in on me. I managed to jump into my closet while pulling up my pants before he could see me. So happy I didn't have to have that awkward conversation.</text:p>
          </table:table-cell>
          <table:table-cell table:style-name="ce2" office:value-type="float" office:value="273" calcext:value-type="float">
            <text:p>273</text:p>
          </table:table-cell>
          <table:table-cell table:style-name="ce4" office:value-type="string" calcext:value-type="string">
            <text:p>I was.. at home alone.. doing some self-pleasuring_comma_ if you will... and my roommate almost walked in on me. I managed to jump into my closet while pulling up my pants before he could see me. So happy I didn't have to have that awkward convers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good timing by your roommate. Does he not kno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e did.. and I said_comma_ ""Hold up_comma_"" but I guess he heard something else? I mean... c'mon man. It's annoying. I wish my door had a lock_comma_ but it's some old 1950s apartment complex and everything is old. I guess people from the 50s didn't need to lock their doors. Lucky them. But I guess they had lamer porn back then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haa that's funny. I am sure you can install a lick pretty easily if the door is wood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82_conv:10965</text:p>
          </table:table-cell>
          <table:table-cell table:style-name="ce2" office:value-type="string" calcext:value-type="string">
            <text:p>disappointed</text:p>
          </table:table-cell>
          <table:table-cell table:style-name="ce4" office:value-type="string" calcext:value-type="string">
            <text:p>I cooked myself a nice plate of eggs and ham and when I added cheese on top I didn't notice the cheese had gone bad.</text:p>
          </table:table-cell>
          <table:table-cell table:style-name="ce2" office:value-type="float" office:value="286" calcext:value-type="float">
            <text:p>286</text:p>
          </table:table-cell>
          <table:table-cell table:style-name="ce4" office:value-type="string" calcext:value-type="string">
            <text:p>I cooked a delicious looking plate of scrambled eggs with ham on top_comma_ but when I melted cheese on top of it all_comma_ I hadn't noticed the cheese was bad until it was too la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man_comma_ that is the worst! all that hard work_comma_ rui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Luckily I had a pizza in the oven for my kids. I ended up just stealing a piece of that instead. Either way_comma_ so frustrating and disappoin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love eggs and cheese and would have been heartbroken. good thing pizza was avail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58_conv:18917</text:p>
          </table:table-cell>
          <table:table-cell table:style-name="ce2" office:value-type="string" calcext:value-type="string">
            <text:p>nostalgic</text:p>
          </table:table-cell>
          <table:table-cell table:style-name="ce4" office:value-type="string" calcext:value-type="string">
            <text:p>I was looking at old pictures of my friends and I. <text:s/>I sometimes wish I could go back to those days_comma_ at least for a while.</text:p>
          </table:table-cell>
          <table:table-cell table:style-name="ce2" office:value-type="float" office:value="310" calcext:value-type="float">
            <text:p>310</text:p>
          </table:table-cell>
          <table:table-cell table:style-name="ce4" office:value-type="string" calcext:value-type="string">
            <text:p>I was looking at old pictures the other day and kind of wishing I could go back to those times in my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Do you reach out to your friends from your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As much as I can_comma_ but some have gotten far enough away that I'm not sure how to track them down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Exhaust all options_comma_ social media is a big way to stay connec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01_conv:11603</text:p>
          </table:table-cell>
          <table:table-cell table:style-name="ce2" office:value-type="string" calcext:value-type="string">
            <text:p>caring</text:p>
          </table:table-cell>
          <table:table-cell table:style-name="ce4" office:value-type="string" calcext:value-type="string">
            <text:p>I saw a little homeless girl a while ago_comma_ it made me feel like a father.</text:p>
          </table:table-cell>
          <table:table-cell table:style-name="ce2" office:value-type="float" office:value="326" calcext:value-type="float">
            <text:p>326</text:p>
          </table:table-cell>
          <table:table-cell table:style-name="ce4" office:value-type="string" calcext:value-type="string">
            <text:p>When I see little homeless girls I feel like a fat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Do you have daughters of your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No I do not_comma_ and probably never w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_conv:1391</text:p>
          </table:table-cell>
          <table:table-cell table:style-name="ce2" office:value-type="string" calcext:value-type="string">
            <text:p>anticipating</text:p>
          </table:table-cell>
          <table:table-cell table:style-name="ce4" office:value-type="string" calcext:value-type="string">
            <text:p>The other evening watching the World Cup soccer I was full of anticipation_comma_ hoping that England would make it to the final</text:p>
          </table:table-cell>
          <table:table-cell table:style-name="ce2" office:value-type="float" office:value="207" calcext:value-type="float">
            <text:p>207</text:p>
          </table:table-cell>
          <table:table-cell table:style-name="ce4" office:value-type="string" calcext:value-type="string">
            <text:p>Unfortunately it didn't work out so we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Sorry to hear that_comma_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England lost in the World Cup soccer semi-final_comma_ such a disappoint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at was a hard watch. They were a strong young team and should have won but missed a few chances in the first ha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yes_comma_ to be fair though_comma_ I think the best team won in the end_comma_ Croatia deserved their victo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2_conv:20484</text:p>
          </table:table-cell>
          <table:table-cell table:style-name="ce2" office:value-type="string" calcext:value-type="string">
            <text:p>embarrassed</text:p>
          </table:table-cell>
          <table:table-cell table:style-name="ce4" office:value-type="string" calcext:value-type="string">
            <text:p>once i pooped my pants at walmart</text:p>
          </table:table-cell>
          <table:table-cell table:style-name="ce2" office:value-type="float" office:value="554" calcext:value-type="float">
            <text:p>554</text:p>
          </table:table-cell>
          <table:table-cell table:style-name="ce4" office:value-type="string" calcext:value-type="string">
            <text:p>once i pooped my pants at walmar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Were you able to get out of there without anybody noticing or did you die from embarss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My mom was there and i had to ride home with her so yeah she kn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m sure that was not a fun ride ho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77_conv:2754</text:p>
          </table:table-cell>
          <table:table-cell table:style-name="ce2" office:value-type="string" calcext:value-type="string">
            <text:p>furious</text:p>
          </table:table-cell>
          <table:table-cell table:style-name="ce4" office:value-type="string" calcext:value-type="string">
            <text:p>There was someone in the supermarket on SAturday who had their toddler pushing the trolley. It was so busy and they were just geting in the way so I got furious.</text:p>
          </table:table-cell>
          <table:table-cell table:style-name="ce2" office:value-type="float" office:value="196" calcext:value-type="float">
            <text:p>196</text:p>
          </table:table-cell>
          <table:table-cell table:style-name="ce4" office:value-type="string" calcext:value-type="string">
            <text:p>Hi_comma_ I got angry in the supermarket on satu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very very busy and a woman had her young child (toddler age)pushing a trolley that was holding everyone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 fun_comma_ leave the kids at home for stuff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89_conv:10979</text:p>
          </table:table-cell>
          <table:table-cell table:style-name="ce2" office:value-type="string" calcext:value-type="string">
            <text:p>terrified</text:p>
          </table:table-cell>
          <table:table-cell table:style-name="ce4" office:value-type="string" calcext:value-type="string">
            <text:p>I was visiting a haunted house on a trip and I was really scared by all the jump scares.</text:p>
          </table:table-cell>
          <table:table-cell table:style-name="ce2" office:value-type="float" office:value="537" calcext:value-type="float">
            <text:p>537</text:p>
          </table:table-cell>
          <table:table-cell table:style-name="ce4" office:value-type="string" calcext:value-type="string">
            <text:p>I was really scared a few days ago when I went on a tri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y'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7" calcext:value-type="float">
            <text:p>537</text:p>
          </table:table-cell>
          <table:table-cell table:style-name="ce4" office:value-type="string" calcext:value-type="string">
            <text:p>I visited a haunted house and there were a lot of jump sca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Did you go with any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7" calcext:value-type="float">
            <text:p>537</text:p>
          </table:table-cell>
          <table:table-cell table:style-name="ce4" office:value-type="string" calcext:value-type="string">
            <text:p>Just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6_conv:11013</text:p>
          </table:table-cell>
          <table:table-cell table:style-name="ce2" office:value-type="string" calcext:value-type="string">
            <text:p>furious</text:p>
          </table:table-cell>
          <table:table-cell table:style-name="ce4" office:value-type="string" calcext:value-type="string">
            <text:p>Someone cut me off in traffic the other day.</text:p>
          </table:table-cell>
          <table:table-cell table:style-name="ce2" office:value-type="float" office:value="100" calcext:value-type="float">
            <text:p>100</text:p>
          </table:table-cell>
          <table:table-cell table:style-name="ce4" office:value-type="string" calcext:value-type="string">
            <text:p>Someone cut me off in traffic the other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te when that happ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 know_comma_ it's like people think 5 seconds is worth risking live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You don't get that much further ahead of someone doing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52_conv:7705</text:p>
          </table:table-cell>
          <table:table-cell table:style-name="ce2" office:value-type="string" calcext:value-type="string">
            <text:p>embarrassed</text:p>
          </table:table-cell>
          <table:table-cell table:style-name="ce4" office:value-type="string" calcext:value-type="string">
            <text:p>I once farted really loud in class.</text:p>
          </table:table-cell>
          <table:table-cell table:style-name="ce2" office:value-type="float" office:value="445" calcext:value-type="float">
            <text:p>445</text:p>
          </table:table-cell>
          <table:table-cell table:style-name="ce4" office:value-type="string" calcext:value-type="string">
            <text:p>Once I accidentally farted very loud in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_comma_ were you in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and I was yawning so I didnt really hear it. <text:s/>But everyone else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ctually quite hilari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01_conv:21202</text:p>
          </table:table-cell>
          <table:table-cell table:style-name="ce2" office:value-type="string" calcext:value-type="string">
            <text:p>sad</text:p>
          </table:table-cell>
          <table:table-cell table:style-name="ce4" office:value-type="string" calcext:value-type="string">
            <text:p>We had a flood in our basement and I lost a bunch of old photos. <text:s/>These were taken before digital cameras so there are no backups.</text:p>
          </table:table-cell>
          <table:table-cell table:style-name="ce2" office:value-type="float" office:value="527" calcext:value-type="float">
            <text:p>527</text:p>
          </table:table-cell>
          <table:table-cell table:style-name="ce4" office:value-type="string" calcext:value-type="string">
            <text:p>We had a flood in our basement and I lost a bunch of old photo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Man I bet you were devastated did you lose any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Some Christmas ornaments. <text:s/>I really regret not making backups of the phot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am sorry that happened to you _comma_ sometime bad things happen to good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64_conv:16529</text:p>
          </table:table-cell>
          <table:table-cell table:style-name="ce2" office:value-type="string" calcext:value-type="string">
            <text:p>joyful</text:p>
          </table:table-cell>
          <table:table-cell table:style-name="ce4" office:value-type="string" calcext:value-type="string">
            <text:p>I was super happy when I got to bring my new puppy home. <text:s/>We had been looking for the perfect breeder for a rotty for a long time and saving up money.</text:p>
          </table:table-cell>
          <table:table-cell table:style-name="ce2" office:value-type="float" office:value="97" calcext:value-type="float">
            <text:p>97</text:p>
          </table:table-cell>
          <table:table-cell table:style-name="ce4" office:value-type="string" calcext:value-type="string">
            <text:p>So we finally found the perfect Rotty breeder and we got to pick up our puppy this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Oh boy that is great news! I hope you didn't drop a pretty penny on it! Haha_comma_ and even if you did_comma_ dogs are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No he was the runt so we got him on the cheap side! <text:s/>He is sooooo sweet! <text:s/>I am s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Hey runts are the best! They need love too. Either way_comma_ I'm glad you were paired up with the perfect compan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Thank you! <text:s/>We are so exci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35_conv:14471</text:p>
          </table:table-cell>
          <table:table-cell table:style-name="ce2" office:value-type="string" calcext:value-type="string">
            <text:p>proud</text:p>
          </table:table-cell>
          <table:table-cell table:style-name="ce4" office:value-type="string" calcext:value-type="string">
            <text:p>I scored a perfect score on my final exam.</text:p>
          </table:table-cell>
          <table:table-cell table:style-name="ce2" office:value-type="float" office:value="445" calcext:value-type="float">
            <text:p>445</text:p>
          </table:table-cell>
          <table:table-cell table:style-name="ce4" office:value-type="string" calcext:value-type="string">
            <text:p>I just got my final exam grade back and I scored a perfect sco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proud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nk you so much! i needed this little confidence bo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you the most succ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7_conv:16554</text:p>
          </table:table-cell>
          <table:table-cell table:style-name="ce2" office:value-type="string" calcext:value-type="string">
            <text:p>apprehensive</text:p>
          </table:table-cell>
          <table:table-cell table:style-name="ce4" office:value-type="string" calcext:value-type="string">
            <text:p>I'm long-distance with my girlfriend right now_comma_ where she lives almost 1_comma_000 miles away. I live on the east coast_comma_ she lives in the midwest. She has a good job_comma_ and I'll just be graduating college_comma_ so she's established. She's determined that I need to move to her_comma_ but I don't feel great about the idea.</text:p>
          </table:table-cell>
          <table:table-cell table:style-name="ce2" office:value-type="float" office:value="273" calcext:value-type="float">
            <text:p>273</text:p>
          </table:table-cell>
          <table:table-cell table:style-name="ce4" office:value-type="string" calcext:value-type="string">
            <text:p>I'm long-distance with my girlfriend right now_comma_ where she lives almost 1_comma_000 miles away. I live on the east coast_comma_ she lives in the midwest. She has a good job_comma_ and I'll just be graduating college_comma_ so she's established. She's determined that I need to move to her_comma_ but I don't feel great about the ide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 is a pretty big decision to make. Did she spring this up on you or was this something you knew she'd eventually w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ah_comma_ wasn't a surprise. We've been long distance for like six years. But she does have a lot of logic on her side.. She has a good job. But I feel like I'm closer with my family_comma_ and that the east coast is nicer to live near. I just don't really want to move_comma_ is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hope you can figure out a way to make things work out! Sounds like you're stuck between a rock and a hard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49_conv:7098</text:p>
          </table:table-cell>
          <table:table-cell table:style-name="ce2" office:value-type="string" calcext:value-type="string">
            <text:p>sad</text:p>
          </table:table-cell>
          <table:table-cell table:style-name="ce4" office:value-type="string" calcext:value-type="string">
            <text:p>It was a surprise to me when I found that my grandmother had passed away</text:p>
          </table:table-cell>
          <table:table-cell table:style-name="ce2" office:value-type="float" office:value="445" calcext:value-type="float">
            <text:p>445</text:p>
          </table:table-cell>
          <table:table-cell table:style-name="ce4" office:value-type="string" calcext:value-type="string">
            <text:p>My grandmother passed without any warning to u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I lost my grandmother to cancer_comma_ which did not make it anny better_comma_ knowing it was co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m sorry aswell_comma_ Its like we know its gonna happen but we are never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_comma_ it is sad that people must pass_comma_ but I am grateful for the time I did get with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17_conv:22034</text:p>
          </table:table-cell>
          <table:table-cell table:style-name="ce2" office:value-type="string" calcext:value-type="string">
            <text:p>apprehensive</text:p>
          </table:table-cell>
          <table:table-cell table:style-name="ce4" office:value-type="string" calcext:value-type="string">
            <text:p>I got a call about a job offer back in late May this year. I wasn't sure if I wanted to try and interview for it it since seemed like just another in a long list of jobs I'd applied to. But in the end I decided that it was better than being unemployed_comma_ so I went for it. I won over the recruiter in the phone interview_comma_ and was hired the same day!</text:p>
          </table:table-cell>
          <table:table-cell table:style-name="ce2" office:value-type="float" office:value="384" calcext:value-type="float">
            <text:p>384</text:p>
          </table:table-cell>
          <table:table-cell table:style-name="ce4" office:value-type="string" calcext:value-type="string">
            <text:p>I had been unemployed for a long time until earlier this year. I originally wasn't sure if I was going to even interview for the position I did_comma_ but I'm glad I decided to. I got a call in late may from a merchandising company. I went back and forth in my mind after being rejected from many interviews over the past couple years. In the end I went for it_comma_ the interviewer liked what I had to say_comma_ and I was hired the same day! I've been working there ever si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Congratulations! <text:s/>That's awesome. <text:s/>Sometimes it's scary to risk rejection_comma_ but it sounds like it totally paid off in this case.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Yeah I'm happy I kept a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I'm about to switch careers_comma_ so I'll be doing the interviewing thing soon. It's scar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0_conv:9101</text:p>
          </table:table-cell>
          <table:table-cell table:style-name="ce2" office:value-type="string" calcext:value-type="string">
            <text:p>embarrassed</text:p>
          </table:table-cell>
          <table:table-cell table:style-name="ce4" office:value-type="string" calcext:value-type="string">
            <text:p>I get embarrassed very easily.</text:p>
          </table:table-cell>
          <table:table-cell table:style-name="ce2" office:value-type="float" office:value="202" calcext:value-type="float">
            <text:p>202</text:p>
          </table:table-cell>
          <table:table-cell table:style-name="ce4" office:value-type="string" calcext:value-type="string">
            <text:p>I get embarrassed very easi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Give me an example of something that happened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eres loads. Its just being around people. You see_comma_ I'm a very shy person and have always been. For example when somebody laughs_comma_ that trigger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know what you mean_comma_ I'm really really shy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31_conv:8863</text:p>
          </table:table-cell>
          <table:table-cell table:style-name="ce2" office:value-type="string" calcext:value-type="string">
            <text:p>guilty</text:p>
          </table:table-cell>
          <table:table-cell table:style-name="ce4" office:value-type="string" calcext:value-type="string">
            <text:p>I stole 100 dollars from an elderly woman. Felt so bad.</text:p>
          </table:table-cell>
          <table:table-cell table:style-name="ce2" office:value-type="float" office:value="209" calcext:value-type="float">
            <text:p>209</text:p>
          </table:table-cell>
          <table:table-cell table:style-name="ce4" office:value-type="string" calcext:value-type="string">
            <text:p>I stole 100 bucks from an elderly woman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hame on you! What did you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bought 100 cheeseburgers from McDonald's. I shall eat like a king for the rest of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should have bought rame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6_conv:6373</text:p>
          </table:table-cell>
          <table:table-cell table:style-name="ce2" office:value-type="string" calcext:value-type="string">
            <text:p>anticipating</text:p>
          </table:table-cell>
          <table:table-cell table:style-name="ce4" office:value-type="string" calcext:value-type="string">
            <text:p>My girlfriend is finally coming back to the states after being away for 4 years.</text:p>
          </table:table-cell>
          <table:table-cell table:style-name="ce2" office:value-type="float" office:value="1" calcext:value-type="float">
            <text:p>1</text:p>
          </table:table-cell>
          <table:table-cell table:style-name="ce4" office:value-type="string" calcext:value-type="string">
            <text:p>My girlfriend is finally coming back to the states after being away for 4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hat a monumental event! <text:s/>I bet you're so excited. <text:s/>What took her away for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 got a scholarship to go to school abro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She sounds smart. <text:s/>Are you nervous at all or just thrilled to be with her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8_conv:3717</text:p>
          </table:table-cell>
          <table:table-cell table:style-name="ce2" office:value-type="string" calcext:value-type="string">
            <text:p>prepared</text:p>
          </table:table-cell>
          <table:table-cell table:style-name="ce4" office:value-type="string" calcext:value-type="string">
            <text:p>We were going on a trip to New Jersey and I made a list of every possible thing we could need.</text:p>
          </table:table-cell>
          <table:table-cell table:style-name="ce2" office:value-type="float" office:value="13" calcext:value-type="float">
            <text:p>13</text:p>
          </table:table-cell>
          <table:table-cell table:style-name="ce4" office:value-type="string" calcext:value-type="string">
            <text:p>We were going on vacation and I made a list of everything we could possibly need when we were t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ere are you going on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We went to New Jersey_comma_ so a long way for us. We had a toddler_comma_ so I had to make sure I had everything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close for me_comma_ but it is a fun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38_conv:20277</text:p>
          </table:table-cell>
          <table:table-cell table:style-name="ce2" office:value-type="string" calcext:value-type="string">
            <text:p>disappointed</text:p>
          </table:table-cell>
          <table:table-cell table:style-name="ce4" office:value-type="string" calcext:value-type="string">
            <text:p>I bought a bunch of dumbbells_comma_ and a workout bench but I've barely used them. I don't feel too good about myself.</text:p>
          </table:table-cell>
          <table:table-cell table:style-name="ce2" office:value-type="float" office:value="580" calcext:value-type="float">
            <text:p>580</text:p>
          </table:table-cell>
          <table:table-cell table:style-name="ce4" office:value-type="string" calcext:value-type="string">
            <text:p>I bought a bunch of dumbbells_comma_ and a workout bench but I've barely used the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feel that pain. Do you not have the motivation or just dont know what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don't have the motivation. I know the workouts I should be doing but also struggle with proper form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get that. Well if I could give any advice it would be make sure you have proper form over anything. Dont worry about heavy weight if your form is garb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nks for the ad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Sure. I love working ou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40_conv:4481</text:p>
          </table:table-cell>
          <table:table-cell table:style-name="ce2" office:value-type="string" calcext:value-type="string">
            <text:p>content</text:p>
          </table:table-cell>
          <table:table-cell table:style-name="ce4" office:value-type="string" calcext:value-type="string">
            <text:p>I don't have a car anymore but I am satisfied without having one. I don't drive a lot anyway and everything I need is in walking distance.</text:p>
          </table:table-cell>
          <table:table-cell table:style-name="ce2" office:value-type="float" office:value="269" calcext:value-type="float">
            <text:p>269</text:p>
          </table:table-cell>
          <table:table-cell table:style-name="ce4" office:value-type="string" calcext:value-type="string">
            <text:p>I don't have a car anymore but I am satisfied without having one. I don't drive a lot anyway and everything I need is in walking distan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o not have a car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guess for some places it's really mandatory but I honestly didn't need one to begin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ill never buy a car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6_conv:892</text:p>
          </table:table-cell>
          <table:table-cell table:style-name="ce2" office:value-type="string" calcext:value-type="string">
            <text:p>afraid</text:p>
          </table:table-cell>
          <table:table-cell table:style-name="ce4" office:value-type="string" calcext:value-type="string">
            <text:p>One time I was robbed at gun point. <text:s/></text:p>
          </table:table-cell>
          <table:table-cell table:style-name="ce2" office:value-type="float" office:value="160" calcext:value-type="float">
            <text:p>160</text:p>
          </table:table-cell>
          <table:table-cell table:style-name="ce4" office:value-type="string" calcext:value-type="string">
            <text:p>Once I was robbed at gun point and locked in a walk in refrigerator for an hou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Was it cold?</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s.. Cold and terrifying! <text:s/>We had an alarm button in there to push but it was broken and no one came to save us for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Was it c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Very Cold LOL. <text:s/>Cold and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ve worked in retail before. I'd be afraid to get stuck in the freez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ah it happened when I was working at a Pizza hut. <text:s/>After that I went back to school so I didn't have to work in such places any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89_conv:15179</text:p>
          </table:table-cell>
          <table:table-cell table:style-name="ce2" office:value-type="string" calcext:value-type="string">
            <text:p>trusting</text:p>
          </table:table-cell>
          <table:table-cell table:style-name="ce4" office:value-type="string" calcext:value-type="string">
            <text:p>i knew i shouldnt have trusted my brother with my dog</text:p>
          </table:table-cell>
          <table:table-cell table:style-name="ce2" office:value-type="float" office:value="238" calcext:value-type="float">
            <text:p>238</text:p>
          </table:table-cell>
          <table:table-cell table:style-name="ce4" office:value-type="string" calcext:value-type="string">
            <text:p>i knew i shouldnt have trusted my brother with my do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he do to the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left the gate open and my dog ran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the dog ever come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2_conv:1345</text:p>
          </table:table-cell>
          <table:table-cell table:style-name="ce2" office:value-type="string" calcext:value-type="string">
            <text:p>trusting</text:p>
          </table:table-cell>
          <table:table-cell table:style-name="ce4" office:value-type="string" calcext:value-type="string">
            <text:p>When I was a little kid I used to put my faith in everybody. <text:s/>I learned later on_comma_ as I matured that you can't rely on other people too much because only you know what is best for you in life while everyone else will try to use you if they see you doing too well in life</text:p>
          </table:table-cell>
          <table:table-cell table:style-name="ce2" office:value-type="float" office:value="119" calcext:value-type="float">
            <text:p>119</text:p>
          </table:table-cell>
          <table:table-cell table:style-name="ce4" office:value-type="string" calcext:value-type="string">
            <text:p>A lot of people think Tony Montana in Scarface was the bad guy...but I think he was really the epitome of hustling for the American Dream_comma_ even moreso than Rocky because though he got killed at the end he still left a fortune behind and stuck to his principle: never rely on anyone but yoursel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Do you like Tony Montana in the movie Scarf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ah he was the freakin man.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a very nice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04_conv:15009</text:p>
          </table:table-cell>
          <table:table-cell table:style-name="ce2" office:value-type="string" calcext:value-type="string">
            <text:p>trusting</text:p>
          </table:table-cell>
          <table:table-cell table:style-name="ce4" office:value-type="string" calcext:value-type="string">
            <text:p>My co-worker helped me with my part of the project which otherwise i would not have met the deadline without his help</text:p>
          </table:table-cell>
          <table:table-cell table:style-name="ce2" office:value-type="float" office:value="155" calcext:value-type="float">
            <text:p>155</text:p>
          </table:table-cell>
          <table:table-cell table:style-name="ce4" office:value-type="string" calcext:value-type="string">
            <text:p>I had a deadline coming for my part on the project. Without my co-worker's help_comma_ i would not have finished it on time. Very thankful to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ts always great when u have good co-workers you work with. <text:s/>Im glad you got it done on time! <text:s/>What kind of project is it may I 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ndeed. Without reliable co-workers it can be hard to get around and finish things o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agree_comma_ good co-workers are a must. <text:s text:c="2"/>I have a good co-workers at my job that I can rely on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8_conv:18557</text:p>
          </table:table-cell>
          <table:table-cell table:style-name="ce2" office:value-type="string" calcext:value-type="string">
            <text:p>confident</text:p>
          </table:table-cell>
          <table:table-cell table:style-name="ce4" office:value-type="string" calcext:value-type="string">
            <text:p>waiting to test results</text:p>
          </table:table-cell>
          <table:table-cell table:style-name="ce2" office:value-type="float" office:value="514" calcext:value-type="float">
            <text:p>514</text:p>
          </table:table-cell>
          <table:table-cell table:style-name="ce4" office:value-type="string" calcext:value-type="string">
            <text:p>i took my pharmacy certification exam today. i felt really good and prepared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hope you pass! You tried your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nk you . i sure did try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ou should celebrate when you hear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0_conv:11641</text:p>
          </table:table-cell>
          <table:table-cell table:style-name="ce2" office:value-type="string" calcext:value-type="string">
            <text:p>joyful</text:p>
          </table:table-cell>
          <table:table-cell table:style-name="ce4" office:value-type="string" calcext:value-type="string">
            <text:p>I was really happy the other day when I found out I have enough pages in my passport.</text:p>
          </table:table-cell>
          <table:table-cell table:style-name="ce2" office:value-type="float" office:value="326" calcext:value-type="float">
            <text:p>326</text:p>
          </table:table-cell>
          <table:table-cell table:style-name="ce4" office:value-type="string" calcext:value-type="string">
            <text:p>I had to cross the border once with very few pages in my passport on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do that all the time. i live on the mexican border. what border did you c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think I was flying to Philippines_comma_ but they let me in_comma_ which was a relie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glade all w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74_conv:10949</text:p>
          </table:table-cell>
          <table:table-cell table:style-name="ce2" office:value-type="string" calcext:value-type="string">
            <text:p>nostalgic</text:p>
          </table:table-cell>
          <table:table-cell table:style-name="ce4" office:value-type="string" calcext:value-type="string">
            <text:p>I once had a dream where I was young again and my younger sibling was a baby and my parents were both smiling. It felt so real and pure_comma_ that I woke up crying. It sucks knowing you'll never have that again.</text:p>
          </table:table-cell>
          <table:table-cell table:style-name="ce2" office:value-type="float" office:value="303" calcext:value-type="float">
            <text:p>303</text:p>
          </table:table-cell>
          <table:table-cell table:style-name="ce4" office:value-type="string" calcext:value-type="string">
            <text:p>You ever have a dream that feels way too real? The other day I had a dream where I was a kid again and I was with my family and everything was peaceful and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 all the time! That sounds like a nice dream. Do you still have a close relationship with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Yea_comma_ I do_comma_ but it was strained for a while. It got real bad between them and it led to me honestly hating them both. It really sucked because I enjoyed my childhood a lot. It's nice that it's better now_comma_ but it's still not what it used to be. I actually woke up crying from that dream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_comma_ I'm sorry to hear that. I hope you can repair and issues you have between you guys. There's nothing more important than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Yea_comma_ for sure. Thanks for hearing me out_comma_ it can feel good to get things off your chest_comma_ and I really don't have anyone else to tell something like that too. None of our relatives know about the issues they had and I try to be a rock for my friends_comma_ so I don't usually have someone to tell my sob stories to. I hope you have a wonderful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2_conv:21384</text:p>
          </table:table-cell>
          <table:table-cell table:style-name="ce2" office:value-type="string" calcext:value-type="string">
            <text:p>impressed</text:p>
          </table:table-cell>
          <table:table-cell table:style-name="ce4" office:value-type="string" calcext:value-type="string">
            <text:p>I thought it was so cool that my friend did a backflip.</text:p>
          </table:table-cell>
          <table:table-cell table:style-name="ce2" office:value-type="float" office:value="259" calcext:value-type="float">
            <text:p>259</text:p>
          </table:table-cell>
          <table:table-cell table:style-name="ce4" office:value-type="string" calcext:value-type="string">
            <text:p>I thought it was so cool that my friend did a backfli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Wow! that is really cool. Did he land the back fl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He did! I didn't know he could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What prompted his back fl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85_conv:14171</text:p>
          </table:table-cell>
          <table:table-cell table:style-name="ce2" office:value-type="string" calcext:value-type="string">
            <text:p>angry</text:p>
          </table:table-cell>
          <table:table-cell table:style-name="ce4" office:value-type="string" calcext:value-type="string">
            <text:p>A coworker mad me very mad one day. She slammed a large order of work on my desk and basically demanded that I do it! She has no right to do that.</text:p>
          </table:table-cell>
          <table:table-cell table:style-name="ce2" office:value-type="float" office:value="45" calcext:value-type="float">
            <text:p>45</text:p>
          </table:table-cell>
          <table:table-cell table:style-name="ce4" office:value-type="string" calcext:value-type="string">
            <text:p>One of my coworkers really ticked me off one day. She decided she would delegate some work to me by slamming on my desk and demanding I do it. She had some nerv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get mad a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she doesn't have the right to do that. I have been that many years longer than her_comma_ and it was her work! I let her know i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fully she won't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03_conv:8406</text:p>
          </table:table-cell>
          <table:table-cell table:style-name="ce2" office:value-type="string" calcext:value-type="string">
            <text:p>confident</text:p>
          </table:table-cell>
          <table:table-cell table:style-name="ce4" office:value-type="string" calcext:value-type="string">
            <text:p>I am confident about my new job_comma_ and I can not wait to get started!</text:p>
          </table:table-cell>
          <table:table-cell table:style-name="ce2" office:value-type="float" office:value="10" calcext:value-type="float">
            <text:p>10</text:p>
          </table:table-cell>
          <table:table-cell table:style-name="ce4" office:value-type="string" calcext:value-type="string">
            <text:p>I am confident about my new job_comma_ and I can not wait to get star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some_comma_ what field do you wor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ork in IT_comma_ what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a_comma_ same. <text:s/>Are you at work right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92_conv:5584</text:p>
          </table:table-cell>
          <table:table-cell table:style-name="ce2" office:value-type="string" calcext:value-type="string">
            <text:p>anxious</text:p>
          </table:table-cell>
          <table:table-cell table:style-name="ce4" office:value-type="string" calcext:value-type="string">
            <text:p>I have a big exam coming up! My nerves are getting to me.</text:p>
          </table:table-cell>
          <table:table-cell table:style-name="ce2" office:value-type="float" office:value="320" calcext:value-type="float">
            <text:p>320</text:p>
          </table:table-cell>
          <table:table-cell table:style-name="ce4" office:value-type="string" calcext:value-type="string">
            <text:p>I have a big exam coming up! My nerves are getting to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h good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Thanks! It is my final exam for a summer class studying Database Design. I actually should be taking i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95_conv:23991</text:p>
          </table:table-cell>
          <table:table-cell table:style-name="ce2" office:value-type="string" calcext:value-type="string">
            <text:p>afraid</text:p>
          </table:table-cell>
          <table:table-cell table:style-name="ce4" office:value-type="string" calcext:value-type="string">
            <text:p>I did not have a car for a few years and just recently bought a new one. I was scared to drive at first_comma_ especially on the highways around here. People drive like crazy people and didn't want to get in another accident. I am getting used to it now though.</text:p>
          </table:table-cell>
          <table:table-cell table:style-name="ce2" office:value-type="float" office:value="49" calcext:value-type="float">
            <text:p>49</text:p>
          </table:table-cell>
          <table:table-cell table:style-name="ce4" office:value-type="string" calcext:value-type="string">
            <text:p>I recently bought a new car after not driving for several years and I was really scared to drive it_comma_ especially on the highw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What car did you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Just a Honda Civic. People drive crazy around here. I don't want to have another car accident like the last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Jeez. Where do you live? I dont remember any state Ive been to with bad driv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8_conv:16737</text:p>
          </table:table-cell>
          <table:table-cell table:style-name="ce2" office:value-type="string" calcext:value-type="string">
            <text:p>devastated</text:p>
          </table:table-cell>
          <table:table-cell table:style-name="ce4" office:value-type="string" calcext:value-type="string">
            <text:p>Our dog passed away after 8 years of having in the family.</text:p>
          </table:table-cell>
          <table:table-cell table:style-name="ce2" office:value-type="float" office:value="607" calcext:value-type="float">
            <text:p>607</text:p>
          </table:table-cell>
          <table:table-cell table:style-name="ce4" office:value-type="string" calcext:value-type="string">
            <text:p>We've had our dog for over 8 years. He past away this spr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m so so sorry! <text:s/>We lost our chihuahua in February_comma_ so I completely understand that feeling. <text:s/>Was he sick prior to passing away or was it sudd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t was sudden. He was completely fine when we went to bed. No issues at all. Its been hard for our daugh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think it might actually be harder to watch our kids go through that kind of loss than to actually go through it ourselves. <text:s/>Our pup was our daughter's dog and she was sick prior to passing_comma_ so we knew it was coming. <text:s/>Still doesn't really help though. <text:s/>We ended up adopting a pup from the shelter that had lost her human mom - it was meant to me - my daughter lost her pup and this pup had lost her mom. <text:s/>It's helped_comma_ something to think about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completely agree. I broke down just watching her cry at the spot where we buried him. I'm not sure if I want to get another dog yet. We have chickens so she's began to show them more attention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5_conv:19111</text:p>
          </table:table-cell>
          <table:table-cell table:style-name="ce2" office:value-type="string" calcext:value-type="string">
            <text:p>furious</text:p>
          </table:table-cell>
          <table:table-cell table:style-name="ce4" office:value-type="string" calcext:value-type="string">
            <text:p>My cable company refused to send out a tech to fix my issue. Even though they admitted it was their fault.</text:p>
          </table:table-cell>
          <table:table-cell table:style-name="ce2" office:value-type="float" office:value="639" calcext:value-type="float">
            <text:p>639</text:p>
          </table:table-cell>
          <table:table-cell table:style-name="ce4" office:value-type="string" calcext:value-type="string">
            <text:p>My cable company refused to send out a tech to fix my issu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was the issue that needed fix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My internet was not working. It felt like they just didn't believe I had done all the steps. I used to work in cable tech_comma_ I know what I'm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it looks like they fixed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patched it together enough_comma_ itll still go out 20+ times a day for 2-5 minutes at a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54_conv:12509</text:p>
          </table:table-cell>
          <table:table-cell table:style-name="ce2" office:value-type="string" calcext:value-type="string">
            <text:p>sentimental</text:p>
          </table:table-cell>
          <table:table-cell table:style-name="ce4" office:value-type="string" calcext:value-type="string">
            <text:p>I was looking at some pictures recently and got sentimental about my childhood.</text:p>
          </table:table-cell>
          <table:table-cell table:style-name="ce2" office:value-type="float" office:value="53" calcext:value-type="float">
            <text:p>53</text:p>
          </table:table-cell>
          <table:table-cell table:style-name="ce4" office:value-type="string" calcext:value-type="string">
            <text:p>I felt sentimental the other day while looking at some pic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ld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reminds me of holidays and birthdays bac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miss being a kid and being care f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81_conv:6762</text:p>
          </table:table-cell>
          <table:table-cell table:style-name="ce2" office:value-type="string" calcext:value-type="string">
            <text:p>surprised</text:p>
          </table:table-cell>
          <table:table-cell table:style-name="ce4" office:value-type="string" calcext:value-type="string">
            <text:p>When I visited the old capital after the earthquake I didn't expect for many temple to be intact.</text:p>
          </table:table-cell>
          <table:table-cell table:style-name="ce2" office:value-type="float" office:value="326" calcext:value-type="float">
            <text:p>326</text:p>
          </table:table-cell>
          <table:table-cell table:style-name="ce4" office:value-type="string" calcext:value-type="string">
            <text:p>After the earthquake <text:s/>I visited the old capitol_comma_ and saw still intact templ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_comma_ that's so sad. What earthqu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t was a 8.6 I believe_comma_ but it happened like 2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_comma_ that's a big one. I bet it caused a lot of dam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9_conv:19238</text:p>
          </table:table-cell>
          <table:table-cell table:style-name="ce2" office:value-type="string" calcext:value-type="string">
            <text:p>prepared</text:p>
          </table:table-cell>
          <table:table-cell table:style-name="ce4" office:value-type="string" calcext:value-type="string">
            <text:p>I have my first cage fight coming up. I thought that I'd be a lot more anxious than I am_comma_ but I'm ready for this fight.</text:p>
          </table:table-cell>
          <table:table-cell table:style-name="ce2" office:value-type="float" office:value="286" calcext:value-type="float">
            <text:p>286</text:p>
          </table:table-cell>
          <table:table-cell table:style-name="ce4" office:value-type="string" calcext:value-type="string">
            <text:p>My first cage fight is coming up in about a week. I thought I'd be really nervous_comma_ but I feel like I'm ready for this! I've been training really hard and it's paying of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Your a pretty tough guy and you have the wits too dude. You got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nks for confidence! I think I'll do well! Even if I don't win_comma_ I think I'll be able to put up a really good f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Like i said you got this and going in with a positive mine you might as well take the world while your a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can't wait to get in that cage! I'm fired up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87_conv:12974</text:p>
          </table:table-cell>
          <table:table-cell table:style-name="ce2" office:value-type="string" calcext:value-type="string">
            <text:p>prepared</text:p>
          </table:table-cell>
          <table:table-cell table:style-name="ce4" office:value-type="string" calcext:value-type="string">
            <text:p>I studied all the material for the exam.</text:p>
          </table:table-cell>
          <table:table-cell table:style-name="ce2" office:value-type="float" office:value="59" calcext:value-type="float">
            <text:p>59</text:p>
          </table:table-cell>
          <table:table-cell table:style-name="ce4" office:value-type="string" calcext:value-type="string">
            <text:p>I studied the entire material packet for the upcoming exa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Good - it's always best to be prepared. Are you conf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 am very prepared and confident. i think I will do quite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hope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17_conv:13834</text:p>
          </table:table-cell>
          <table:table-cell table:style-name="ce2" office:value-type="string" calcext:value-type="string">
            <text:p>afraid</text:p>
          </table:table-cell>
          <table:table-cell table:style-name="ce4" office:value-type="string" calcext:value-type="string">
            <text:p>i dont really enjoy when my wife and son go out alone_comma_ too many crazy azz people in the world</text:p>
          </table:table-cell>
          <table:table-cell table:style-name="ce2" office:value-type="float" office:value="524" calcext:value-type="float">
            <text:p>524</text:p>
          </table:table-cell>
          <table:table-cell table:style-name="ce4" office:value-type="string" calcext:value-type="string">
            <text:p>i hate that i have to worry when my wife and son go out alone_comma_ too many dang crazy folks in the worl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very true_comma_ but I'm sure their both very smart and know how to avoid dangerous situatio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shes about to be strapped so i wont have to worry as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will be great! A little peace of mind is all you ne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21_conv:14843</text:p>
          </table:table-cell>
          <table:table-cell table:style-name="ce2" office:value-type="string" calcext:value-type="string">
            <text:p>nostalgic</text:p>
          </table:table-cell>
          <table:table-cell table:style-name="ce4" office:value-type="string" calcext:value-type="string">
            <text:p>i really love keeping up with old family traditions i grew up with</text:p>
          </table:table-cell>
          <table:table-cell table:style-name="ce2" office:value-type="float" office:value="463" calcext:value-type="float">
            <text:p>463</text:p>
          </table:table-cell>
          <table:table-cell table:style-name="ce4" office:value-type="string" calcext:value-type="string">
            <text:p>i really love keeping up with old family traditions i grew up wi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O yea? what kind would that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we would make a specific kind of stuffing for thanksgiving_comma_ we go to the pumpkin patch for hallow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Nice_comma_ I love thigns like that_comma_ so important I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agreed. it helps me feel close to my family even when they are 800 miles awa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45_conv:8691</text:p>
          </table:table-cell>
          <table:table-cell table:style-name="ce2" office:value-type="string" calcext:value-type="string">
            <text:p>annoyed</text:p>
          </table:table-cell>
          <table:table-cell table:style-name="ce4" office:value-type="string" calcext:value-type="string">
            <text:p>My mom makes me babysit my nephew all the time. I am sick of it. He is a brat.</text:p>
          </table:table-cell>
          <table:table-cell table:style-name="ce2" office:value-type="float" office:value="243" calcext:value-type="float">
            <text:p>243</text:p>
          </table:table-cell>
          <table:table-cell table:style-name="ce4" office:value-type="string" calcext:value-type="string">
            <text:p>My mom makes me babysit my nephew all the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would not want to be in your position it's ok to help but all the time it can be dread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sick of it. He is a br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t will get better put your foot down and maybe say no in a nice way to not step on any ones to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8_conv:16376</text:p>
          </table:table-cell>
          <table:table-cell table:style-name="ce2" office:value-type="string" calcext:value-type="string">
            <text:p>angry</text:p>
          </table:table-cell>
          <table:table-cell table:style-name="ce4" office:value-type="string" calcext:value-type="string">
            <text:p>I forgot my lunch and my wallet at home this morning.</text:p>
          </table:table-cell>
          <table:table-cell table:style-name="ce2" office:value-type="float" office:value="244" calcext:value-type="float">
            <text:p>244</text:p>
          </table:table-cell>
          <table:table-cell table:style-name="ce4" office:value-type="string" calcext:value-type="string">
            <text:p>I forgot my lunch and my wallet at home this mor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ng_comma_ heartbreaking. If I were your co-worker and you told me that_comma_ I'd lend you at least a couple bucks for the vending machines or something. Hopefully you can go home and have a nice din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 had someone give me a little thing of ramen noodles from his desk. <text:s/>I'll manage until I ge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h_comma_ there you go. The world isn't completely heartless. Yeah_comma_ I think the trick is to always keep that stuff with your car keys_comma_ because then you'll never for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 used to keep a bunch of stuff ilke that in my desk drawer but_comma_ I've gotten lazy and haven't been back to the store in a whi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06_conv:16412</text:p>
          </table:table-cell>
          <table:table-cell table:style-name="ce2" office:value-type="string" calcext:value-type="string">
            <text:p>sad</text:p>
          </table:table-cell>
          <table:table-cell table:style-name="ce4" office:value-type="string" calcext:value-type="string">
            <text:p>My Pet parrot died yesterday.</text:p>
          </table:table-cell>
          <table:table-cell table:style-name="ce2" office:value-type="float" office:value="244" calcext:value-type="float">
            <text:p>244</text:p>
          </table:table-cell>
          <table:table-cell table:style-name="ce4" office:value-type="string" calcext:value-type="string">
            <text:p>My Pet parrot died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Are you going to get an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n't think so. <text:s/>They're quite a bit of responsibility. I'd like freedom to travel et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Probably best to also take time to process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too. Thanks. <text:s/>I'm sure I'll b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27_conv:16854</text:p>
          </table:table-cell>
          <table:table-cell table:style-name="ce2" office:value-type="string" calcext:value-type="string">
            <text:p>annoyed</text:p>
          </table:table-cell>
          <table:table-cell table:style-name="ce4" office:value-type="string" calcext:value-type="string">
            <text:p>It's crazy the amount of people running the red light near my house every day. So frustrating.</text:p>
          </table:table-cell>
          <table:table-cell table:style-name="ce2" office:value-type="float" office:value="332" calcext:value-type="float">
            <text:p>332</text:p>
          </table:table-cell>
          <table:table-cell table:style-name="ce4" office:value-type="string" calcext:value-type="string">
            <text:p>It's crazy the amount of drivers running a red light near my house every da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very danger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_comma_ it is. I think that red light needs a traffic camera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would help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69_conv:4938</text:p>
          </table:table-cell>
          <table:table-cell table:style-name="ce2" office:value-type="string" calcext:value-type="string">
            <text:p>surprised</text:p>
          </table:table-cell>
          <table:table-cell table:style-name="ce4" office:value-type="string" calcext:value-type="string">
            <text:p>I got a visit from my uncle I wasn't expecting</text:p>
          </table:table-cell>
          <table:table-cell table:style-name="ce2" office:value-type="float" office:value="267" calcext:value-type="float">
            <text:p>267</text:p>
          </table:table-cell>
          <table:table-cell table:style-name="ce4" office:value-type="string" calcext:value-type="string">
            <text:p>I got a visit from my uncle I wasn't expec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I guess that might have been a nice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real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s great! Did you catch up or go do fun things together_comma_ perhaps bo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7_conv:1615</text:p>
          </table:table-cell>
          <table:table-cell table:style-name="ce2" office:value-type="string" calcext:value-type="string">
            <text:p>anxious</text:p>
          </table:table-cell>
          <table:table-cell table:style-name="ce4" office:value-type="string" calcext:value-type="string">
            <text:p>I had an exam to write that I was not well prepared for </text:p>
          </table:table-cell>
          <table:table-cell table:style-name="ce2" office:value-type="float" office:value="237" calcext:value-type="float">
            <text:p>237</text:p>
          </table:table-cell>
          <table:table-cell table:style-name="ce4" office:value-type="string" calcext:value-type="string">
            <text:p>I paid for a certification exam and had a terrible accident that kept me bed ridden in the hospital I got out and realized I had just 5 days to my exam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ose kind of exams are really important. Did you study before the acc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was in the hopital for like 3 weeks. I studied and work with the equipments everyday <text:s/>but still I felt anxious when I got to the exam center because I didn't have enough time to revise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Man that is just awful though that happened to you. What was the out come of the ex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was just one mark from the cut of. fail mark was 64 i got 65_comma_ it was a narrow escape..ha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48_conv:11296</text:p>
          </table:table-cell>
          <table:table-cell table:style-name="ce2" office:value-type="string" calcext:value-type="string">
            <text:p>impressed</text:p>
          </table:table-cell>
          <table:table-cell table:style-name="ce4" office:value-type="string" calcext:value-type="string">
            <text:p>My son started writting. He is three years old. He is making so much progress.</text:p>
          </table:table-cell>
          <table:table-cell table:style-name="ce2" office:value-type="float" office:value="7" calcext:value-type="float">
            <text:p>7</text:p>
          </table:table-cell>
          <table:table-cell table:style-name="ce4" office:value-type="string" calcext:value-type="string">
            <text:p>My son started writting. He is three years old. He is making so much progre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ow! That i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keep helping him to pratice. It is really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ill he be in school this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_conv:16</text:p>
          </table:table-cell>
          <table:table-cell table:style-name="ce2" office:value-type="string" calcext:value-type="string">
            <text:p>prepared</text:p>
          </table:table-cell>
          <table:table-cell table:style-name="ce4" office:value-type="string" calcext:value-type="string">
            <text:p>I had my entire house boarded up when the hurricane came.</text:p>
          </table:table-cell>
          <table:table-cell table:style-name="ce2" office:value-type="float" office:value="4" calcext:value-type="float">
            <text:p>4</text:p>
          </table:table-cell>
          <table:table-cell table:style-name="ce4" office:value-type="string" calcext:value-type="string">
            <text:p>I had to board my entire house when the hurricane was com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WOW! Did it do any dam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 luckily the house was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That is great. I would have been scared to death. Was it rec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31_conv:8663</text:p>
          </table:table-cell>
          <table:table-cell table:style-name="ce2" office:value-type="string" calcext:value-type="string">
            <text:p>apprehensive</text:p>
          </table:table-cell>
          <table:table-cell table:style-name="ce4" office:value-type="string" calcext:value-type="string">
            <text:p>A co-worker mentioned that we were going to have a lot of work coming up. <text:s/>I hope it isn't too bad</text:p>
          </table:table-cell>
          <table:table-cell table:style-name="ce2" office:value-type="float" office:value="111" calcext:value-type="float">
            <text:p>111</text:p>
          </table:table-cell>
          <table:table-cell table:style-name="ce4" office:value-type="string" calcext:value-type="string">
            <text:p>A co-worker told me we were going to have a lot of work coming u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s that good or bad? <text:s/>Sometimes extra work can be a blessing_comma_ unless you are salaried_comma_ then it's just more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Bad if anything_comma_ I just hope it isn't overwhelm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ope so too. <text:s/>What kind of work i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81_conv:17563</text:p>
          </table:table-cell>
          <table:table-cell table:style-name="ce2" office:value-type="string" calcext:value-type="string">
            <text:p>excited</text:p>
          </table:table-cell>
          <table:table-cell table:style-name="ce4" office:value-type="string" calcext:value-type="string">
            <text:p>This Sunday my family and I are going on a trip to the lake to go fishing. I'm looking forward to it as I haven't been fishing in a long time.</text:p>
          </table:table-cell>
          <table:table-cell table:style-name="ce2" office:value-type="float" office:value="545" calcext:value-type="float">
            <text:p>545</text:p>
          </table:table-cell>
          <table:table-cell table:style-name="ce4" office:value-type="string" calcext:value-type="string">
            <text:p>We're taking a family trip to the lake this Sunday to go fishing. I'm looking forward to it_comma_ since I really like fishing but haven't been in a whi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reat_comma_ I have never been fishing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s pretty relaxing! It doesn't require much out of you_comma_ so if you enjoy being out with nature (and getting something good to eat while you're doing it)_comma_ it's a fu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il give it a shot some tim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7_conv:6055</text:p>
          </table:table-cell>
          <table:table-cell table:style-name="ce2" office:value-type="string" calcext:value-type="string">
            <text:p>angry</text:p>
          </table:table-cell>
          <table:table-cell table:style-name="ce4" office:value-type="string" calcext:value-type="string">
            <text:p>I am angry with how my neighbors talk to their dogs. They yell at them everytime they go outside for the MINUTES they are out there and they get harassed the whole time until they don't want to get off the porch..then they get yelled at more!</text:p>
          </table:table-cell>
          <table:table-cell table:style-name="ce2" office:value-type="float" office:value="296" calcext:value-type="float">
            <text:p>296</text:p>
          </table:table-cell>
          <table:table-cell table:style-name="ce4" office:value-type="string" calcext:value-type="string">
            <text:p>I am angry with how my neighbors talk to their dog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can't stand people who treat animals horrib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y yell at them everytime they go outside for the MINUTES they are out there and they get harassed the whole time until they don't want to get off the porch..then they get yelled at more! I rehabilitate dogs from such issues..and this gal is GIVING them complex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hope you call the cops on them_comma_ so they can go to jail for animal ab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68_conv:14136</text:p>
          </table:table-cell>
          <table:table-cell table:style-name="ce2" office:value-type="string" calcext:value-type="string">
            <text:p>guilty</text:p>
          </table:table-cell>
          <table:table-cell table:style-name="ce4" office:value-type="string" calcext:value-type="string">
            <text:p>My friend got a girlfriend recently. I don't have one so I felt bad that I kinda wanted his relationship to go badly.</text:p>
          </table:table-cell>
          <table:table-cell table:style-name="ce2" office:value-type="float" office:value="55" calcext:value-type="float">
            <text:p>55</text:p>
          </table:table-cell>
          <table:table-cell table:style-name="ce4" office:value-type="string" calcext:value-type="string">
            <text:p>I feel bad that my friend is in a relationship and I secretly hope it doesn't go we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well that doesn't sound good. But_comma_ maybe you have good reas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He's kinda a bad person overall so I guess I feel that it's unfair that he is in a relationship and I'm not. In my gut_comma_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well_comma_ in all honesty_comma_ it probably won't last if he's a bad guy any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6_conv:1693</text:p>
          </table:table-cell>
          <table:table-cell table:style-name="ce2" office:value-type="string" calcext:value-type="string">
            <text:p>sad</text:p>
          </table:table-cell>
          <table:table-cell table:style-name="ce4" office:value-type="string" calcext:value-type="string">
            <text:p>I'm blue that my parents have dementia now.</text:p>
          </table:table-cell>
          <table:table-cell table:style-name="ce2" office:value-type="float" office:value="225" calcext:value-type="float">
            <text:p>225</text:p>
          </table:table-cell>
          <table:table-cell table:style-name="ce4" office:value-type="string" calcext:value-type="string">
            <text:p>I'm upset these days that both of my parents have dementia now and most of the time don't even know who I am. Makes me feel very al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6" calcext:value-type="float">
            <text:p>216</text:p>
          </table:table-cell>
          <table:table-cell table:style-name="ce4" office:value-type="string" calcext:value-type="string">
            <text:p>That must be very hard on you_comma_ I'm sorry to hear that. It must be very scary to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 is like they are dead already without the funer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6" calcext:value-type="float">
            <text:p>216</text:p>
          </table:table-cell>
          <table:table-cell table:style-name="ce4" office:value-type="string" calcext:value-type="string">
            <text:p>Is there anything that can be done from a medical standpoi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51_conv:2702</text:p>
          </table:table-cell>
          <table:table-cell table:style-name="ce2" office:value-type="string" calcext:value-type="string">
            <text:p>joyful</text:p>
          </table:table-cell>
          <table:table-cell table:style-name="ce4" office:value-type="string" calcext:value-type="string">
            <text:p>I fixed my plant hanger today with a new hook screw that had been stripped and broken for a couple weeks.</text:p>
          </table:table-cell>
          <table:table-cell table:style-name="ce2" office:value-type="float" office:value="308" calcext:value-type="float">
            <text:p>308</text:p>
          </table:table-cell>
          <table:table-cell table:style-name="ce4" office:value-type="string" calcext:value-type="string">
            <text:p>I was so excited and happy after my wood glue and toothpick trick worked_comma_ and it held the scre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That sound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8" calcext:value-type="float">
            <text:p>308</text:p>
          </table:table-cell>
          <table:table-cell table:style-name="ce4" office:value-type="string" calcext:value-type="string">
            <text:p>Yes it was_comma_ and so far the screw is holding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m glad that worked out for you_comma_ it could have gone in a completely differen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8" calcext:value-type="float">
            <text:p>308</text:p>
          </table:table-cell>
          <table:table-cell table:style-name="ce4" office:value-type="string" calcext:value-type="string">
            <text:p>Absolutely_comma_ my first two attempts did not work so well so this was a super pleasant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Yay you! I hope your next project turns out just a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43_conv:8487</text:p>
          </table:table-cell>
          <table:table-cell table:style-name="ce2" office:value-type="string" calcext:value-type="string">
            <text:p>terrified</text:p>
          </table:table-cell>
          <table:table-cell table:style-name="ce4" office:value-type="string" calcext:value-type="string">
            <text:p>I was coming home from shopping yesterday and there was a horrible wreck and the ambulance hadn't got there yet.</text:p>
          </table:table-cell>
          <table:table-cell table:style-name="ce2" office:value-type="float" office:value="40" calcext:value-type="float">
            <text:p>40</text:p>
          </table:table-cell>
          <table:table-cell table:style-name="ce4" office:value-type="string" calcext:value-type="string">
            <text:p>Ran upon a horrible wreck going home yesterday. One person was laying on the ground. The other girl hit her face and had blood all over it but was conscienc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That's scary. I wonder if they mad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 can't find out. <text:s/>The one on the ground I was worried about. she wasn't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Maybe you will see something in the news in the next day or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A girl I know was walking along the road and got killed by a car only a week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ow_comma_ you must be depressed. Life is sh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Very shocking to say the least_comma_ 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81_conv:19362</text:p>
          </table:table-cell>
          <table:table-cell table:style-name="ce2" office:value-type="string" calcext:value-type="string">
            <text:p>surprised</text:p>
          </table:table-cell>
          <table:table-cell table:style-name="ce4" office:value-type="string" calcext:value-type="string">
            <text:p>I was at Taco Bell and someone paid for my food! I couldn't believe it!</text:p>
          </table:table-cell>
          <table:table-cell table:style-name="ce2" office:value-type="float" office:value="241" calcext:value-type="float">
            <text:p>241</text:p>
          </table:table-cell>
          <table:table-cell table:style-name="ce4" office:value-type="string" calcext:value-type="string">
            <text:p>I was at Taco Bell and someone paid for my food! I couldn't believe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is pretty awesome my du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was tempted to pay for the person behind me_comma_ but im a little short on money. I shouldn't have been there anyw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Man that would of been cool but thinking about that wa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3_conv:767</text:p>
          </table:table-cell>
          <table:table-cell table:style-name="ce2" office:value-type="string" calcext:value-type="string">
            <text:p>impressed</text:p>
          </table:table-cell>
          <table:table-cell table:style-name="ce4" office:value-type="string" calcext:value-type="string">
            <text:p>I felt this way when I attended Disney World.</text:p>
          </table:table-cell>
          <table:table-cell table:style-name="ce2" office:value-type="float" office:value="123" calcext:value-type="float">
            <text:p>123</text:p>
          </table:table-cell>
          <table:table-cell table:style-name="ce4" office:value-type="string" calcext:value-type="string">
            <text:p>I can't wait for next februa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hat is happening in Febru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m going to Disney World with my family for the firs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Good for you.You are going to have the time of you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can't wait_comma_ everyone says it is the most magical place on Ear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4_conv:1968</text:p>
          </table:table-cell>
          <table:table-cell table:style-name="ce2" office:value-type="string" calcext:value-type="string">
            <text:p>ashamed</text:p>
          </table:table-cell>
          <table:table-cell table:style-name="ce4" office:value-type="string" calcext:value-type="string">
            <text:p>I lied to my girlfriend about how much education I had</text:p>
          </table:table-cell>
          <table:table-cell table:style-name="ce2" office:value-type="float" office:value="273" calcext:value-type="float">
            <text:p>273</text:p>
          </table:table-cell>
          <table:table-cell table:style-name="ce4" office:value-type="string" calcext:value-type="string">
            <text:p>So_comma_ I lied to my girlfriend about how much education I h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would you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 because she's a little older and I felt like I was lagging behind her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not sure I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_comma_ basically she had already graduated and had a good job_comma_ and I was someone who hadn't completed college yet. But I wanted her to stay with me and not break up_comma_ so I l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27_conv:12255</text:p>
          </table:table-cell>
          <table:table-cell table:style-name="ce2" office:value-type="string" calcext:value-type="string">
            <text:p>embarrassed</text:p>
          </table:table-cell>
          <table:table-cell table:style-name="ce4" office:value-type="string" calcext:value-type="string">
            <text:p>The last time I went to the fair_comma_ I tripped over a big cord and fell down. There were so many people around and I wanted to run and hide!</text:p>
          </table:table-cell>
          <table:table-cell table:style-name="ce2" office:value-type="float" office:value="45" calcext:value-type="float">
            <text:p>45</text:p>
          </table:table-cell>
          <table:table-cell table:style-name="ce4" office:value-type="string" calcext:value-type="string">
            <text:p>The last time I went to the fair_comma_ I tripped over a big cord. This led to me having one of those running falls_comma_ that seem to last forever! I wanted to disappear at that mom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not many people notic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 no_comma_ there were tons of people that noticed lol. I can laugh now_comma_ but not at that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can imagine_comma_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59_conv:4118</text:p>
          </table:table-cell>
          <table:table-cell table:style-name="ce2" office:value-type="string" calcext:value-type="string">
            <text:p>guilty</text:p>
          </table:table-cell>
          <table:table-cell table:style-name="ce4" office:value-type="string" calcext:value-type="string">
            <text:p>I accidentally threw out my co-worker's lunch today at work. I felt so bad.</text:p>
          </table:table-cell>
          <table:table-cell table:style-name="ce2" office:value-type="float" office:value="209" calcext:value-type="float">
            <text:p>209</text:p>
          </table:table-cell>
          <table:table-cell table:style-name="ce4" office:value-type="string" calcext:value-type="string">
            <text:p>So_comma_ I accidentally threw out my co-worker's lunch today at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That happens sometimes. <text:s/>Was it mistaken for something that might have been sitting there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eah_comma_ it was when I was gathering up my trash when I was wrapping up my lunch_comma_ so it was an honest mistake. I felt pretty awful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m sure if you explain it to them_comma_ and maybe treat them to lunch another day_comma_ they'll forgive you_comma_ if they haven't alrea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8_conv:4376</text:p>
          </table:table-cell>
          <table:table-cell table:style-name="ce2" office:value-type="string" calcext:value-type="string">
            <text:p>excited</text:p>
          </table:table-cell>
          <table:table-cell table:style-name="ce4" office:value-type="string" calcext:value-type="string">
            <text:p>I was super excited when I got my new phone! I saved up for a few weeks for it.</text:p>
          </table:table-cell>
          <table:table-cell table:style-name="ce2" office:value-type="float" office:value="296" calcext:value-type="float">
            <text:p>296</text:p>
          </table:table-cell>
          <table:table-cell table:style-name="ce4" office:value-type="string" calcext:value-type="string">
            <text:p>I just got a new phone. It was the one I wanted and for a great deal! I don't like spending money but I figured the better one would last longer.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a good phone is something everyone must ha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it's helpful in my rough neighborhood to have a good working phone and video. Also I use it for work. I love having an xperia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ou're the first person i know that has an xperi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04_conv:4608</text:p>
          </table:table-cell>
          <table:table-cell table:style-name="ce2" office:value-type="string" calcext:value-type="string">
            <text:p>apprehensive</text:p>
          </table:table-cell>
          <table:table-cell table:style-name="ce4" office:value-type="string" calcext:value-type="string">
            <text:p>I'm thinking about becoming a vegan_comma_ but I'm not so sure I can do it.</text:p>
          </table:table-cell>
          <table:table-cell table:style-name="ce2" office:value-type="float" office:value="286" calcext:value-type="float">
            <text:p>286</text:p>
          </table:table-cell>
          <table:table-cell table:style-name="ce4" office:value-type="string" calcext:value-type="string">
            <text:p>I considered becoming a vegan_comma_ but I'm not so sure if it'll work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never tried and never will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like the idea of it_comma_ for moral reasons_comma_ but I can't imagine I'd like any of the f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what I think. Plus I'd miss bacon to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26_conv:16653</text:p>
          </table:table-cell>
          <table:table-cell table:style-name="ce2" office:value-type="string" calcext:value-type="string">
            <text:p>lonely</text:p>
          </table:table-cell>
          <table:table-cell table:style-name="ce4" office:value-type="string" calcext:value-type="string">
            <text:p>My family left on a trip out of the country today. <text:s/>I am all alone for two weeks.</text:p>
          </table:table-cell>
          <table:table-cell table:style-name="ce2" office:value-type="float" office:value="274" calcext:value-type="float">
            <text:p>274</text:p>
          </table:table-cell>
          <table:table-cell table:style-name="ce4" office:value-type="string" calcext:value-type="string">
            <text:p>I took the family to the airport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here are they hea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verseas. <text:s/>I am all alone for two weeks. <text:s/>Gonna be quiet around here for a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Some free time to yourself! Maybe you can catch up on some guilty pleasures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30_conv:4460</text:p>
          </table:table-cell>
          <table:table-cell table:style-name="ce2" office:value-type="string" calcext:value-type="string">
            <text:p>joyful</text:p>
          </table:table-cell>
          <table:table-cell table:style-name="ce4" office:value-type="string" calcext:value-type="string">
            <text:p>I'm always happy around my two daughters.</text:p>
          </table:table-cell>
          <table:table-cell table:style-name="ce2" office:value-type="float" office:value="225" calcext:value-type="float">
            <text:p>225</text:p>
          </table:table-cell>
          <table:table-cell table:style-name="ce4" office:value-type="string" calcext:value-type="string">
            <text:p>My two daughters make me happy in my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kids are a ble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ve never experienced anything a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Enjoy it because they grow up so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61_conv:15323</text:p>
          </table:table-cell>
          <table:table-cell table:style-name="ce2" office:value-type="string" calcext:value-type="string">
            <text:p>grateful</text:p>
          </table:table-cell>
          <table:table-cell table:style-name="ce4" office:value-type="string" calcext:value-type="string">
            <text:p>I've been having some financial problems lately and my family has helped a lot. I appreciate their help a lot.</text:p>
          </table:table-cell>
          <table:table-cell table:style-name="ce2" office:value-type="float" office:value="77" calcext:value-type="float">
            <text:p>77</text:p>
          </table:table-cell>
          <table:table-cell table:style-name="ce4" office:value-type="string" calcext:value-type="string">
            <text:p>I've been having some financial problems lately and my family has helped a lot. I appreciate their help a lo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5" calcext:value-type="float">
            <text:p>605</text:p>
          </table:table-cell>
          <table:table-cell table:style-name="ce4" office:value-type="string" calcext:value-type="string">
            <text:p>It is so nice to have family be able to back you up in a time of need. Have you been able to catch up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Yes that's true. And I did actually! Doing just fin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5" calcext:value-type="float">
            <text:p>605</text:p>
          </table:table-cell>
          <table:table-cell table:style-name="ce4" office:value-type="string" calcext:value-type="string">
            <text:p>That is wonderful! Great wait to start the upcoming holiday s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01_conv:22203</text:p>
          </table:table-cell>
          <table:table-cell table:style-name="ce2" office:value-type="string" calcext:value-type="string">
            <text:p>apprehensive</text:p>
          </table:table-cell>
          <table:table-cell table:style-name="ce4" office:value-type="string" calcext:value-type="string">
            <text:p>I was anxious when applying for collage_comma_ I was unsure if I knew which classes I wanted to take.</text:p>
          </table:table-cell>
          <table:table-cell table:style-name="ce2" office:value-type="float" office:value="795" calcext:value-type="float">
            <text:p>795</text:p>
          </table:table-cell>
          <table:table-cell table:style-name="ce4" office:value-type="string" calcext:value-type="string">
            <text:p>Collage is stressful_comma_ since it's my first year i'm nervous about choosing class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5" calcext:value-type="float">
            <text:p>495</text:p>
          </table:table-cell>
          <table:table-cell table:style-name="ce4" office:value-type="string" calcext:value-type="string">
            <text:p>I understand. But think there will be many new people_comma_ so you will not be the only one in the same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5" calcext:value-type="float">
            <text:p>795</text:p>
          </table:table-cell>
          <table:table-cell table:style-name="ce4" office:value-type="string" calcext:value-type="string">
            <text:p>I'm sure I won't feel out of place_comma_ but I get anxious with so many options for a degre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5" calcext:value-type="float">
            <text:p>495</text:p>
          </table:table-cell>
          <table:table-cell table:style-name="ce4" office:value-type="string" calcext:value-type="string">
            <text:p>What are your favourites option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97_conv:14594</text:p>
          </table:table-cell>
          <table:table-cell table:style-name="ce2" office:value-type="string" calcext:value-type="string">
            <text:p>disappointed</text:p>
          </table:table-cell>
          <table:table-cell table:style-name="ce4" office:value-type="string" calcext:value-type="string">
            <text:p>i was sad when i couldnt go home on time</text:p>
          </table:table-cell>
          <table:table-cell table:style-name="ce2" office:value-type="float" office:value="238" calcext:value-type="float">
            <text:p>238</text:p>
          </table:table-cell>
          <table:table-cell table:style-name="ce4" office:value-type="string" calcext:value-type="string">
            <text:p>i was sad when i couldnt go home on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at do you mean? did you get stuck somew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t stuck at work working on a f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lammee_comma_ did you atleast finish up the fi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39_conv:16478</text:p>
          </table:table-cell>
          <table:table-cell table:style-name="ce2" office:value-type="string" calcext:value-type="string">
            <text:p>furious</text:p>
          </table:table-cell>
          <table:table-cell table:style-name="ce4" office:value-type="string" calcext:value-type="string">
            <text:p>I've been waiting all day for this maintenance guy to come. They guaranteed me he would come within this 3-hour window_comma_ and that it would be today. Looks like it'll be neither. Love wasting time!</text:p>
          </table:table-cell>
          <table:table-cell table:style-name="ce2" office:value-type="float" office:value="273" calcext:value-type="float">
            <text:p>273</text:p>
          </table:table-cell>
          <table:table-cell table:style-name="ce4" office:value-type="string" calcext:value-type="string">
            <text:p>I've been waiting all day for this maintenance guy to come. They guaranteed me he would come within this 3-hour window_comma_ and that it would be today. Looks like it'll be neither. Love wasting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gosh that is horrible! Did you try to call the company? next time chooe a company that guarantees they will come or the service is f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t's for internet. Not much I can do in terms of calling other people to come. They just gave me some standard excuse_comma_ and told me that they'd be there at some point soon. I wish there was more selection for IS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yes_comma_ i understand_comma_ i had no choice either. there is only one provider in my ar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4_conv:6568</text:p>
          </table:table-cell>
          <table:table-cell table:style-name="ce2" office:value-type="string" calcext:value-type="string">
            <text:p>proud</text:p>
          </table:table-cell>
          <table:table-cell table:style-name="ce4" office:value-type="string" calcext:value-type="string">
            <text:p>My daughter just graduated college with honors. she is the first one in the past 3 generations to go to college.</text:p>
          </table:table-cell>
          <table:table-cell table:style-name="ce2" office:value-type="float" office:value="243" calcext:value-type="float">
            <text:p>243</text:p>
          </table:table-cell>
          <table:table-cell table:style-name="ce4" office:value-type="string" calcext:value-type="string">
            <text:p>My daughter just graduated college with hono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Congratulations.You must be very prou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nks! I sure am. She is the first in 3 generations to even go to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ure she will graduate with honors and get a great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9_conv:3798</text:p>
          </table:table-cell>
          <table:table-cell table:style-name="ce2" office:value-type="string" calcext:value-type="string">
            <text:p>sentimental</text:p>
          </table:table-cell>
          <table:table-cell table:style-name="ce4" office:value-type="string" calcext:value-type="string">
            <text:p>I get sentimental about my brothers_comma_ they are very important to me</text:p>
          </table:table-cell>
          <table:table-cell table:style-name="ce2" office:value-type="float" office:value="10" calcext:value-type="float">
            <text:p>10</text:p>
          </table:table-cell>
          <table:table-cell table:style-name="ce4" office:value-type="string" calcext:value-type="string">
            <text:p>I get sentimental about my brothers_comma_ they are very important to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are they alive or g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y are here_comma_ hopefully for my whole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es they will believe i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42_conv:17885</text:p>
          </table:table-cell>
          <table:table-cell table:style-name="ce2" office:value-type="string" calcext:value-type="string">
            <text:p>furious</text:p>
          </table:table-cell>
          <table:table-cell table:style-name="ce4" office:value-type="string" calcext:value-type="string">
            <text:p>I cant believe I got in a wreck today. Some one cut in front of me and slammed their brakes. I cant stand people that drive so dangerously.</text:p>
          </table:table-cell>
          <table:table-cell table:style-name="ce2" office:value-type="float" office:value="297" calcext:value-type="float">
            <text:p>297</text:p>
          </table:table-cell>
          <table:table-cell table:style-name="ce4" office:value-type="string" calcext:value-type="string">
            <text:p>I got in a wreck today. Someone cut me off on a wet road and slammed their brakes causing me to wreck. It makes me furious someone can drive so dangerous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Did it do much damage to your c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enough to have it get fixed. I was so mad. I had a big meeting at work that I had to mi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I hope they had insurance at le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9_conv:6698</text:p>
          </table:table-cell>
          <table:table-cell table:style-name="ce2" office:value-type="string" calcext:value-type="string">
            <text:p>grateful</text:p>
          </table:table-cell>
          <table:table-cell table:style-name="ce4" office:value-type="string" calcext:value-type="string">
            <text:p>I don't know what I would do without my parents. They live close by me and are always helping me out.</text:p>
          </table:table-cell>
          <table:table-cell table:style-name="ce2" office:value-type="float" office:value="243" calcext:value-type="float">
            <text:p>243</text:p>
          </table:table-cell>
          <table:table-cell table:style-name="ce4" office:value-type="string" calcext:value-type="string">
            <text:p>I don't know what I would do without my paren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Me either_comma_ <text:s/>they have done so much for me in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ey live so close to me and they are always helping 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ow_comma_ thats so nice. <text:s/>there are alot of people in life who have no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_conv:2048</text:p>
          </table:table-cell>
          <table:table-cell table:style-name="ce2" office:value-type="string" calcext:value-type="string">
            <text:p>caring</text:p>
          </table:table-cell>
          <table:table-cell table:style-name="ce4" office:value-type="string" calcext:value-type="string">
            <text:p>When my son was born.</text:p>
          </table:table-cell>
          <table:table-cell table:style-name="ce2" office:value-type="float" office:value="238" calcext:value-type="float">
            <text:p>238</text:p>
          </table:table-cell>
          <table:table-cell table:style-name="ce4" office:value-type="string" calcext:value-type="string">
            <text:p>When my son was born i felt joyful and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bet you did_comma_ did you want a boy instead of a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t didnt matter as long as they were healt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a good mindset_comma_ I wish you the best of luck with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4_conv:19848</text:p>
          </table:table-cell>
          <table:table-cell table:style-name="ce2" office:value-type="string" calcext:value-type="string">
            <text:p>hopeful</text:p>
          </table:table-cell>
          <table:table-cell table:style-name="ce4" office:value-type="string" calcext:value-type="string">
            <text:p>I hope to get engaged soon_comma_ I have been with my boyfriend for 6 years</text:p>
          </table:table-cell>
          <table:table-cell table:style-name="ce2" office:value-type="float" office:value="247" calcext:value-type="float">
            <text:p>247</text:p>
          </table:table-cell>
          <table:table-cell table:style-name="ce4" office:value-type="string" calcext:value-type="string">
            <text:p>I hope to get engaged soon_comma_ I have been with my boyfriend for 6 yea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ope so too! Do you know if he is planning on proposing anytim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e have talked a lot about getting married_comma_ but I don't think we're ready for kids_comma_ so we're taking our time to get marri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Bah_comma_ he should just do it already! In the wise words of the late Rhiana: ""If you like it you should put a ring o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_conv:503</text:p>
          </table:table-cell>
          <table:table-cell table:style-name="ce2" office:value-type="string" calcext:value-type="string">
            <text:p>confident</text:p>
          </table:table-cell>
          <table:table-cell table:style-name="ce4" office:value-type="string" calcext:value-type="string">
            <text:p>I had a great day at work today; I really killed it!</text:p>
          </table:table-cell>
          <table:table-cell table:style-name="ce2" office:value-type="float" office:value="110" calcext:value-type="float">
            <text:p>110</text:p>
          </table:table-cell>
          <table:table-cell table:style-name="ce4" office:value-type="string" calcext:value-type="string">
            <text:p>I had a great day at work today! <text:s/>We are working on some pretty complex accounting_comma_ and I've had to do a lot of prep at nigh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7" calcext:value-type="float">
            <text:p>107</text:p>
          </table:table-cell>
          <table:table-cell table:style-name="ce4" office:value-type="string" calcext:value-type="string">
            <text:p>That's really awesome_comma_ what makes it so complex?</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There are many different variables that need to be taken into account-- things that I don't usually deal with on a day to day basis. <text:s/>But my extra prep at night has made it so that it's seeming ea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7" calcext:value-type="float">
            <text:p>107</text:p>
          </table:table-cell>
          <table:table-cell table:style-name="ce4" office:value-type="string" calcext:value-type="string">
            <text:p>Well that's really great that you were able to prepare so much_comma_ obviously you know what you're doing! Do you usually have to prep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Not usually; this is an unusual ca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04_conv:22808</text:p>
          </table:table-cell>
          <table:table-cell table:style-name="ce2" office:value-type="string" calcext:value-type="string">
            <text:p>jealous</text:p>
          </table:table-cell>
          <table:table-cell table:style-name="ce4" office:value-type="string" calcext:value-type="string">
            <text:p>My neighbor got a brand new car when he is not even working</text:p>
          </table:table-cell>
          <table:table-cell table:style-name="ce2" office:value-type="float" office:value="46" calcext:value-type="float">
            <text:p>46</text:p>
          </table:table-cell>
          <table:table-cell table:style-name="ce4" office:value-type="string" calcext:value-type="string">
            <text:p>I cant believe my neighbor. He is not even working and bought a brand new c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What kind of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ts a brand new Camero. I work two jobs and i cant get a new car but he can pf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Perhaps he's a meth deal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84_conv:15569</text:p>
          </table:table-cell>
          <table:table-cell table:style-name="ce2" office:value-type="string" calcext:value-type="string">
            <text:p>impressed</text:p>
          </table:table-cell>
          <table:table-cell table:style-name="ce4" office:value-type="string" calcext:value-type="string">
            <text:p>My little brother did so good on his finals. I was shocked considering he did not study.</text:p>
          </table:table-cell>
          <table:table-cell table:style-name="ce2" office:value-type="float" office:value="567" calcext:value-type="float">
            <text:p>567</text:p>
          </table:table-cell>
          <table:table-cell table:style-name="ce4" office:value-type="string" calcext:value-type="string">
            <text:p>So my little brother barely passed his finals to become a cop! I could not beleive i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great that he passed though! <text:s/>ARe you happ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m very happy_comma_ but all he do through school was party and never study. Im shock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 at least he passed - that's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s it is. Im happy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24_conv:7048</text:p>
          </table:table-cell>
          <table:table-cell table:style-name="ce2" office:value-type="string" calcext:value-type="string">
            <text:p>hopeful</text:p>
          </table:table-cell>
          <table:table-cell table:style-name="ce4" office:value-type="string" calcext:value-type="string">
            <text:p>i was hoping to win the lottery last week</text:p>
          </table:table-cell>
          <table:table-cell table:style-name="ce2" office:value-type="float" office:value="238" calcext:value-type="float">
            <text:p>238</text:p>
          </table:table-cell>
          <table:table-cell table:style-name="ce4" office:value-type="string" calcext:value-type="string">
            <text:p>i was hoping to win the lottery las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would have been nice_comma_ gotta play to win as my grandma always sa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Do you play oft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52_conv:14505</text:p>
          </table:table-cell>
          <table:table-cell table:style-name="ce2" office:value-type="string" calcext:value-type="string">
            <text:p>hopeful</text:p>
          </table:table-cell>
          <table:table-cell table:style-name="ce4" office:value-type="string" calcext:value-type="string">
            <text:p>I often feel jealous of my friend</text:p>
          </table:table-cell>
          <table:table-cell table:style-name="ce2" office:value-type="float" office:value="202" calcext:value-type="float">
            <text:p>202</text:p>
          </table:table-cell>
          <table:table-cell table:style-name="ce4" office:value-type="string" calcext:value-type="string">
            <text:p>I often feel jealous of my fri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y is that?? what do they have that you dont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know its not right but he has the perfect girl_comma_ the perfect job and the looks to bo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h that can be hard to deal with_comma_ but I believe you will have it all one da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anks. I guess I have my own strengths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2_conv:1285</text:p>
          </table:table-cell>
          <table:table-cell table:style-name="ce2" office:value-type="string" calcext:value-type="string">
            <text:p>disgusted</text:p>
          </table:table-cell>
          <table:table-cell table:style-name="ce4" office:value-type="string" calcext:value-type="string">
            <text:p>On my way home from work_comma_ I stepped in a huge pile of dog mess. In my brand new gucci shoes_comma_ which were so expensive!</text:p>
          </table:table-cell>
          <table:table-cell table:style-name="ce2" office:value-type="float" office:value="190" calcext:value-type="float">
            <text:p>190</text:p>
          </table:table-cell>
          <table:table-cell table:style-name="ce4" office:value-type="string" calcext:value-type="string">
            <text:p>Just my luck I step into a huge pile of dog me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Dang_comma_ I hated that. At least it's not cow poop_comma_ that's wor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at is true_comma_ cow poop is much worst! But I was wearing brand new Gucci flip flop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Oh man_comma_ you gotta super clean it_comma_ have the professionals do it eve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6_conv:7473</text:p>
          </table:table-cell>
          <table:table-cell table:style-name="ce2" office:value-type="string" calcext:value-type="string">
            <text:p>angry</text:p>
          </table:table-cell>
          <table:table-cell table:style-name="ce4" office:value-type="string" calcext:value-type="string">
            <text:p>I was upset when my dog tore up my living room couch</text:p>
          </table:table-cell>
          <table:table-cell table:style-name="ce2" office:value-type="float" office:value="456" calcext:value-type="float">
            <text:p>456</text:p>
          </table:table-cell>
          <table:table-cell table:style-name="ce4" office:value-type="string" calcext:value-type="string">
            <text:p>I was very upset when I came home to find that my dog had torn up my living room sof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happened to me one. i had an american bulldog that had seperation anxiety and tore up my sofa cushions once. it was like a fluffy murder scene when i go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s horrible_comma_ but looking back in the future it will be funny hopefully. My dog I thought had been trained_comma_ but she clearly had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no. right now you are going crazy but it will be funny like you said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70_conv:22141</text:p>
          </table:table-cell>
          <table:table-cell table:style-name="ce2" office:value-type="string" calcext:value-type="string">
            <text:p>confident</text:p>
          </table:table-cell>
          <table:table-cell table:style-name="ce4" office:value-type="string" calcext:value-type="string">
            <text:p>I know I can make a lotta money on here if I keep working.</text:p>
          </table:table-cell>
          <table:table-cell table:style-name="ce2" office:value-type="float" office:value="14" calcext:value-type="float">
            <text:p>14</text:p>
          </table:table-cell>
          <table:table-cell table:style-name="ce4" office:value-type="string" calcext:value-type="string">
            <text:p>I have been looking into online work late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Have you found anything promi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I havent yet 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keep looking something is out there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8_conv:6697</text:p>
          </table:table-cell>
          <table:table-cell table:style-name="ce2" office:value-type="string" calcext:value-type="string">
            <text:p>proud</text:p>
          </table:table-cell>
          <table:table-cell table:style-name="ce4" office:value-type="string" calcext:value-type="string">
            <text:p>My daughter loves to sing. She was recently selected for a part in a travelling musical production of Beauty and the Beast.</text:p>
          </table:table-cell>
          <table:table-cell table:style-name="ce2" office:value-type="float" office:value="243" calcext:value-type="float">
            <text:p>243</text:p>
          </table:table-cell>
          <table:table-cell table:style-name="ce4" office:value-type="string" calcext:value-type="string">
            <text:p>My daughter loves to sing. She tried out for a musical recent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id she.How did it go?</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She got the part! It is in a travelling musical production of Beauty and the B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Congratulations.You probably are very proud of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35_conv:3071</text:p>
          </table:table-cell>
          <table:table-cell table:style-name="ce2" office:value-type="string" calcext:value-type="string">
            <text:p>prepared</text:p>
          </table:table-cell>
          <table:table-cell table:style-name="ce4" office:value-type="string" calcext:value-type="string">
            <text:p>One time I had a test to take. I studied and studied and got myself ready for it. When it came time to take it_comma_ it felt extremely easy.</text:p>
          </table:table-cell>
          <table:table-cell table:style-name="ce2" office:value-type="float" office:value="303" calcext:value-type="float">
            <text:p>303</text:p>
          </table:table-cell>
          <table:table-cell table:style-name="ce4" office:value-type="string" calcext:value-type="string">
            <text:p>Man_comma_ don't you hate when you have a test coming up and you procrastinate study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s.. I have a test coming up and I should be studying right now! <text:s/>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Hahaha_comma_ well_comma_ this is a pretty good use of your time as well though! But yea_comma_ it's so much easier when you study ahead of time. I don't know why I don't do it more often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ey say some of the smartest people are procrastinato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To be honest_comma_ I believe it. But maybe I'm just trying to make myself feel smart. Thanks for hearing me out_comma_ and I wish you luck on your 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2_conv:1124</text:p>
          </table:table-cell>
          <table:table-cell table:style-name="ce2" office:value-type="string" calcext:value-type="string">
            <text:p>grateful</text:p>
          </table:table-cell>
          <table:table-cell table:style-name="ce4" office:value-type="string" calcext:value-type="string">
            <text:p>I'm very appreciative of my family structure. They care about me a lot.</text:p>
          </table:table-cell>
          <table:table-cell table:style-name="ce2" office:value-type="float" office:value="64" calcext:value-type="float">
            <text:p>64</text:p>
          </table:table-cell>
          <table:table-cell table:style-name="ce4" office:value-type="string" calcext:value-type="string">
            <text:p>My family is very loving. They care about me so muc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That's good to have a loving family.</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gree. I hope you are also close to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I am i love them very much. However we live on opposite parts of the count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63_conv:10927</text:p>
          </table:table-cell>
          <table:table-cell table:style-name="ce2" office:value-type="string" calcext:value-type="string">
            <text:p>ashamed</text:p>
          </table:table-cell>
          <table:table-cell table:style-name="ce4" office:value-type="string" calcext:value-type="string">
            <text:p>I'm saving up for a new car but I drive a pretty old and ugly truck around at the moment.</text:p>
          </table:table-cell>
          <table:table-cell table:style-name="ce2" office:value-type="float" office:value="286" calcext:value-type="float">
            <text:p>286</text:p>
          </table:table-cell>
          <table:table-cell table:style-name="ce4" office:value-type="string" calcext:value-type="string">
            <text:p>I'm saving up for a new vehicle so I've been driving around an old ugly green truck in the mean time. It's a bit embarrassing being seen in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As long as it takes you from A to B and safe to drive that's all that matters:) I used to have 1995 camry and it looked old and beat up but it was the best car i've h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ve got to say_comma_ for an old truck it rarely gives me trouble and runs great! It's a 1995 Chev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feel like those type of cars are the most reliabl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69_conv:9139</text:p>
          </table:table-cell>
          <table:table-cell table:style-name="ce2" office:value-type="string" calcext:value-type="string">
            <text:p>joyful</text:p>
          </table:table-cell>
          <table:table-cell table:style-name="ce4" office:value-type="string" calcext:value-type="string">
            <text:p>Christmas is coming I can't wait for the joyous celebrations ahead</text:p>
          </table:table-cell>
          <table:table-cell table:style-name="ce2" office:value-type="float" office:value="237" calcext:value-type="float">
            <text:p>237</text:p>
          </table:table-cell>
          <table:table-cell table:style-name="ce4" office:value-type="string" calcext:value-type="string">
            <text:p>Christmas is coming I can't wait for the joyous celebrations ahe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Me too. Its always fun during Christma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t's the best time to gather around my family from far and w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4_conv:1169</text:p>
          </table:table-cell>
          <table:table-cell table:style-name="ce2" office:value-type="string" calcext:value-type="string">
            <text:p>afraid</text:p>
          </table:table-cell>
          <table:table-cell table:style-name="ce4" office:value-type="string" calcext:value-type="string">
            <text:p>I was in a neighbors house when they weren't there (I had a key) which was not uncommon. I heard voices and felt like there was a ghost in the house_comma_ </text:p>
          </table:table-cell>
          <table:table-cell table:style-name="ce2" office:value-type="float" office:value="186" calcext:value-type="float">
            <text:p>186</text:p>
          </table:table-cell>
          <table:table-cell table:style-name="ce4" office:value-type="string" calcext:value-type="string">
            <text:p>I was in a neighbors house when they weren't there (I had a key) which was not uncommon. I heard voices and felt like there was a ghost in the hou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Really_comma_ so what was your reaction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The neighbor had told me of ghosts_comma_ so I jumpted out of my seat and went outside in the rain to wait for my neighb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Wow_comma_ that's terrifying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Yeah_comma_ they said_comma_ ""Are you ready"" about three times before I bolted out the doo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74_conv:10149</text:p>
          </table:table-cell>
          <table:table-cell table:style-name="ce2" office:value-type="string" calcext:value-type="string">
            <text:p>annoyed</text:p>
          </table:table-cell>
          <table:table-cell table:style-name="ce4" office:value-type="string" calcext:value-type="string">
            <text:p>MY kids were up giggling all night. I am still so tired.</text:p>
          </table:table-cell>
          <table:table-cell table:style-name="ce2" office:value-type="float" office:value="27" calcext:value-type="float">
            <text:p>27</text:p>
          </table:table-cell>
          <table:table-cell table:style-name="ce4" office:value-type="string" calcext:value-type="string">
            <text:p>MY kids were up all nigh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 must have been a nightmare. How many do you have?</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2. They were just giggling and then would pretend to be asleep when I went in their room. I was exhausted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 can be rough. I know I've dealt with that with my kids by giving them each 10 minutes of solo time before they go to bed. Allows them to get their energy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should try that. They are 3 and 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t should work! Let them pick what you do for the 10 minutes_comma_ then move to the other one. I've done puzzles_comma_ read books_comma_ and solve Rubix cubes with mine. Good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24_conv:5648</text:p>
          </table:table-cell>
          <table:table-cell table:style-name="ce2" office:value-type="string" calcext:value-type="string">
            <text:p>surprised</text:p>
          </table:table-cell>
          <table:table-cell table:style-name="ce4" office:value-type="string" calcext:value-type="string">
            <text:p>I was so shocked when my aunt got me a computer for college. I was just happy</text:p>
          </table:table-cell>
          <table:table-cell table:style-name="ce2" office:value-type="float" office:value="126" calcext:value-type="float">
            <text:p>126</text:p>
          </table:table-cell>
          <table:table-cell table:style-name="ce4" office:value-type="string" calcext:value-type="string">
            <text:p>I was surprised when my aunt got me a computer for school. It was very nice of 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 is great! family is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 was grateful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can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3_conv:447</text:p>
          </table:table-cell>
          <table:table-cell table:style-name="ce2" office:value-type="string" calcext:value-type="string">
            <text:p>afraid</text:p>
          </table:table-cell>
          <table:table-cell table:style-name="ce4" office:value-type="string" calcext:value-type="string">
            <text:p>I am not afraid to admit this: I am 32 and afraid of the dark. The other day_comma_ my electricity went out due to a storm. It was dark_comma_ I couldn't find my phone or a light_comma_ so I screamed for my girlfriend to wake up. Am I embarrassed to say that_comma_ not at all_comma_ lol</text:p>
          </table:table-cell>
          <table:table-cell table:style-name="ce2" office:value-type="float" office:value="8" calcext:value-type="float">
            <text:p>8</text:p>
          </table:table-cell>
          <table:table-cell table:style-name="ce4" office:value-type="string" calcext:value-type="string">
            <text:p>I am not afraid to admit this: I am 32 and afraid of the dark. The other day_comma_ my electricity went out due to a storm. It was dark_comma_ I couldn't find my phone or a light_comma_ so I screamed for my girlfriend to wake up. Am I embarrassed to say that_comma_ not at all_comma_ l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3" calcext:value-type="float">
            <text:p>93</text:p>
          </table:table-cell>
          <table:table-cell table:style-name="ce4" office:value-type="string" calcext:value-type="string">
            <text:p>hahaha thats funny why are you still afraid of the d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am not scared of the dark. I am just scared of the things in the dark. And the ironic thing is_comma_ I don't even believe in the supernatural_comma_ so I am scared of the dark to just be scared of it_comma_ I thin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3" calcext:value-type="float">
            <text:p>93</text:p>
          </table:table-cell>
          <table:table-cell table:style-name="ce4" office:value-type="string" calcext:value-type="string">
            <text:p>OOO so you think something else is hiding in the dark and that's why your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Nope. I am just scared that in case there is the supernatural. It makes sense in my head;however_comma_ when I am saying it out loud_comma_ it doesnt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2_conv:18024</text:p>
          </table:table-cell>
          <table:table-cell table:style-name="ce2" office:value-type="string" calcext:value-type="string">
            <text:p>proud</text:p>
          </table:table-cell>
          <table:table-cell table:style-name="ce4" office:value-type="string" calcext:value-type="string">
            <text:p>My brother recently got his dream job_comma_ so I am very happy for him.</text:p>
          </table:table-cell>
          <table:table-cell table:style-name="ce2" office:value-type="float" office:value="332" calcext:value-type="float">
            <text:p>332</text:p>
          </table:table-cell>
          <table:table-cell table:style-name="ce4" office:value-type="string" calcext:value-type="string">
            <text:p>My brother just got his dream job recently_comma_ so I am very happy for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great news! <text:s/>I am sure he feels a great deal of accomplis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I think he does too. He worked hard for it_comma_ so I'd say he deserve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hope he enjoys his new job and can celeb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83_conv:14567</text:p>
          </table:table-cell>
          <table:table-cell table:style-name="ce2" office:value-type="string" calcext:value-type="string">
            <text:p>annoyed</text:p>
          </table:table-cell>
          <table:table-cell table:style-name="ce4" office:value-type="string" calcext:value-type="string">
            <text:p>i was irked when i couldnt get the day off</text:p>
          </table:table-cell>
          <table:table-cell table:style-name="ce2" office:value-type="float" office:value="238" calcext:value-type="float">
            <text:p>238</text:p>
          </table:table-cell>
          <table:table-cell table:style-name="ce4" office:value-type="string" calcext:value-type="string">
            <text:p>i was irked when i couldnt get the day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y? What wa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o much work to have time off approv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disappoint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33_conv:16267</text:p>
          </table:table-cell>
          <table:table-cell table:style-name="ce2" office:value-type="string" calcext:value-type="string">
            <text:p>surprised</text:p>
          </table:table-cell>
          <table:table-cell table:style-name="ce4" office:value-type="string" calcext:value-type="string">
            <text:p>I got a random box of diapers the other day_comma_ the size and brand that my son wears. It was just delivered to my house and had no return address or anything. I don't know who sent them but it was very nice of them!</text:p>
          </table:table-cell>
          <table:table-cell table:style-name="ce2" office:value-type="float" office:value="227" calcext:value-type="float">
            <text:p>227</text:p>
          </table:table-cell>
          <table:table-cell table:style-name="ce4" office:value-type="string" calcext:value-type="string">
            <text:p>I got a random box of diapers the other day_comma_ the size and brand that my son wears. It was just delivered to my house and had no return address or anything. I don't know who sent them but it was very nice of the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Wow! That is awesome! I wonder who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have no idea_comma_ I asked anyone I thought might have done it but everyone said it wasn'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as very kind of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54_conv:13508</text:p>
          </table:table-cell>
          <table:table-cell table:style-name="ce2" office:value-type="string" calcext:value-type="string">
            <text:p>afraid</text:p>
          </table:table-cell>
          <table:table-cell table:style-name="ce4" office:value-type="string" calcext:value-type="string">
            <text:p>i was scared walking home alone</text:p>
          </table:table-cell>
          <table:table-cell table:style-name="ce2" office:value-type="float" office:value="238" calcext:value-type="float">
            <text:p>238</text:p>
          </table:table-cell>
          <table:table-cell table:style-name="ce4" office:value-type="string" calcext:value-type="string">
            <text:p>i was scared walking home alon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Oh no_comma_ I hope you was paying attention to what was aroun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t was d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That is really scary when you are al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01_conv:3603</text:p>
          </table:table-cell>
          <table:table-cell table:style-name="ce2" office:value-type="string" calcext:value-type="string">
            <text:p>furious</text:p>
          </table:table-cell>
          <table:table-cell table:style-name="ce4" office:value-type="string" calcext:value-type="string">
            <text:p>I trusted my coworker to get the report printed by the deadline by he did not.</text:p>
          </table:table-cell>
          <table:table-cell table:style-name="ce2" office:value-type="float" office:value="59" calcext:value-type="float">
            <text:p>59</text:p>
          </table:table-cell>
          <table:table-cell table:style-name="ce4" office:value-type="string" calcext:value-type="string">
            <text:p>I trusted my coworker to type up an important report but he did no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So did you get in trouble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and its all my coworkers faul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 would make me so mad! <text:s text:c="2"/>I wouldn't even want to go to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_conv:2461</text:p>
          </table:table-cell>
          <table:table-cell table:style-name="ce2" office:value-type="string" calcext:value-type="string">
            <text:p>disgusted</text:p>
          </table:table-cell>
          <table:table-cell table:style-name="ce4" office:value-type="string" calcext:value-type="string">
            <text:p>Last night_comma_ I had to dumpster dive for my dinner because I am so poor and penniless. It was a low point in my life.</text:p>
          </table:table-cell>
          <table:table-cell table:style-name="ce2" office:value-type="float" office:value="209" calcext:value-type="float">
            <text:p>209</text:p>
          </table:table-cell>
          <table:table-cell table:style-name="ce4" office:value-type="string" calcext:value-type="string">
            <text:p>Last night was an incredibly low point in my life. I went dumpster diving for food at my local Burger K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I'm sorry to hear that_comma_ what led you to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ve been in massive debt since I lost two million dollars to a Nigerian Prince. Figures that email was too good to be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Yea_comma_ you need to stay away from those_comma_ especially if you don't know who they are_comma_ your email should be able to block stuff like that_comma_ look in the sett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2_conv:1824</text:p>
          </table:table-cell>
          <table:table-cell table:style-name="ce2" office:value-type="string" calcext:value-type="string">
            <text:p>impressed</text:p>
          </table:table-cell>
          <table:table-cell table:style-name="ce4" office:value-type="string" calcext:value-type="string">
            <text:p>When I saw a guy on a bike doing a wheelie.</text:p>
          </table:table-cell>
          <table:table-cell table:style-name="ce2" office:value-type="float" office:value="249" calcext:value-type="float">
            <text:p>249</text:p>
          </table:table-cell>
          <table:table-cell table:style-name="ce4" office:value-type="string" calcext:value-type="string">
            <text:p>There was this one time I was driving down the road_comma_ and this guy on a sports bike popped a wheelie.. It was so si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Nice_comma_ I wish I could do a wheel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I know! I do too.. I think I need to learn to ride a sports bike first.. Hehe oo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Yeah_comma_ I tried skateboarding in my childhood but was too scared to break something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87_conv:20975</text:p>
          </table:table-cell>
          <table:table-cell table:style-name="ce2" office:value-type="string" calcext:value-type="string">
            <text:p>sentimental</text:p>
          </table:table-cell>
          <table:table-cell table:style-name="ce4" office:value-type="string" calcext:value-type="string">
            <text:p>My children watched a movie with me the other night and we really enjoyed it.</text:p>
          </table:table-cell>
          <table:table-cell table:style-name="ce2" office:value-type="float" office:value="736" calcext:value-type="float">
            <text:p>736</text:p>
          </table:table-cell>
          <table:table-cell table:style-name="ce4" office:value-type="string" calcext:value-type="string">
            <text:p>I watched a movie the other night with my kids_comma_ they really enjoyed it and we had a lot of cute conversation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hat was the movie? I'm always looking for something new to watch with my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It's called Ponyo. They've been singing a song from it for the last couple of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 will have to check it out! Thanks for the suggesti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84_conv:18368</text:p>
          </table:table-cell>
          <table:table-cell table:style-name="ce2" office:value-type="string" calcext:value-type="string">
            <text:p>afraid</text:p>
          </table:table-cell>
          <table:table-cell table:style-name="ce4" office:value-type="string" calcext:value-type="string">
            <text:p>I was cleaning the yard and uncovered a huge nest of black widow spiders!</text:p>
          </table:table-cell>
          <table:table-cell table:style-name="ce2" office:value-type="float" office:value="332" calcext:value-type="float">
            <text:p>332</text:p>
          </table:table-cell>
          <table:table-cell table:style-name="ce4" office:value-type="string" calcext:value-type="string">
            <text:p>I was cleaning in the yard when I discovered a huge nest of black widow spid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d. That must be terrif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 freaked me right out! I called someone to come get rid of them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lord. They're still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p_comma_ left them where I found them. Don't want to mess with it_comma_ just in ca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3_conv:21987</text:p>
          </table:table-cell>
          <table:table-cell table:style-name="ce2" office:value-type="string" calcext:value-type="string">
            <text:p>prepared</text:p>
          </table:table-cell>
          <table:table-cell table:style-name="ce4" office:value-type="string" calcext:value-type="string">
            <text:p>I'm going on a trip to New York City in December. <text:s/>I have our boarding passes ready_comma_ and maps color coordinated with things to do and restaurants to go to. <text:s/></text:p>
          </table:table-cell>
          <table:table-cell table:style-name="ce2" office:value-type="float" office:value="458" calcext:value-type="float">
            <text:p>458</text:p>
          </table:table-cell>
          <table:table-cell table:style-name="ce4" office:value-type="string" calcext:value-type="string">
            <text:p>I'm going on a trip to New York City in Decemb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How exciting! first tim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No_comma_ I go yearly. <text:s/>I already have my maps ready and color coordinated with things to do and restaurants to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hats it like? I have never been th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It's so much fun! <text:s/>There is always something to do_comma_ even in the middle of the night_comma_ and the food is amaz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87_conv:12575</text:p>
          </table:table-cell>
          <table:table-cell table:style-name="ce2" office:value-type="string" calcext:value-type="string">
            <text:p>sentimental</text:p>
          </table:table-cell>
          <table:table-cell table:style-name="ce4" office:value-type="string" calcext:value-type="string">
            <text:p>Tomorrow is my last day of work. I am going to miss my coworkers.</text:p>
          </table:table-cell>
          <table:table-cell table:style-name="ce2" office:value-type="float" office:value="397" calcext:value-type="float">
            <text:p>397</text:p>
          </table:table-cell>
          <table:table-cell table:style-name="ce4" office:value-type="string" calcext:value-type="string">
            <text:p>Tomorrow is my last day of work. I am going to miss my coworke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www_comma_ that's sad. Why is it your las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moving to a different state for my husband's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 suppose it'll be a different experience. I am sure you'll meet a bunch of new cool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36_conv:3473</text:p>
          </table:table-cell>
          <table:table-cell table:style-name="ce2" office:value-type="string" calcext:value-type="string">
            <text:p>sad</text:p>
          </table:table-cell>
          <table:table-cell table:style-name="ce4" office:value-type="string" calcext:value-type="string">
            <text:p>I was really broken up when we had to put our family dog to sleep</text:p>
          </table:table-cell>
          <table:table-cell table:style-name="ce2" office:value-type="float" office:value="267" calcext:value-type="float">
            <text:p>267</text:p>
          </table:table-cell>
          <table:table-cell table:style-name="ce4" office:value-type="string" calcext:value-type="string">
            <text:p>I was really broken up when we had to put our family dog to slee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h no. Thats sad. What was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She was really old and getting really ucomfor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rry. That must have been hard_comma_</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15_conv:24830</text:p>
          </table:table-cell>
          <table:table-cell table:style-name="ce2" office:value-type="string" calcext:value-type="string">
            <text:p>embarrassed</text:p>
          </table:table-cell>
          <table:table-cell table:style-name="ce4" office:value-type="string" calcext:value-type="string">
            <text:p>I dislike when I have to get up in the middle of a training session when the whole class is filled_comma_ my face gets all red and blotchy.</text:p>
          </table:table-cell>
          <table:table-cell table:style-name="ce2" office:value-type="float" office:value="669" calcext:value-type="float">
            <text:p>669</text:p>
          </table:table-cell>
          <table:table-cell table:style-name="ce4" office:value-type="string" calcext:value-type="string">
            <text:p>I get so flustered whenever there is a training class at work and I have to get up in front of everyone and walk out. <text:s/>I dread if I have to use the restroom or get wa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Ugh that must so inconvenient and uncomfort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9" calcext:value-type="float">
            <text:p>669</text:p>
          </table:table-cell>
          <table:table-cell table:style-name="ce4" office:value-type="string" calcext:value-type="string">
            <text:p>It really is_comma_ I just have social anxiety really bad I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can relate_comma_ I get red face when ever I have to come infront of the class to prese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6_conv:11512</text:p>
          </table:table-cell>
          <table:table-cell table:style-name="ce2" office:value-type="string" calcext:value-type="string">
            <text:p>hopeful</text:p>
          </table:table-cell>
          <table:table-cell table:style-name="ce4" office:value-type="string" calcext:value-type="string">
            <text:p>I am confident Donald Trump will Make America Great Again.</text:p>
          </table:table-cell>
          <table:table-cell table:style-name="ce2" office:value-type="float" office:value="4" calcext:value-type="float">
            <text:p>4</text:p>
          </table:table-cell>
          <table:table-cell table:style-name="ce4" office:value-type="string" calcext:value-type="string">
            <text:p>I am confident Donald Trump will Make America Great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Lot's of people seem to disagree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not one of them. The economy is doing great and unemployment is at an all time 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Good - I'm sure he will be good for the business side of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9_conv:14219</text:p>
          </table:table-cell>
          <table:table-cell table:style-name="ce2" office:value-type="string" calcext:value-type="string">
            <text:p>terrified</text:p>
          </table:table-cell>
          <table:table-cell table:style-name="ce4" office:value-type="string" calcext:value-type="string">
            <text:p>I was watching a scary movie and it really spooked me. It was so gory too that it scared me so much.</text:p>
          </table:table-cell>
          <table:table-cell table:style-name="ce2" office:value-type="float" office:value="55" calcext:value-type="float">
            <text:p>55</text:p>
          </table:table-cell>
          <table:table-cell table:style-name="ce4" office:value-type="string" calcext:value-type="string">
            <text:p>I was watching this horror film the other day and it was so sca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was the name of the fil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e Conjuring_comma_ and it was just so hard to for to watch because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that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62_conv:19125</text:p>
          </table:table-cell>
          <table:table-cell table:style-name="ce2" office:value-type="string" calcext:value-type="string">
            <text:p>disgusted</text:p>
          </table:table-cell>
          <table:table-cell table:style-name="ce4" office:value-type="string" calcext:value-type="string">
            <text:p>My cat just knocked over the trash. She started digging in it.</text:p>
          </table:table-cell>
          <table:table-cell table:style-name="ce2" office:value-type="float" office:value="639" calcext:value-type="float">
            <text:p>639</text:p>
          </table:table-cell>
          <table:table-cell table:style-name="ce4" office:value-type="string" calcext:value-type="string">
            <text:p>My cat just knocked over the trash and started digging in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bet that made quite a m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t was quite annoying. I'm tired of picking up afte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feel the same way with my dog sometimes. <text:s/>always making a m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1_conv:582</text:p>
          </table:table-cell>
          <table:table-cell table:style-name="ce2" office:value-type="string" calcext:value-type="string">
            <text:p>guilty</text:p>
          </table:table-cell>
          <table:table-cell table:style-name="ce4" office:value-type="string" calcext:value-type="string">
            <text:p><text:s/>I waited at a restaurant for 30 minutes before I called and left my girlfriend an angry voicemail. Turns out she had been in a car crash_comma_ and was talking to the Police Officer.</text:p>
          </table:table-cell>
          <table:table-cell table:style-name="ce2" office:value-type="float" office:value="117" calcext:value-type="float">
            <text:p>117</text:p>
          </table:table-cell>
          <table:table-cell table:style-name="ce4" office:value-type="string" calcext:value-type="string">
            <text:p>Did I tell you what happened with Li the other night? Boy do I feel dumb.</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No_comma_ you didn't tell me!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She's 45 minutes late to our anniversary dinner. I don't know what happened to me but I called and left an angry message. Turns out_comma_ she had gotten T-boned at an intersection and was talking to the Police Officer when I ca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Oh no! Is she okay?! Don't beat yourself up too much_comma_ you couldn't have ever imagined that she had been in an accid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66_conv:14932</text:p>
          </table:table-cell>
          <table:table-cell table:style-name="ce2" office:value-type="string" calcext:value-type="string">
            <text:p>embarrassed</text:p>
          </table:table-cell>
          <table:table-cell table:style-name="ce4" office:value-type="string" calcext:value-type="string">
            <text:p>I drank too much and peed my pants at the club. It was horrifying.</text:p>
          </table:table-cell>
          <table:table-cell table:style-name="ce2" office:value-type="float" office:value="530" calcext:value-type="float">
            <text:p>530</text:p>
          </table:table-cell>
          <table:table-cell table:style-name="ce4" office:value-type="string" calcext:value-type="string">
            <text:p>I was at the club last night and drank too much and peed my pan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What happened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hid in a corner until it was time to go home. It was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hat a nigh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_conv:2060</text:p>
          </table:table-cell>
          <table:table-cell table:style-name="ce2" office:value-type="string" calcext:value-type="string">
            <text:p>guilty</text:p>
          </table:table-cell>
          <table:table-cell table:style-name="ce4" office:value-type="string" calcext:value-type="string">
            <text:p>Sometimes even though I have a girlfriend_comma_ I wonder what it'd be like to be with someone else.</text:p>
          </table:table-cell>
          <table:table-cell table:style-name="ce2" office:value-type="float" office:value="273" calcext:value-type="float">
            <text:p>273</text:p>
          </table:table-cell>
          <table:table-cell table:style-name="ce4" office:value-type="string" calcext:value-type="string">
            <text:p>Sometimes even though I have a girlfriend_comma_ I wonder what it'd be like to be with someone el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theres only one way to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don't think I'd be willing to leave her. She's great. But sometimes you get that ""grass is greener""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_comma_ everyone probably does at one point or ano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76_conv:18753</text:p>
          </table:table-cell>
          <table:table-cell table:style-name="ce2" office:value-type="string" calcext:value-type="string">
            <text:p>excited</text:p>
          </table:table-cell>
          <table:table-cell table:style-name="ce4" office:value-type="string" calcext:value-type="string">
            <text:p>going on cruise for the first time</text:p>
          </table:table-cell>
          <table:table-cell table:style-name="ce2" office:value-type="float" office:value="514" calcext:value-type="float">
            <text:p>514</text:p>
          </table:table-cell>
          <table:table-cell table:style-name="ce4" office:value-type="string" calcext:value-type="string">
            <text:p>i am going on a cruise for my vacation next week _comma_ i cannot wa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cruises_comma_ where is your cruise hea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am going to cozum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ave you ever been there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17_conv:24034</text:p>
          </table:table-cell>
          <table:table-cell table:style-name="ce2" office:value-type="string" calcext:value-type="string">
            <text:p>devastated</text:p>
          </table:table-cell>
          <table:table-cell table:style-name="ce4" office:value-type="string" calcext:value-type="string">
            <text:p>I went to the mall with my niece_comma_ suddenly she started to cry_comma_ she lost her purse with her money.</text:p>
          </table:table-cell>
          <table:table-cell table:style-name="ce2" office:value-type="float" office:value="653" calcext:value-type="float">
            <text:p>653</text:p>
          </table:table-cell>
          <table:table-cell table:style-name="ce4" office:value-type="string" calcext:value-type="string">
            <text:p>I went to the mall with my neice_comma_ suddenly she started to cry_comma_ she lost her purse with all her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Oh no that's terrible! Did you end up finding her pu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No_comma_ we did not find it_comma_ we even alerted the security at the m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so sorry to hear that. Hopefully your niece feels better now and hasn't lost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She had one hundred dollars in the pur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32_conv:8665</text:p>
          </table:table-cell>
          <table:table-cell table:style-name="ce2" office:value-type="string" calcext:value-type="string">
            <text:p>hopeful</text:p>
          </table:table-cell>
          <table:table-cell table:style-name="ce4" office:value-type="string" calcext:value-type="string">
            <text:p>My husband usually gets a large bonus each year in the month of August or September. They aren't guaranteed_comma_ but have been very regular for several years. I am wishing this year will be the same!</text:p>
          </table:table-cell>
          <table:table-cell table:style-name="ce2" office:value-type="float" office:value="45" calcext:value-type="float">
            <text:p>45</text:p>
          </table:table-cell>
          <table:table-cell table:style-name="ce4" office:value-type="string" calcext:value-type="string">
            <text:p>Each year my husband usually gets a bonus this month or next. It's not promised_comma_ but it has happened for several years now. I am really wishing it will be this year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ey that's awesome!!! <text:s/>What are you planning to buy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we have college tuition_comma_ just got back from an expensive beach vacation_comma_ etc. So_comma_ if anything replenish some savings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n awesome_comma_ very adult thing to do! <text:s/>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0_conv:15881</text:p>
          </table:table-cell>
          <table:table-cell table:style-name="ce2" office:value-type="string" calcext:value-type="string">
            <text:p>lonely</text:p>
          </table:table-cell>
          <table:table-cell table:style-name="ce4" office:value-type="string" calcext:value-type="string">
            <text:p>That first morning after a break up_comma_ and i realized that my my now ex wasnt there was one of the most lonliest times.</text:p>
          </table:table-cell>
          <table:table-cell table:style-name="ce2" office:value-type="float" office:value="612" calcext:value-type="float">
            <text:p>612</text:p>
          </table:table-cell>
          <table:table-cell table:style-name="ce4" office:value-type="string" calcext:value-type="string">
            <text:p>i broke up with Tracie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Ok _comma_why would you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something didnt feel right but man_comma_ waking up this morning i felt so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Call her back then since you miss her like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m thinking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7_conv:4174</text:p>
          </table:table-cell>
          <table:table-cell table:style-name="ce2" office:value-type="string" calcext:value-type="string">
            <text:p>sad</text:p>
          </table:table-cell>
          <table:table-cell table:style-name="ce4" office:value-type="string" calcext:value-type="string">
            <text:p>My grandfather passed from medical malpractice a year ago.</text:p>
          </table:table-cell>
          <table:table-cell table:style-name="ce2" office:value-type="float" office:value="370" calcext:value-type="float">
            <text:p>370</text:p>
          </table:table-cell>
          <table:table-cell table:style-name="ce4" office:value-type="string" calcext:value-type="string">
            <text:p>My grandfather passed a year ago today thanks to medical malpractic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Oh no_comma_ I am so sorry to hear that. That must be so hard. How have you been cop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0" calcext:value-type="float">
            <text:p>370</text:p>
          </table:table-cell>
          <table:table-cell table:style-name="ce4" office:value-type="string" calcext:value-type="string">
            <text:p>"One step at a time basically_comma_ I hate he couldn't get a good doctor but that was ""the best the VA could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Oh wow_comma_ that is so sad. Have you contacted an attor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0" calcext:value-type="float">
            <text:p>370</text:p>
          </table:table-cell>
          <table:table-cell table:style-name="ce4" office:value-type="string" calcext:value-type="string">
            <text:p>No_comma_ they covered their butts really well with paperwork. It wasn't worth it sadl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42_conv:15685</text:p>
          </table:table-cell>
          <table:table-cell table:style-name="ce2" office:value-type="string" calcext:value-type="string">
            <text:p>guilty</text:p>
          </table:table-cell>
          <table:table-cell table:style-name="ce4" office:value-type="string" calcext:value-type="string">
            <text:p>i feel badly about wanting to have a child when we are not in a good place financially</text:p>
          </table:table-cell>
          <table:table-cell table:style-name="ce2" office:value-type="float" office:value="463" calcext:value-type="float">
            <text:p>463</text:p>
          </table:table-cell>
          <table:table-cell table:style-name="ce4" office:value-type="string" calcext:value-type="string">
            <text:p>i feel badly about wanting to have a child when we are not in a good place financial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can understand. Ultimately you don't have to be rich to have a ki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s what my dad told me last week. i just feel bad about wanting to bring a child in the world and not be able to provide them with all they deser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rue. Well_comma_ whatever you decide to do I wish you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nk you for your kinds words and understanding in my dilem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55_conv:4110</text:p>
          </table:table-cell>
          <table:table-cell table:style-name="ce2" office:value-type="string" calcext:value-type="string">
            <text:p>anticipating</text:p>
          </table:table-cell>
          <table:table-cell table:style-name="ce4" office:value-type="string" calcext:value-type="string">
            <text:p>I have a 2 week vacation coming up that I am looking forward to. It's so hard to work when you can't wait!</text:p>
          </table:table-cell>
          <table:table-cell table:style-name="ce2" office:value-type="float" office:value="234" calcext:value-type="float">
            <text:p>234</text:p>
          </table:table-cell>
          <table:table-cell table:style-name="ce4" office:value-type="string" calcext:value-type="string">
            <text:p>I have a 2 week vacation coming up. I'm very excited for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nds exciting! Are you going anywhere exot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aly! It's my first international trip so it should be very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I visited Spain not too long ago. I am positive you will have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01_conv:21402</text:p>
          </table:table-cell>
          <table:table-cell table:style-name="ce2" office:value-type="string" calcext:value-type="string">
            <text:p>surprised</text:p>
          </table:table-cell>
          <table:table-cell table:style-name="ce4" office:value-type="string" calcext:value-type="string">
            <text:p>I could not believe that Donald Trump won the election.</text:p>
          </table:table-cell>
          <table:table-cell table:style-name="ce2" office:value-type="float" office:value="259" calcext:value-type="float">
            <text:p>259</text:p>
          </table:table-cell>
          <table:table-cell table:style-name="ce4" office:value-type="string" calcext:value-type="string">
            <text:p>I could not believe that Donald Trump won the elec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Yeah_comma_ that was a surprising res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still do not know what to mak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Does it make you feel like you're living in an alternate rea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6_conv:18573</text:p>
          </table:table-cell>
          <table:table-cell table:style-name="ce2" office:value-type="string" calcext:value-type="string">
            <text:p>proud</text:p>
          </table:table-cell>
          <table:table-cell table:style-name="ce4" office:value-type="string" calcext:value-type="string">
            <text:p>Being a loyal Apple customer and seeing its recent $1 Trillion break in market cap in stock market_comma_ makes me feel great about this company</text:p>
          </table:table-cell>
          <table:table-cell table:style-name="ce2" office:value-type="float" office:value="155" calcext:value-type="float">
            <text:p>155</text:p>
          </table:table-cell>
          <table:table-cell table:style-name="ce4" office:value-type="string" calcext:value-type="string">
            <text:p>I consider myself a loyal Apple customer and seeing its recent break in $1 Trillion in stock market cap_comma_ just makes me feel great and proud of feeling attached to this compan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 sounds like you are a loyal customer! How did you feel about them taking your headphone jack from their cellph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think it was quite innovative approach to even more modernizing the cell phones. The long cables were annoying any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suppose that's true_comma_ although I heard a lot of people were not happy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08_conv:11216</text:p>
          </table:table-cell>
          <table:table-cell table:style-name="ce2" office:value-type="string" calcext:value-type="string">
            <text:p>disgusted</text:p>
          </table:table-cell>
          <table:table-cell table:style-name="ce4" office:value-type="string" calcext:value-type="string">
            <text:p>I was at a bus station and a woman was sitting in the bus station. A homeless person came close and started peeing.</text:p>
          </table:table-cell>
          <table:table-cell table:style-name="ce2" office:value-type="float" office:value="7" calcext:value-type="float">
            <text:p>7</text:p>
          </table:table-cell>
          <table:table-cell table:style-name="ce4" office:value-type="string" calcext:value-type="string">
            <text:p>I was at a bus station and a woman was sitting in the bus station. A homeless person came close and started pee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 sounds about right for the bus station_comma_ unfortunately. How did everyone react when they sa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e were two at the bus station. I told the woman to get away. She pretend he doesn't exist because he was behind her. It was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ow. I hope you don't ever have to see anything like tha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1_conv:6363</text:p>
          </table:table-cell>
          <table:table-cell table:style-name="ce2" office:value-type="string" calcext:value-type="string">
            <text:p>content</text:p>
          </table:table-cell>
          <table:table-cell table:style-name="ce4" office:value-type="string" calcext:value-type="string">
            <text:p>I got to go read my favorite book at the park yesterday. It was so relaxing.</text:p>
          </table:table-cell>
          <table:table-cell table:style-name="ce2" office:value-type="float" office:value="209" calcext:value-type="float">
            <text:p>209</text:p>
          </table:table-cell>
          <table:table-cell table:style-name="ce4" office:value-type="string" calcext:value-type="string">
            <text:p>I got a break from work_comma_ so I went to the park to read my favorite boo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really peac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was. I felt so relaxed and one with na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so good for the so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45_conv:19091</text:p>
          </table:table-cell>
          <table:table-cell table:style-name="ce2" office:value-type="string" calcext:value-type="string">
            <text:p>anticipating</text:p>
          </table:table-cell>
          <table:table-cell table:style-name="ce4" office:value-type="string" calcext:value-type="string">
            <text:p>I just got out of a job interview for a customer assistant role.</text:p>
          </table:table-cell>
          <table:table-cell table:style-name="ce2" office:value-type="float" office:value="656" calcext:value-type="float">
            <text:p>656</text:p>
          </table:table-cell>
          <table:table-cell table:style-name="ce4" office:value-type="string" calcext:value-type="string">
            <text:p>I just got out of a job interview for a customer assistant ro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I think it went well_comma_ apart from a few mistakes_comma_ hopefully I got th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is great. <text:s/>Interviews are very intimidat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34_conv:17868</text:p>
          </table:table-cell>
          <table:table-cell table:style-name="ce2" office:value-type="string" calcext:value-type="string">
            <text:p>confident</text:p>
          </table:table-cell>
          <table:table-cell table:style-name="ce4" office:value-type="string" calcext:value-type="string">
            <text:p>This was the big day_comma_ time for me to show off my skills</text:p>
          </table:table-cell>
          <table:table-cell table:style-name="ce2" office:value-type="float" office:value="445" calcext:value-type="float">
            <text:p>445</text:p>
          </table:table-cell>
          <table:table-cell table:style-name="ce4" office:value-type="string" calcext:value-type="string">
            <text:p>Today was the day I had been practicing for years f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Must feel good to get it over with. How do you think you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did amazing_comma_ I know I did_comma_ I had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great. You must have been very confident up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7_conv:614</text:p>
          </table:table-cell>
          <table:table-cell table:style-name="ce2" office:value-type="string" calcext:value-type="string">
            <text:p>confident</text:p>
          </table:table-cell>
          <table:table-cell table:style-name="ce4" office:value-type="string" calcext:value-type="string">
            <text:p>At work_comma_ my coworker are suprised how confident I am in beeing able to achieve difficult taks.</text:p>
          </table:table-cell>
          <table:table-cell table:style-name="ce2" office:value-type="float" office:value="7" calcext:value-type="float">
            <text:p>7</text:p>
          </table:table-cell>
          <table:table-cell table:style-name="ce4" office:value-type="string" calcext:value-type="string">
            <text:p>At work_comma_ my coworker are suprised how confident I am in being able to achieve difficult tak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s great! It's important to have confidence in yourself and your abilities at work to be successful. It's a good example to set for your coworker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nks I appreciate. It is my manager that is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that's the most important one to make sure is happy! Good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2_conv:1605</text:p>
          </table:table-cell>
          <table:table-cell table:style-name="ce2" office:value-type="string" calcext:value-type="string">
            <text:p>disappointed</text:p>
          </table:table-cell>
          <table:table-cell table:style-name="ce4" office:value-type="string" calcext:value-type="string">
            <text:p>We went out to eat for my brother in law's birthday but we had to leave before it began because my son got upset by people</text:p>
          </table:table-cell>
          <table:table-cell table:style-name="ce2" office:value-type="float" office:value="13" calcext:value-type="float">
            <text:p>13</text:p>
          </table:table-cell>
          <table:table-cell table:style-name="ce4" office:value-type="string" calcext:value-type="string">
            <text:p>My son experienced stranger anxiety and didn't want to be out in publ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What do you do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We had to leave the restaurant before everyone could order dri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How old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He is one and it was sad because I stay at home all day so that was my chance for some interac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63_conv:11727</text:p>
          </table:table-cell>
          <table:table-cell table:style-name="ce2" office:value-type="string" calcext:value-type="string">
            <text:p>annoyed</text:p>
          </table:table-cell>
          <table:table-cell table:style-name="ce4" office:value-type="string" calcext:value-type="string">
            <text:p>My neighbor always interrupts me when I talk. <text:s/>It is so irritating to me.</text:p>
          </table:table-cell>
          <table:table-cell table:style-name="ce2" office:value-type="float" office:value="322" calcext:value-type="float">
            <text:p>322</text:p>
          </table:table-cell>
          <table:table-cell table:style-name="ce4" office:value-type="string" calcext:value-type="string">
            <text:p>My neighbor always interrupts me when I tal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m sorry to hear that. Do you know why your neighbor does that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not sure but it is very irritating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think you should just continue talking over your neighbor. Maybe that will get your neighbor to sto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52_conv:7904</text:p>
          </table:table-cell>
          <table:table-cell table:style-name="ce2" office:value-type="string" calcext:value-type="string">
            <text:p>lonely</text:p>
          </table:table-cell>
          <table:table-cell table:style-name="ce4" office:value-type="string" calcext:value-type="string">
            <text:p>I really miss having a boyfriend. I have been single for two years now</text:p>
          </table:table-cell>
          <table:table-cell table:style-name="ce2" office:value-type="float" office:value="27" calcext:value-type="float">
            <text:p>27</text:p>
          </table:table-cell>
          <table:table-cell table:style-name="ce4" office:value-type="string" calcext:value-type="string">
            <text:p>I have been single two years 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2" calcext:value-type="float">
            <text:p>482</text:p>
          </table:table-cell>
          <table:table-cell table:style-name="ce4" office:value-type="string" calcext:value-type="string">
            <text:p>Oh ok! Is that a bad thing or do you enjoy being sing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beginning to feel alone now. Thats no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2" calcext:value-type="float">
            <text:p>482</text:p>
          </table:table-cell>
          <table:table-cell table:style-name="ce4" office:value-type="string" calcext:value-type="string">
            <text:p>Oh yeah I know what you mean. Have you tried d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 but never got a second date. Dating is so differen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2" calcext:value-type="float">
            <text:p>482</text:p>
          </table:table-cell>
          <table:table-cell table:style-name="ce4" office:value-type="string" calcext:value-type="string">
            <text:p>Yeah it was very different last time i tried! But I ended up meeting my partner through friends. You'll ge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I guess I shouldnt rus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91_conv:19382</text:p>
          </table:table-cell>
          <table:table-cell table:style-name="ce2" office:value-type="string" calcext:value-type="string">
            <text:p>trusting</text:p>
          </table:table-cell>
          <table:table-cell table:style-name="ce4" office:value-type="string" calcext:value-type="string">
            <text:p>Our teenage son drove his car for the first time today</text:p>
          </table:table-cell>
          <table:table-cell table:style-name="ce2" office:value-type="float" office:value="647" calcext:value-type="float">
            <text:p>647</text:p>
          </table:table-cell>
          <table:table-cell table:style-name="ce4" office:value-type="string" calcext:value-type="string">
            <text:p>Our teenage son drove his car for the first time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That's great! What kind of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7" calcext:value-type="float">
            <text:p>647</text:p>
          </table:table-cell>
          <table:table-cell table:style-name="ce4" office:value-type="string" calcext:value-type="string">
            <text:p>Its a gently used Honda Accord. He had driving lessons firs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Good_comma_ my son could be driving_comma_ but he doesn't have a car to drive or the real need to. He likes to walk to pla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7" calcext:value-type="float">
            <text:p>647</text:p>
          </table:table-cell>
          <table:table-cell table:style-name="ce4" office:value-type="string" calcext:value-type="string">
            <text:p>We finally trusted him with this huge responsibil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97_conv:8195</text:p>
          </table:table-cell>
          <table:table-cell table:style-name="ce2" office:value-type="string" calcext:value-type="string">
            <text:p>proud</text:p>
          </table:table-cell>
          <table:table-cell table:style-name="ce4" office:value-type="string" calcext:value-type="string">
            <text:p>My little brother just got into college. I'm so happy for him and can't wait to see what he does with his life!</text:p>
          </table:table-cell>
          <table:table-cell table:style-name="ce2" office:value-type="float" office:value="234" calcext:value-type="float">
            <text:p>234</text:p>
          </table:table-cell>
          <table:table-cell table:style-name="ce4" office:value-type="string" calcext:value-type="string">
            <text:p>My little brother just got into colleg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oohooo i bet you are super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am! I'm excited to see what he does with his life. So many opportuni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he should not waste this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5_conv:4070</text:p>
          </table:table-cell>
          <table:table-cell table:style-name="ce2" office:value-type="string" calcext:value-type="string">
            <text:p>surprised</text:p>
          </table:table-cell>
          <table:table-cell table:style-name="ce4" office:value-type="string" calcext:value-type="string">
            <text:p>I was walking along in the woods and then I seen a snake. It was a big one and surprised me!</text:p>
          </table:table-cell>
          <table:table-cell table:style-name="ce2" office:value-type="float" office:value="291" calcext:value-type="float">
            <text:p>291</text:p>
          </table:table-cell>
          <table:table-cell table:style-name="ce4" office:value-type="string" calcext:value-type="string">
            <text:p>Hi friend_comma_ did you ever walk in the woods only to see a snak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I have not seen a snake in the woods_comma_ have you? That sounds fright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s_comma_ and it was a big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What did you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just sit there and then when I seen it_comma_ I ran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Holy smok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a_comma_ did you know that some people will eat the snak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_conv:1462</text:p>
          </table:table-cell>
          <table:table-cell table:style-name="ce2" office:value-type="string" calcext:value-type="string">
            <text:p>caring</text:p>
          </table:table-cell>
          <table:table-cell table:style-name="ce4" office:value-type="string" calcext:value-type="string">
            <text:p>When she fell down the steps I blamed myself for not being close enough to catch her. I cared for her for months after that until she was better.</text:p>
          </table:table-cell>
          <table:table-cell table:style-name="ce2" office:value-type="float" office:value="188" calcext:value-type="float">
            <text:p>188</text:p>
          </table:table-cell>
          <table:table-cell table:style-name="ce4" office:value-type="string" calcext:value-type="string">
            <text:p>I blamed myself for her fall because I wasn't close enough to prevent it. I took care of her for months afterwar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ings happen that are bad_comma_ I am sure it wasnt your fa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was distracted by the sound of running w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they forgave you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49_conv:2698</text:p>
          </table:table-cell>
          <table:table-cell table:style-name="ce2" office:value-type="string" calcext:value-type="string">
            <text:p>disgusted</text:p>
          </table:table-cell>
          <table:table-cell table:style-name="ce4" office:value-type="string" calcext:value-type="string">
            <text:p>I feel disgusted by people who litter on my property</text:p>
          </table:table-cell>
          <table:table-cell table:style-name="ce2" office:value-type="float" office:value="296" calcext:value-type="float">
            <text:p>296</text:p>
          </table:table-cell>
          <table:table-cell table:style-name="ce4" office:value-type="string" calcext:value-type="string">
            <text:p>I have people who litter on my property constantly and throw their beer bottles and food trash- Not just kids..but older men. Drives me nu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7" calcext:value-type="float">
            <text:p>307</text:p>
          </table:table-cell>
          <table:table-cell table:style-name="ce4" office:value-type="string" calcext:value-type="string">
            <text:p>Do you ever try to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 are in a town where police do not even come for gun shots. They definitely would not come for tha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7" calcext:value-type="float">
            <text:p>307</text:p>
          </table:table-cell>
          <table:table-cell table:style-name="ce4" office:value-type="string" calcext:value-type="string">
            <text:p>Well do you try to catch them lol? Thats insane We have a dog poop problem at my apart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setting up a camera soon but no I have never caught them. I just see teens and men walking a lot. Clearly men would have the beer lol. If I caught them I would shoot them with a paintball g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7" calcext:value-type="float">
            <text:p>307</text:p>
          </table:table-cell>
          <table:table-cell table:style-name="ce4" office:value-type="string" calcext:value-type="string">
            <text:p>I would just throw the bottles back at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27_conv:18255</text:p>
          </table:table-cell>
          <table:table-cell table:style-name="ce2" office:value-type="string" calcext:value-type="string">
            <text:p>surprised</text:p>
          </table:table-cell>
          <table:table-cell table:style-name="ce4" office:value-type="string" calcext:value-type="string">
            <text:p>I woke this morning to my cat literally on top of me with his face right in my face staring at me like he wanted something. I got up and saw that I did indeed forget to feed him last night. Little bugger thought he would catch me off guard. </text:p>
          </table:table-cell>
          <table:table-cell table:style-name="ce2" office:value-type="float" office:value="227" calcext:value-type="float">
            <text:p>227</text:p>
          </table:table-cell>
          <table:table-cell table:style-name="ce4" office:value-type="string" calcext:value-type="string">
            <text:p>I woke this morning to my cat literally on top of me with his face right in my face staring at me like he wanted something. I got up and saw that I did indeed forget to feed him last night. Little bugger thought he would catch me off gua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Haha. That would have scared me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ah I was like whoa bro_comma_ what did I do? What you want?? Maybe he's mad that I named him Kitty instead of a manly cat name_comma_ Idk.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ou never know with those cats. They are very s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82_conv:21165</text:p>
          </table:table-cell>
          <table:table-cell table:style-name="ce2" office:value-type="string" calcext:value-type="string">
            <text:p>disappointed</text:p>
          </table:table-cell>
          <table:table-cell table:style-name="ce4" office:value-type="string" calcext:value-type="string">
            <text:p>My cockatiel is feeling sick. I think she might die soon. I wish there was something I could do.</text:p>
          </table:table-cell>
          <table:table-cell table:style-name="ce2" office:value-type="float" office:value="725" calcext:value-type="float">
            <text:p>725</text:p>
          </table:table-cell>
          <table:table-cell table:style-name="ce4" office:value-type="string" calcext:value-type="string">
            <text:p>My cockatiel is feeling sick. I think she might die soon. I wish there was something I could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Have you taken her to the v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No. There are no vets where I live. I gave her some medicine though but nothing seems to be wor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ou might want to look up what is going on on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at is a good idea. I will take a look. Thanks my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9_conv:1479</text:p>
          </table:table-cell>
          <table:table-cell table:style-name="ce2" office:value-type="string" calcext:value-type="string">
            <text:p>angry</text:p>
          </table:table-cell>
          <table:table-cell table:style-name="ce4" office:value-type="string" calcext:value-type="string">
            <text:p>Im tired of paying rent. Id rather have a mortgage and own my home</text:p>
          </table:table-cell>
          <table:table-cell table:style-name="ce2" office:value-type="float" office:value="27" calcext:value-type="float">
            <text:p>27</text:p>
          </table:table-cell>
          <table:table-cell table:style-name="ce4" office:value-type="string" calcext:value-type="string">
            <text:p>Paying rent is starting to make me m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Money issues are alway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not that. My apartment is crappy and Id rather be paying for a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_comma_ you should look int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I want a bigger family and we cant fit in her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4_conv:8808</text:p>
          </table:table-cell>
          <table:table-cell table:style-name="ce2" office:value-type="string" calcext:value-type="string">
            <text:p>content</text:p>
          </table:table-cell>
          <table:table-cell table:style-name="ce4" office:value-type="string" calcext:value-type="string">
            <text:p>I arrived in San Diego yesterday and got to read a book under a palm tree. It felt really nice.</text:p>
          </table:table-cell>
          <table:table-cell table:style-name="ce2" office:value-type="float" office:value="209" calcext:value-type="float">
            <text:p>209</text:p>
          </table:table-cell>
          <table:table-cell table:style-name="ce4" office:value-type="string" calcext:value-type="string">
            <text:p>I arrived in San Diego yesterday. Felt so nice relaxing under a palm tre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Oh that sounds wonderful! Are you going to visit the z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I love seeing anim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here they have one of the best zoos in the 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11_conv:24422</text:p>
          </table:table-cell>
          <table:table-cell table:style-name="ce2" office:value-type="string" calcext:value-type="string">
            <text:p>sentimental</text:p>
          </table:table-cell>
          <table:table-cell table:style-name="ce4" office:value-type="string" calcext:value-type="string">
            <text:p>I remember when I was young. I used to love life</text:p>
          </table:table-cell>
          <table:table-cell table:style-name="ce2" office:value-type="float" office:value="64" calcext:value-type="float">
            <text:p>64</text:p>
          </table:table-cell>
          <table:table-cell table:style-name="ce4" office:value-type="string" calcext:value-type="string">
            <text:p>I remember when I was a young one. I loved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Life was easier back then_comma_ Hopefully you still love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do_comma_ but maybe not with he same flare as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Nostalgia can stir emotions. You'll find something to love about life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47_conv:24295</text:p>
          </table:table-cell>
          <table:table-cell table:style-name="ce2" office:value-type="string" calcext:value-type="string">
            <text:p>prepared</text:p>
          </table:table-cell>
          <table:table-cell table:style-name="ce4" office:value-type="string" calcext:value-type="string">
            <text:p>We went camping this summer. My boyfriend made fun of me for packing so much but changed his tune when it turned out he forget the bottle opener and I already had one!</text:p>
          </table:table-cell>
          <table:table-cell table:style-name="ce2" office:value-type="float" office:value="473" calcext:value-type="float">
            <text:p>473</text:p>
          </table:table-cell>
          <table:table-cell table:style-name="ce4" office:value-type="string" calcext:value-type="string">
            <text:p>We went camping this summer and my boyfriend made fun of me for packing so much stu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ww haha how many bags did you b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honestly wasn't *that* much stuff_comma_ I packed it well. But the joke's on him_comma_ he felt dumb for making fun of me after we needed a bottle opener and I just so happened to pack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Heey there you go...sounds like you're the resourceful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81_conv:11962</text:p>
          </table:table-cell>
          <table:table-cell table:style-name="ce2" office:value-type="string" calcext:value-type="string">
            <text:p>afraid</text:p>
          </table:table-cell>
          <table:table-cell table:style-name="ce4" office:value-type="string" calcext:value-type="string">
            <text:p>i was driving along a lonely street_comma_however i've heard that some notorious hoodlums hang out there</text:p>
          </table:table-cell>
          <table:table-cell table:style-name="ce2" office:value-type="float" office:value="25" calcext:value-type="float">
            <text:p>25</text:p>
          </table:table-cell>
          <table:table-cell table:style-name="ce4" office:value-type="string" calcext:value-type="string">
            <text:p>it drew shivers of my spine_comma_when i remember the last incidence that occurred along same rout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exactly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ell_comma_ it was a drive through a lonely street bedevilled by notorious hoodlu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Could you call the pol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82_conv:17765</text:p>
          </table:table-cell>
          <table:table-cell table:style-name="ce2" office:value-type="string" calcext:value-type="string">
            <text:p>proud</text:p>
          </table:table-cell>
          <table:table-cell table:style-name="ce4" office:value-type="string" calcext:value-type="string">
            <text:p>My husband was ordained to be a minister last year. He has worked so hard and he studies all the time. He is completely devoted to God and serving Him. I was so happy for him_comma_ when he was finally ordained.</text:p>
          </table:table-cell>
          <table:table-cell table:style-name="ce2" office:value-type="float" office:value="536" calcext:value-type="float">
            <text:p>536</text:p>
          </table:table-cell>
          <table:table-cell table:style-name="ce4" office:value-type="string" calcext:value-type="string">
            <text:p>After studying and preaching for a few years_comma_ my husband was ordained to be a minis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at's wonderful_comma_ it's always good when hard work pays off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Yes it is and he is so devoted to God and living for Him. I was so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I bet so that sound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62_conv:3925</text:p>
          </table:table-cell>
          <table:table-cell table:style-name="ce2" office:value-type="string" calcext:value-type="string">
            <text:p>grateful</text:p>
          </table:table-cell>
          <table:table-cell table:style-name="ce4" office:value-type="string" calcext:value-type="string">
            <text:p>I'm glad to have my close group of friends to cheer me up. I was dumped a few days ago_comma_ and it really hurt</text:p>
          </table:table-cell>
          <table:table-cell table:style-name="ce2" office:value-type="float" office:value="234" calcext:value-type="float">
            <text:p>234</text:p>
          </table:table-cell>
          <table:table-cell table:style-name="ce4" office:value-type="string" calcext:value-type="string">
            <text:p>I was dumped a few days ago after 4 years so I'm glad I have a close group of friends who helped me get through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is so sad. <text:s/>It sucks to end any relation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ndeed it does. Even more so when they don't give you a good reason other than 'I need more excitement in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seems like a pretty crazy reason to throw away four years. <text:s/>I am sorry that happened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85_conv:7571</text:p>
          </table:table-cell>
          <table:table-cell table:style-name="ce2" office:value-type="string" calcext:value-type="string">
            <text:p>nostalgic</text:p>
          </table:table-cell>
          <table:table-cell table:style-name="ce4" office:value-type="string" calcext:value-type="string">
            <text:p>Toys in McDonald's happy meals.</text:p>
          </table:table-cell>
          <table:table-cell table:style-name="ce2" office:value-type="float" office:value="250" calcext:value-type="float">
            <text:p>250</text:p>
          </table:table-cell>
          <table:table-cell table:style-name="ce4" office:value-type="string" calcext:value-type="string">
            <text:p>When I was a kid_comma_ I remember telling my mom to take me to McDonald's_comma_ just so I could get the toy in my Happy Meal. I didn't even care about the f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_comma_ I used to do that too. But I was almost always disappointed by the toy once I actually go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Right? but when you collected them all there was no greater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rue! McDonald's was my first job when I was 14 and I remember being stoked I could now collect ALL the toys even if I didn't play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97_conv:8794</text:p>
          </table:table-cell>
          <table:table-cell table:style-name="ce2" office:value-type="string" calcext:value-type="string">
            <text:p>surprised</text:p>
          </table:table-cell>
          <table:table-cell table:style-name="ce4" office:value-type="string" calcext:value-type="string">
            <text:p>My coworker went into labor_comma_ and we somehow all brought a baby into the world</text:p>
          </table:table-cell>
          <table:table-cell table:style-name="ce2" office:value-type="float" office:value="1" calcext:value-type="float">
            <text:p>1</text:p>
          </table:table-cell>
          <table:table-cell table:style-name="ce4" office:value-type="string" calcext:value-type="string">
            <text:p>My coworker went into labor_comma_ and we somehow all brought a baby into the wor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awesome! And crazy... And scary... and awesome all at once! You must kinda feel accomplished though_comma_ huh? Good to hear that everyone is happy and healthy. Kind of weird how you all will have that special_comma_ unique bond for the rest of your lives_comma_ no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t was overwhelming but in a good way. And yea_comma_ guess we will all carry this special bond for the rest of their live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t's funny_comma_ you guys walked into work that day and thought it'd be another usual_comma_ boring day. You clocked out maybe with some blood on your shirt_comma_ smelling like newborn.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_conv:2187</text:p>
          </table:table-cell>
          <table:table-cell table:style-name="ce2" office:value-type="string" calcext:value-type="string">
            <text:p>impressed</text:p>
          </table:table-cell>
          <table:table-cell table:style-name="ce4" office:value-type="string" calcext:value-type="string">
            <text:p>I liked the way Lebron was snatched up by the Lakers</text:p>
          </table:table-cell>
          <table:table-cell table:style-name="ce2" office:value-type="float" office:value="238" calcext:value-type="float">
            <text:p>238</text:p>
          </table:table-cell>
          <table:table-cell table:style-name="ce4" office:value-type="string" calcext:value-type="string">
            <text:p>I liked the way Lebron was snatched up by the Lake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ill be a game cha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hope so. <text:s/>I hope they can crush the warrio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the Warriors get a replace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38_conv:8676</text:p>
          </table:table-cell>
          <table:table-cell table:style-name="ce2" office:value-type="string" calcext:value-type="string">
            <text:p>terrified</text:p>
          </table:table-cell>
          <table:table-cell table:style-name="ce4" office:value-type="string" calcext:value-type="string">
            <text:p>I am scared that World War 3 may be near.</text:p>
          </table:table-cell>
          <table:table-cell table:style-name="ce2" office:value-type="float" office:value="4" calcext:value-type="float">
            <text:p>4</text:p>
          </table:table-cell>
          <table:table-cell table:style-name="ce4" office:value-type="string" calcext:value-type="string">
            <text:p>I am scared that World War 3 may be ne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ah. <text:s/>Don't worry my friend! <text:s/>It will b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really worried that North Korea may attack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don't think they will. <text:s/>We are the worlds greatest arm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_conv:1672</text:p>
          </table:table-cell>
          <table:table-cell table:style-name="ce2" office:value-type="string" calcext:value-type="string">
            <text:p>joyful</text:p>
          </table:table-cell>
          <table:table-cell table:style-name="ce4" office:value-type="string" calcext:value-type="string">
            <text:p>I won a free $50 gift card yesterday!</text:p>
          </table:table-cell>
          <table:table-cell table:style-name="ce2" office:value-type="float" office:value="234" calcext:value-type="float">
            <text:p>234</text:p>
          </table:table-cell>
          <table:table-cell table:style-name="ce4" office:value-type="string" calcext:value-type="string">
            <text:p>So_comma_ I won a big gift card yesterday which made me very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how big was it_comma_ and where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 was for $50 and it was a prepaid so I could use it anywhere I wanted. I never win anything_comma_ so it was exciting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the best kind. What are your plans for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o be honest_comma_ I've had my eye on some neat looking jewelry (necklace) that should help pay for quite a bit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45_conv:5891</text:p>
          </table:table-cell>
          <table:table-cell table:style-name="ce2" office:value-type="string" calcext:value-type="string">
            <text:p>ashamed</text:p>
          </table:table-cell>
          <table:table-cell table:style-name="ce4" office:value-type="string" calcext:value-type="string">
            <text:p>I say every year I'm going to wear a two peice swimsuit. I never do.</text:p>
          </table:table-cell>
          <table:table-cell table:style-name="ce2" office:value-type="float" office:value="27" calcext:value-type="float">
            <text:p>27</text:p>
          </table:table-cell>
          <table:table-cell table:style-name="ce4" office:value-type="string" calcext:value-type="string">
            <text:p>I never go on a diet like I s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m sorry to hear that. What's holding you bac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just never do it. I want to wear a two peice bikini one summer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You'll get there on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n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Just keep working a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nks for the support stranger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49_conv:12698</text:p>
          </table:table-cell>
          <table:table-cell table:style-name="ce2" office:value-type="string" calcext:value-type="string">
            <text:p>devastated</text:p>
          </table:table-cell>
          <table:table-cell table:style-name="ce4" office:value-type="string" calcext:value-type="string">
            <text:p>a younger guy i used to work with passed away this week</text:p>
          </table:table-cell>
          <table:table-cell table:style-name="ce2" office:value-type="float" office:value="524" calcext:value-type="float">
            <text:p>524</text:p>
          </table:table-cell>
          <table:table-cell table:style-name="ce4" office:value-type="string" calcext:value-type="string">
            <text:p>a guy i used to work with passed away this week he was only 27</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Im so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yeah i feel so bad for his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re you clo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2_conv:8084</text:p>
          </table:table-cell>
          <table:table-cell table:style-name="ce2" office:value-type="string" calcext:value-type="string">
            <text:p>excited</text:p>
          </table:table-cell>
          <table:table-cell table:style-name="ce4" office:value-type="string" calcext:value-type="string">
            <text:p>The first time I met my long distance girlfriend i was very excited </text:p>
          </table:table-cell>
          <table:table-cell table:style-name="ce2" office:value-type="float" office:value="489" calcext:value-type="float">
            <text:p>489</text:p>
          </table:table-cell>
          <table:table-cell table:style-name="ce4" office:value-type="string" calcext:value-type="string">
            <text:p>I've been seeing someone on line for over 2 decades. <text:s/>I finally got the chance to meet them in person and took a 29 hour bus ride to another part of the US to finally meet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0" calcext:value-type="float">
            <text:p>430</text:p>
          </table:table-cell>
          <table:table-cell table:style-name="ce4" office:value-type="string" calcext:value-type="string">
            <text:p>That's awesome!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9" calcext:value-type="float">
            <text:p>489</text:p>
          </table:table-cell>
          <table:table-cell table:style-name="ce4" office:value-type="string" calcext:value-type="string">
            <text:p>I live with her now. <text:s/>In fact she's sitting right next to me this very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0" calcext:value-type="float">
            <text:p>430</text:p>
          </table:table-cell>
          <table:table-cell table:style-name="ce4" office:value-type="string" calcext:value-type="string">
            <text:p>That is so cool. I'm glad you found your soulm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9" calcext:value-type="float">
            <text:p>489</text:p>
          </table:table-cell>
          <table:table-cell table:style-name="ce4" office:value-type="string" calcext:value-type="string">
            <text:p>Thank you. <text:s/>I am also greatful to have found my person :D</text:p>
          </table:table-cell>
          <table:table-cell table:style-name="ce2" office:value-type="string" calcext:value-type="string">
            <text:p><text:s/></text:p>
          </table:table-cell>
          <table:table-cell table:number-columns-repeated="1018"/>
        </table:table-row>
        <table:table-row table:style-name="ro2" table:number-rows-repeated="104683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425" meta:object-count="0"/>
    <meta:generator>LibreOfficeDev/6.0.5.2$Linux_X86_64 LibreOffice_project/</meta:generator>
  </office:meta>
</office:document-meta>
</file>